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9.57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0.382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3.19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0.864cm"/>
    </style:style>
    <style:style style:name="co11" style:family="table-column">
      <style:table-column-properties fo:break-before="auto" style:column-width="1.475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6.219cm"/>
    </style:style>
    <style:style style:name="co15" style:family="table-column">
      <style:table-column-properties fo:break-before="auto" style:column-width="5.193cm"/>
    </style:style>
    <style:style style:name="co16" style:family="table-column">
      <style:table-column-properties fo:break-before="auto" style:column-width="3.861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>
            <text:p>CDCOL,C,254</text:p>
          </table:table-cell>
          <table:table-cell office:value-type="string">
            <text:p>LIBEL,C,254</text:p>
          </table:table-cell>
          <table:table-cell office:value-type="string">
            <text:p>CDRUE,N,19,11</text:p>
          </table:table-cell>
          <table:table-cell office:value-type="string">
            <text:p>NORUE,N,19,11</text:p>
          </table:table-cell>
          <table:table-cell office:value-type="string">
            <text:p>BIS,C,254</text:p>
          </table:table-cell>
          <table:table-cell office:value-type="string">
            <text:p>FAMILLE,C,2</text:p>
          </table:table-cell>
          <table:table-cell office:value-type="string">
            <text:p>SFAMILLE,C,2</text:p>
          </table:table-cell>
          <table:table-cell office:value-type="string">
            <text:p>LIBTRI,C,64</text:p>
          </table:table-cell>
          <table:table-cell office:value-type="string">
            <text:p>COORD1_05,C,4</text:p>
          </table:table-cell>
          <table:table-cell office:value-type="string">
            <text:p>COORD2_05,C,4</text:p>
          </table:table-cell>
          <table:table-cell office:value-type="string">
            <text:p>PLAN_05,C,2</text:p>
          </table:table-cell>
          <table:table-cell office:value-type="string">
            <text:p>RUBRIQUE,C,12</text:p>
          </table:table-cell>
          <table:table-cell office:value-type="string">
            <text:p>HISCLEPATR,C,8</text:p>
          </table:table-cell>
          <table:table-cell office:value-type="string">
            <text:p>STATUT,C,4</text:p>
          </table:table-cell>
          <table:table-cell office:value-type="string">
            <text:p>CODCOMM,C,6</text:p>
          </table:table-cell>
          <table:table-cell office:value-type="string">
            <text:p>CDRUB,N,9,0</text:p>
          </table:table-cell>
          <table:table-cell office:value-type="string">
            <text:p>TMPFID,N,9,0</text:p>
          </table:table-cell>
          <table:table-cell office:value-type="string">
            <text:p>DELTA_CAT,C,50</text:p>
          </table:table-cell>
          <table:table-cell office:value-type="string">
            <text:p>DELTA_SSCA,C,50</text:p>
          </table:table-cell>
          <table:table-cell office:value-type="string">
            <text:p>Page_PR,C,2</text:p>
          </table:table-cell>
          <table:table-cell office:value-type="string">
            <text:p>Astech,C,10</text:p>
          </table:table-cell>
          <table:table-cell office:value-type="string">
            <text:p>QUARTIER,N,9,0</text:p>
          </table:table-cell>
          <table:table-cell office:value-type="string">
            <text:p>SQUARTIER,N,9,0</text:p>
          </table:table-cell>
          <table:table-cell office:value-type="string">
            <text:p>CANTON,N,9,0</text:p>
          </table:table-cell>
          <table:table-cell office:value-type="string">
            <text:p>FAMIL_DESC,C,254</text:p>
          </table:table-cell>
          <table:table-cell office:value-type="string">
            <text:p>SFAMI_DESC,C,254</text:p>
          </table:table-cell>
          <table:table-cell office:value-type="string">
            <text:p>STATU_DESC,C,254</text:p>
          </table:table-cell>
          <table:table-cell office:value-type="string">
            <text:p>DELTA_DESC,C,254</text:p>
          </table:table-cell>
          <table:table-cell office:value-type="string">
            <text:p>DELTA_DE_1,C,25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Frederic Bazille</text:p>
          </table:table-cell>
          <table:table-cell office:value-type="float" office:value="1518">
            <text:p>1518</text:p>
          </table:table-cell>
          <table:table-cell office:value-type="float" office:value="3224">
            <text:p>3224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Frederi Bazille</text:p>
          </table:table-cell>
          <table:table-cell office:value-type="string">
            <text:p>I17</text:p>
          </table:table-cell>
          <table:table-cell/>
          <table:table-cell office:value-type="string">
            <text:p>4</text:p>
          </table:table-cell>
          <table:table-cell office:value-type="string">
            <text:p>ADM.EDUC.NAT</text:p>
          </table:table-cell>
          <table:table-cell office:value-type="string">
            <text:p>700096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80">
            <text:p>480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04</text:p>
          </table:table-cell>
          <table:table-cell office:value-type="string">
            <text:p>700096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grippa d'Aubigné</text:p>
          </table:table-cell>
          <table:table-cell office:value-type="float" office:value="1833">
            <text:p>1833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grippa d'Aubigné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ECOLES</text:p>
          </table:table-cell>
          <table:table-cell office:value-type="string">
            <text:p>00028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71">
            <text:p>27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9</text:p>
          </table:table-cell>
          <table:table-cell office:value-type="string">
            <text:p>95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base-ball Veyrassy</text:p>
          </table:table-cell>
          <table:table-cell office:value-type="float" office:value="1834">
            <text:p>1834</text:p>
          </table:table-cell>
          <table:table-cell office:value-type="float" office:value="379">
            <text:p>37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base-ball Veyrassy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EQUIP.SPORT</text:p>
          </table:table-cell>
          <table:table-cell office:value-type="string">
            <text:p>0001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9</text:p>
          </table:table-cell>
          <table:table-cell office:value-type="string">
            <text:p>83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Docteur Calmette</text:p>
          </table:table-cell>
          <table:table-cell office:value-type="float" office:value="1833">
            <text:p>1833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Docteur Calmette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ECOLES</text:p>
          </table:table-cell>
          <table:table-cell office:value-type="string">
            <text:p>000279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70">
            <text:p>27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9</text:p>
          </table:table-cell>
          <table:table-cell office:value-type="string">
            <text:p>94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Veyrassy</text:p>
          </table:table-cell>
          <table:table-cell office:value-type="float" office:value="1834">
            <text:p>1834</text:p>
          </table:table-cell>
          <table:table-cell office:value-type="float" office:value="379">
            <text:p>37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Veyrassy</text:p>
          </table:table-cell>
          <table:table-cell office:value-type="string">
            <text:p>G16</text:p>
          </table:table-cell>
          <table:table-cell office:value-type="string">
            <text:p>H16</text:p>
          </table:table-cell>
          <table:table-cell office:value-type="string">
            <text:p>9</text:p>
          </table:table-cell>
          <table:table-cell office:value-type="string">
            <text:p>EQUIP.SPORT</text:p>
          </table:table-cell>
          <table:table-cell office:value-type="string">
            <text:p>0013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9</text:p>
          </table:table-cell>
          <table:table-cell office:value-type="string">
            <text:p>1394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ball americain Veyrassy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ball americain Veyrassy</text:p>
          </table:table-cell>
          <table:table-cell office:value-type="string">
            <text:p>G16</text:p>
          </table:table-cell>
          <table:table-cell office:value-type="string">
            <text:p>H16</text:p>
          </table:table-cell>
          <table:table-cell office:value-type="string">
            <text:p>9</text:p>
          </table:table-cell>
          <table:table-cell office:value-type="string">
            <text:p>EQUIP.SPORT</text:p>
          </table:table-cell>
          <table:table-cell office:value-type="string">
            <text:p>0025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35">
            <text:p>635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9</text:p>
          </table:table-cell>
          <table:table-cell office:value-type="string">
            <text:p>153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u Plan des 4 Seigneurs</text:p>
          </table:table-cell>
          <table:table-cell office:value-type="float" office:value="1277">
            <text:p>127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u Plan des 4 Seigneurs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HALLES/MCH</text:p>
          </table:table-cell>
          <table:table-cell office:value-type="string">
            <text:p>0016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92">
            <text:p>192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09</text:p>
          </table:table-cell>
          <table:table-cell office:value-type="string">
            <text:p>160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H.U Bellevue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Bellevue</text:p>
          </table:table-cell>
          <table:table-cell office:value-type="string">
            <text:p>H16</text:p>
          </table:table-cell>
          <table:table-cell office:value-type="string">
            <text:p>I16</text:p>
          </table:table-cell>
          <table:table-cell office:value-type="string">
            <text:p>9</text:p>
          </table:table-cell>
          <table:table-cell office:value-type="string">
            <text:p>ADM.SANTE AS</text:p>
          </table:table-cell>
          <table:table-cell office:value-type="string">
            <text:p>70016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9">
            <text:p>529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9</text:p>
          </table:table-cell>
          <table:table-cell office:value-type="string">
            <text:p>3907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Jean Baumel</text:p>
          </table:table-cell>
          <table:table-cell office:value-type="float" office:value="1833">
            <text:p>183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ean Baumel</text:p>
          </table:table-cell>
          <table:table-cell office:value-type="string">
            <text:p>H16</text:p>
          </table:table-cell>
          <table:table-cell/>
          <table:table-cell office:value-type="string">
            <text:p>9</text:p>
          </table:table-cell>
          <table:table-cell office:value-type="string">
            <text:p>PARCS/JARDIN</text:p>
          </table:table-cell>
          <table:table-cell office:value-type="string">
            <text:p>0020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1">
            <text:p>11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9</text:p>
          </table:table-cell>
          <table:table-cell office:value-type="string">
            <text:p>2098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entre International des Hautes Etudes Agronomiques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entre International des Hautes Etudes Agronomiques</text:p>
          </table:table-cell>
          <table:table-cell office:value-type="string">
            <text:p>I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4</text:p>
          </table:table-cell>
          <table:table-cell office:value-type="string">
            <text:p>TA9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I.R.D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.R.D</text:p>
          </table:table-cell>
          <table:table-cell office:value-type="string">
            <text:p>J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4</text:p>
          </table:table-cell>
          <table:table-cell office:value-type="string">
            <text:p>3964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Musée Agropolis</text:p>
          </table:table-cell>
          <table:table-cell office:value-type="float" office:value="2741">
            <text:p>27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Agropolis</text:p>
          </table:table-cell>
          <table:table-cell office:value-type="string">
            <text:p>J17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04</text:p>
          </table:table-cell>
          <table:table-cell office:value-type="string">
            <text:p>27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U.F.R.S.T.A.P.S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U.F.R.S.T.A.P.S</text:p>
          </table:table-cell>
          <table:table-cell office:value-type="string">
            <text:p>H16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3895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Crèche associative Ginkgo-Biloba</text:p>
          </table:table-cell>
          <table:table-cell office:value-type="float" office:value="1518">
            <text:p>1518</text:p>
          </table:table-cell>
          <table:table-cell office:value-type="float" office:value="2256">
            <text:p>225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Ginkgo-Biloba</text:p>
          </table:table-cell>
          <table:table-cell office:value-type="string">
            <text:p>I1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is de Montmaur</text:p>
          </table:table-cell>
          <table:table-cell office:value-type="float" office:value="2093">
            <text:p>20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ois de Montmaur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PARCS/JARDIN</text:p>
          </table:table-cell>
          <table:table-cell office:value-type="string">
            <text:p>0015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4">
            <text:p>4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0</text:p>
          </table:table-cell>
          <table:table-cell office:value-type="string">
            <text:p>159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ours sportifs de Montmaur</text:p>
          </table:table-cell>
          <table:table-cell office:value-type="float" office:value="2186">
            <text:p>2186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de Montmaur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EQUIP.SPORT</text:p>
          </table:table-cell>
          <table:table-cell office:value-type="string">
            <text:p>0000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40">
            <text:p>14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s de tir de Montmaur</text:p>
          </table:table-cell>
          <table:table-cell office:value-type="float" office:value="1518">
            <text:p>1518</text:p>
          </table:table-cell>
          <table:table-cell office:value-type="float" office:value="1914">
            <text:p>191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s de tir de Montmaur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EQUIP.SPORT</text:p>
          </table:table-cell>
          <table:table-cell office:value-type="string">
            <text:p>0000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9">
            <text:p>139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ire de jeux Vert-Bois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Vert-Bois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PARCS/JARDIN</text:p>
          </table:table-cell>
          <table:table-cell office:value-type="string">
            <text:p>00170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36">
            <text:p>63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0</text:p>
          </table:table-cell>
          <table:table-cell office:value-type="string">
            <text:p>1707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Lavalette</text:p>
          </table:table-cell>
          <table:table-cell office:value-type="float" office:value="2117">
            <text:p>2117</text:p>
          </table:table-cell>
          <table:table-cell office:value-type="float" office:value="319">
            <text:p>319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Lavalette</text:p>
          </table:table-cell>
          <table:table-cell office:value-type="string">
            <text:p>J16</text:p>
          </table:table-cell>
          <table:table-cell/>
          <table:table-cell office:value-type="string">
            <text:p>10</text:p>
          </table:table-cell>
          <table:table-cell office:value-type="string">
            <text:p>ADM.SANTE AS</text:p>
          </table:table-cell>
          <table:table-cell office:value-type="string">
            <text:p>700153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2">
            <text:p>52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0</text:p>
          </table:table-cell>
          <table:table-cell office:value-type="string">
            <text:p>393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N.R.S</text:p>
          </table:table-cell>
          <table:table-cell office:value-type="float" office:value="1518">
            <text:p>1518</text:p>
          </table:table-cell>
          <table:table-cell office:value-type="float" office:value="1919">
            <text:p>1919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.N.R.S</text:p>
          </table:table-cell>
          <table:table-cell office:value-type="string">
            <text:p>I15</text:p>
          </table:table-cell>
          <table:table-cell/>
          <table:table-cell office:value-type="string">
            <text:p>10</text:p>
          </table:table-cell>
          <table:table-cell office:value-type="string">
            <text:p>ADM.SANTE AS</text:p>
          </table:table-cell>
          <table:table-cell office:value-type="string">
            <text:p>70006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466">
            <text:p>466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0</text:p>
          </table:table-cell>
          <table:table-cell office:value-type="string">
            <text:p>40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cole d'Architecture L.R.</text:p>
          </table:table-cell>
          <table:table-cell office:value-type="float" office:value="983">
            <text:p>983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d'Architecture L.R.</text:p>
          </table:table-cell>
          <table:table-cell office:value-type="string">
            <text:p>H15</text:p>
          </table:table-cell>
          <table:table-cell/>
          <table:table-cell office:value-type="string">
            <text:p>9</text:p>
          </table:table-cell>
          <table:table-cell office:value-type="string">
            <text:p>ADM.EDUC.NAT</text:p>
          </table:table-cell>
          <table:table-cell office:value-type="string">
            <text:p>70012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03">
            <text:p>503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70012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ité universitaire Vert Bois</text:p>
          </table:table-cell>
          <table:table-cell office:value-type="float" office:value="759">
            <text:p>759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Vert Bois</text:p>
          </table:table-cell>
          <table:table-cell office:value-type="string">
            <text:p>J15</text:p>
          </table:table-cell>
          <table:table-cell/>
          <table:table-cell office:value-type="string">
            <text:p>10</text:p>
          </table:table-cell>
          <table:table-cell office:value-type="string">
            <text:p>ADM.EDUC.NAT</text:p>
          </table:table-cell>
          <table:table-cell office:value-type="string">
            <text:p>70019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50">
            <text:p>550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00197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I.U.T</text:p>
          </table:table-cell>
          <table:table-cell office:value-type="float" office:value="1616">
            <text:p>161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.U.T</text:p>
          </table:table-cell>
          <table:table-cell office:value-type="string">
            <text:p>G15</text:p>
          </table:table-cell>
          <table:table-cell/>
          <table:table-cell office:value-type="string">
            <text:p>9</text:p>
          </table:table-cell>
          <table:table-cell office:value-type="string">
            <text:p>ADM.EDUC.NAT</text:p>
          </table:table-cell>
          <table:table-cell office:value-type="string">
            <text:p>70013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7">
            <text:p>517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39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REUFOP L.R.</text:p>
          </table:table-cell>
          <table:table-cell office:value-type="float" office:value="1616">
            <text:p>161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REUFOP L.R.</text:p>
          </table:table-cell>
          <table:table-cell office:value-type="string">
            <text:p>G15</text:p>
          </table:table-cell>
          <table:table-cell/>
          <table:table-cell office:value-type="string">
            <text:p>9</text:p>
          </table:table-cell>
          <table:table-cell office:value-type="string">
            <text:p>ADM.EDUC.NAT</text:p>
          </table:table-cell>
          <table:table-cell office:value-type="string">
            <text:p>70012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04">
            <text:p>504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9</text:p>
          </table:table-cell>
          <table:table-cell office:value-type="string">
            <text:p>70012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entre Sportif Universitaire Motte Rouge</text:p>
          </table:table-cell>
          <table:table-cell office:value-type="float" office:value="1811">
            <text:p>1811</text:p>
          </table:table-cell>
          <table:table-cell office:value-type="float" office:value="532">
            <text:p>53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entre Sportif Universitaire Motte Rouge</text:p>
          </table:table-cell>
          <table:table-cell office:value-type="string">
            <text:p>I15</text:p>
          </table:table-cell>
          <table:table-cell/>
          <table:table-cell office:value-type="string">
            <text:p>10</text:p>
          </table:table-cell>
          <table:table-cell office:value-type="string">
            <text:p>ADM.CULT.SPT</text:p>
          </table:table-cell>
          <table:table-cell office:value-type="string">
            <text:p>70000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38">
            <text:p>438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0</text:p>
          </table:table-cell>
          <table:table-cell office:value-type="string">
            <text:p>70000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Rachel</text:p>
          </table:table-cell>
          <table:table-cell office:value-type="float" office:value="421">
            <text:p>4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achel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17</text:p>
          </table:table-cell>
          <table:table-cell office:value-type="string">
            <text:p>PARCS/JARDIN</text:p>
          </table:table-cell>
          <table:table-cell office:value-type="string">
            <text:p>00218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7">
            <text:p>11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7</text:p>
          </table:table-cell>
          <table:table-cell office:value-type="string">
            <text:p>00218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Brusses</text:p>
          </table:table-cell>
          <table:table-cell office:value-type="float" office:value="886">
            <text:p>88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Brusses</text:p>
          </table:table-cell>
          <table:table-cell office:value-type="string">
            <text:p>H14</text:p>
          </table:table-cell>
          <table:table-cell/>
          <table:table-cell office:value-type="string">
            <text:p>17</text:p>
          </table:table-cell>
          <table:table-cell office:value-type="string">
            <text:p>PARCS/JARDIN</text:p>
          </table:table-cell>
          <table:table-cell office:value-type="string">
            <text:p>00147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3">
            <text:p>3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7</text:p>
          </table:table-cell>
          <table:table-cell office:value-type="string">
            <text:p>1474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Paul Valéry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Paul Valéry</text:p>
          </table:table-cell>
          <table:table-cell office:value-type="string">
            <text:p>J14</text:p>
          </table:table-cell>
          <table:table-cell/>
          <table:table-cell office:value-type="string">
            <text:p>18</text:p>
          </table:table-cell>
          <table:table-cell office:value-type="string">
            <text:p>ADM.EDUC.NAT</text:p>
          </table:table-cell>
          <table:table-cell office:value-type="string">
            <text:p>70013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4">
            <text:p>514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18</text:p>
          </table:table-cell>
          <table:table-cell office:value-type="string">
            <text:p>700133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ité universitaire la Colombière</text:p>
          </table:table-cell>
          <table:table-cell office:value-type="float" office:value="1109">
            <text:p>1109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la Colombière</text:p>
          </table:table-cell>
          <table:table-cell office:value-type="string">
            <text:p>G14</text:p>
          </table:table-cell>
          <table:table-cell office:value-type="string">
            <text:p>H14</text:p>
          </table:table-cell>
          <table:table-cell office:value-type="string">
            <text:p>17</text:p>
          </table:table-cell>
          <table:table-cell office:value-type="string">
            <text:p>ADM.EDUC.NAT</text:p>
          </table:table-cell>
          <table:table-cell office:value-type="string">
            <text:p>70019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49">
            <text:p>549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17</text:p>
          </table:table-cell>
          <table:table-cell office:value-type="string">
            <text:p>700196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des Sciences</text:p>
          </table:table-cell>
          <table:table-cell office:value-type="float" office:value="997">
            <text:p>99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s Sciences</text:p>
          </table:table-cell>
          <table:table-cell office:value-type="string">
            <text:p>I14</text:p>
          </table:table-cell>
          <table:table-cell office:value-type="string">
            <text:p>J14</text:p>
          </table:table-cell>
          <table:table-cell office:value-type="string">
            <text:p>18</text:p>
          </table:table-cell>
          <table:table-cell office:value-type="string">
            <text:p>ADM.EDUC.NAT</text:p>
          </table:table-cell>
          <table:table-cell office:value-type="string">
            <text:p>70013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3">
            <text:p>513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18</text:p>
          </table:table-cell>
          <table:table-cell office:value-type="string">
            <text:p>392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Facultés</text:p>
          </table:table-cell>
          <table:table-cell office:value-type="float" office:value="421">
            <text:p>42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Facultés</text:p>
          </table:table-cell>
          <table:table-cell office:value-type="string">
            <text:p>H14</text:p>
          </table:table-cell>
          <table:table-cell/>
          <table:table-cell office:value-type="string">
            <text:p>17</text:p>
          </table:table-cell>
          <table:table-cell office:value-type="string">
            <text:p>ADM.COMMUNIC</text:p>
          </table:table-cell>
          <table:table-cell office:value-type="string">
            <text:p>700222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5">
            <text:p>565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17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.H.U Gui de Chauliac</text:p>
          </table:table-cell>
          <table:table-cell office:value-type="float" office:value="957">
            <text:p>95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Gui de Chauliac</text:p>
          </table:table-cell>
          <table:table-cell office:value-type="string">
            <text:p>I14</text:p>
          </table:table-cell>
          <table:table-cell/>
          <table:table-cell office:value-type="string">
            <text:p>18</text:p>
          </table:table-cell>
          <table:table-cell office:value-type="string">
            <text:p>ADM.SANTE AS</text:p>
          </table:table-cell>
          <table:table-cell office:value-type="string">
            <text:p>70016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1">
            <text:p>531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8</text:p>
          </table:table-cell>
          <table:table-cell office:value-type="string">
            <text:p>390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e Bernadett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Bernadette</text:p>
          </table:table-cell>
          <table:table-cell office:value-type="string">
            <text:p>J14</text:p>
          </table:table-cell>
          <table:table-cell/>
          <table:table-cell office:value-type="string">
            <text:p>1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4">
            <text:p>664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18</text:p>
          </table:table-cell>
          <table:table-cell office:value-type="string">
            <text:p>401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H.U Saint Eloi</text:p>
          </table:table-cell>
          <table:table-cell office:value-type="float" office:value="523">
            <text:p>52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Saint Eloi</text:p>
          </table:table-cell>
          <table:table-cell office:value-type="string">
            <text:p>I13</text:p>
          </table:table-cell>
          <table:table-cell office:value-type="string">
            <text:p>I14</text:p>
          </table:table-cell>
          <table:table-cell office:value-type="string">
            <text:p>18</text:p>
          </table:table-cell>
          <table:table-cell office:value-type="string">
            <text:p>ADM.SANTE AS</text:p>
          </table:table-cell>
          <table:table-cell office:value-type="string">
            <text:p>70016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2">
            <text:p>532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8</text:p>
          </table:table-cell>
          <table:table-cell office:value-type="string">
            <text:p>390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ité universitaire le Triolet</text:p>
          </table:table-cell>
          <table:table-cell office:value-type="float" office:value="959">
            <text:p>959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le Triolet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17</text:p>
          </table:table-cell>
          <table:table-cell office:value-type="string">
            <text:p>ADM.EDUC.NAT</text:p>
          </table:table-cell>
          <table:table-cell office:value-type="string">
            <text:p>70019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48">
            <text:p>548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17</text:p>
          </table:table-cell>
          <table:table-cell office:value-type="string">
            <text:p>70019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du Jeu de Mail</text:p>
          </table:table-cell>
          <table:table-cell office:value-type="float" office:value="957">
            <text:p>95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du Jeu de Mail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ADM.EDUC.NAT</text:p>
          </table:table-cell>
          <table:table-cell office:value-type="string">
            <text:p>700107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0">
            <text:p>490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18</text:p>
          </table:table-cell>
          <table:table-cell office:value-type="string">
            <text:p>397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Jeu de Mail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Jeu de Mail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QUIP.SPORT</text:p>
          </table:table-cell>
          <table:table-cell office:value-type="string">
            <text:p>0008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8</text:p>
          </table:table-cell>
          <table:table-cell office:value-type="string">
            <text:p>14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Charlie Chaplin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harlie Chaplin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COLES</text:p>
          </table:table-cell>
          <table:table-cell office:value-type="string">
            <text:p>00033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96">
            <text:p>296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8</text:p>
          </table:table-cell>
          <table:table-cell office:value-type="string">
            <text:p>10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Eugène Pottier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Eugène Pottier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COLES</text:p>
          </table:table-cell>
          <table:table-cell office:value-type="string">
            <text:p>00033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94">
            <text:p>294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8</text:p>
          </table:table-cell>
          <table:table-cell office:value-type="string">
            <text:p>10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 Sibélius</text:p>
          </table:table-cell>
          <table:table-cell office:value-type="float" office:value="1261">
            <text:p>126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Sibélius</text:p>
          </table:table-cell>
          <table:table-cell office:value-type="string">
            <text:p>I13</text:p>
          </table:table-cell>
          <table:table-cell/>
          <table:table-cell office:value-type="string">
            <text:p>18</text:p>
          </table:table-cell>
          <table:table-cell office:value-type="string">
            <text:p>ECOLES</text:p>
          </table:table-cell>
          <table:table-cell office:value-type="string">
            <text:p>000336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95">
            <text:p>29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8</text:p>
          </table:table-cell>
          <table:table-cell office:value-type="string">
            <text:p>10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eenhardt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enhardt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7</text:p>
          </table:table-cell>
          <table:table-cell office:value-type="string">
            <text:p>7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Usine de traitement des eaux ARAGO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Usine de traitement des eaux ARAGO</text:p>
          </table:table-cell>
          <table:table-cell office:value-type="string">
            <text:p>J15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10</text:p>
          </table:table-cell>
          <table:table-cell office:value-type="string">
            <text:p>TA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</table:table-row>
        <table:table-row table:style-name="ro1">
          <table:table-cell/>
          <table:table-cell office:value-type="string">
            <text:p>Maison de Quartier Emma Calvé</text:p>
          </table:table-cell>
          <table:table-cell office:value-type="float" office:value="1772">
            <text:p>177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Emma Calvé</text:p>
          </table:table-cell>
          <table:table-cell office:value-type="string">
            <text:p>H14</text:p>
          </table:table-cell>
          <table:table-cell table:number-columns-repeated="3"/>
          <table:table-cell office:value-type="string">
            <text:p>00266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7</text:p>
          </table:table-cell>
          <table:table-cell office:value-type="string">
            <text:p>17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ité universitaire Boutonnet</text:p>
          </table:table-cell>
          <table:table-cell office:value-type="float" office:value="1518">
            <text:p>1518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Boutonnet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9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47">
            <text:p>547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700194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R.O.U.S</text:p>
          </table:table-cell>
          <table:table-cell office:value-type="float" office:value="1547">
            <text:p>154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.R.O.U.S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02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452">
            <text:p>452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3936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Pauline Kergomard</text:p>
          </table:table-cell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uline Kergomard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57">
            <text:p>257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8</text:p>
          </table:table-cell>
          <table:table-cell office:value-type="string">
            <text:p>89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Charles Daviler</text:p>
          </table:table-cell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arles Daviler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58">
            <text:p>25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8</text:p>
          </table:table-cell>
          <table:table-cell office:value-type="string">
            <text:p>89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cole Nationale de Chimie</text:p>
          </table:table-cell>
          <table:table-cell office:value-type="float" office:value="935">
            <text:p>93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Nationale de Chimie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2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02">
            <text:p>50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700120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Jésuites-chape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Jésuites-chapelle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4">
            <text:p>654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8</text:p>
          </table:table-cell>
          <table:table-cell office:value-type="string">
            <text:p>TA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I.U.F.M</text:p>
          </table:table-cell>
          <table:table-cell office:value-type="float" office:value="1440">
            <text:p>144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.U.F.M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02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453">
            <text:p>453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389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.R.E.P.S</text:p>
          </table:table-cell>
          <table:table-cell office:value-type="float" office:value="746">
            <text:p>74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.R.E.P.S</text:p>
          </table:table-cell>
          <table:table-cell office:value-type="string">
            <text:p>J12</text:p>
          </table:table-cell>
          <table:table-cell/>
          <table:table-cell office:value-type="string">
            <text:p>28</text:p>
          </table:table-cell>
          <table:table-cell office:value-type="string">
            <text:p>ADM.CULT.SPT</text:p>
          </table:table-cell>
          <table:table-cell office:value-type="string">
            <text:p>70000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441">
            <text:p>441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700005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Saint Jean</text:p>
          </table:table-cell>
          <table:table-cell office:value-type="float" office:value="619">
            <text:p>619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Saint Jean</text:p>
          </table:table-cell>
          <table:table-cell office:value-type="string">
            <text:p>J11</text:p>
          </table:table-cell>
          <table:table-cell office:value-type="string">
            <text:p>J12</text:p>
          </table:table-cell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157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6">
            <text:p>526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3909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Alain Achille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lain Achille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4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1">
            <text:p>351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8</text:p>
          </table:table-cell>
          <table:table-cell office:value-type="string">
            <text:p>13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r d'escalade - Alain Achille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- Alain Achille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46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56">
            <text:p>156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13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Bouisson Bertrand</text:p>
          </table:table-cell>
          <table:table-cell office:value-type="float" office:value="619">
            <text:p>61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Bouisson Bertrand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28</text:p>
          </table:table-cell>
          <table:table-cell office:value-type="string">
            <text:p>ADM.COMMUNIC</text:p>
          </table:table-cell>
          <table:table-cell office:value-type="string">
            <text:p>70021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1">
            <text:p>561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tade d'athlétisme Philippides</text:p>
          </table:table-cell>
          <table:table-cell office:value-type="float" office:value="519">
            <text:p>519</text:p>
          </table:table-cell>
          <table:table-cell office:value-type="float" office:value="542">
            <text:p>54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tade d'athlétisme Philippides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75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8</text:p>
          </table:table-cell>
          <table:table-cell office:value-type="string">
            <text:p>8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basket - Philippidès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basket - Philippidès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EQUIP.SPORT</text:p>
          </table:table-cell>
          <table:table-cell office:value-type="string">
            <text:p>0004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57">
            <text:p>157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8</text:p>
          </table:table-cell>
          <table:table-cell office:value-type="string">
            <text:p>000465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Condorcet</text:p>
          </table:table-cell>
          <table:table-cell office:value-type="float" office:value="1007">
            <text:p>100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ondorcet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ECOLES</text:p>
          </table:table-cell>
          <table:table-cell office:value-type="string">
            <text:p>00030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79">
            <text:p>27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9</text:p>
          </table:table-cell>
          <table:table-cell office:value-type="string">
            <text:p>99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a Treille</text:p>
          </table:table-cell>
          <table:table-cell office:value-type="float" office:value="407">
            <text:p>40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aTreille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<text:s/>CLUB3AG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 office:value-type="string">
            <text:p>215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s Choeurs - Chapelle St Charles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s Choeurs-Chapelle St Charle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9</text:p>
          </table:table-cell>
          <table:table-cell office:value-type="string">
            <text:p>199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Théatre du Hangar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atre du Hangar</text:p>
          </table:table-cell>
          <table:table-cell office:value-type="string">
            <text:p>J11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Crèche d'entreprises L'Ostal dels Pichonets</text:p>
          </table:table-cell>
          <table:table-cell office:value-type="float" office:value="1060">
            <text:p>106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'Ostal dels Pichonets</text:p>
          </table:table-cell>
          <table:table-cell office:value-type="string">
            <text:p>J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Clémence Royer</text:p>
          </table:table-cell>
          <table:table-cell office:value-type="float" office:value="1660">
            <text:p>166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Clémence Royer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ADM.EDUC.NAT</text:p>
          </table:table-cell>
          <table:table-cell office:value-type="string">
            <text:p>700111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4">
            <text:p>494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8</text:p>
          </table:table-cell>
          <table:table-cell office:value-type="string">
            <text:p>395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Val d'Aurelle</text:p>
          </table:table-cell>
          <table:table-cell office:value-type="float" office:value="867">
            <text:p>867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Val d'Aurelle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8</text:p>
          </table:table-cell>
          <table:table-cell office:value-type="string">
            <text:p>ADM.SANTE AS</text:p>
          </table:table-cell>
          <table:table-cell office:value-type="string">
            <text:p>70015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8">
            <text:p>528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8</text:p>
          </table:table-cell>
          <table:table-cell office:value-type="string">
            <text:p>3907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N.F.P.T</text:p>
          </table:table-cell>
          <table:table-cell office:value-type="float" office:value="490">
            <text:p>490</text:p>
          </table:table-cell>
          <table:table-cell office:value-type="float" office:value="337">
            <text:p>337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.N.F.P.T</text:p>
          </table:table-cell>
          <table:table-cell office:value-type="string">
            <text:p>E16</text:p>
          </table:table-cell>
          <table:table-cell office:value-type="string">
            <text:p>F16</text:p>
          </table:table-cell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02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450">
            <text:p>450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8</text:p>
          </table:table-cell>
          <table:table-cell office:value-type="string">
            <text:p>3896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entre Propara</text:p>
          </table:table-cell>
          <table:table-cell office:value-type="float" office:value="650">
            <text:p>650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entre Propara</text:p>
          </table:table-cell>
          <table:table-cell office:value-type="string">
            <text:p>D16</text:p>
          </table:table-cell>
          <table:table-cell/>
          <table:table-cell office:value-type="string">
            <text:p>7</text:p>
          </table:table-cell>
          <table:table-cell office:value-type="string">
            <text:p>ADM.SANTE AS</text:p>
          </table:table-cell>
          <table:table-cell office:value-type="string">
            <text:p>70015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0">
            <text:p>520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7</text:p>
          </table:table-cell>
          <table:table-cell office:value-type="string">
            <text:p>3983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cole de Notariat</text:p>
          </table:table-cell>
          <table:table-cell office:value-type="float" office:value="490">
            <text:p>490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de Notariat</text:p>
          </table:table-cell>
          <table:table-cell office:value-type="string">
            <text:p>E16</text:p>
          </table:table-cell>
          <table:table-cell/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11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01">
            <text:p>501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8</text:p>
          </table:table-cell>
          <table:table-cell office:value-type="string">
            <text:p>3976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A.I.D.E.R</text:p>
          </table:table-cell>
          <table:table-cell office:value-type="float" office:value="865">
            <text:p>865</text:p>
          </table:table-cell>
          <table:table-cell office:value-type="float" office:value="746">
            <text:p>746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A.I.D.E.R</text:p>
          </table:table-cell>
          <table:table-cell office:value-type="string">
            <text:p>E16</text:p>
          </table:table-cell>
          <table:table-cell/>
          <table:table-cell office:value-type="string">
            <text:p>8</text:p>
          </table:table-cell>
          <table:table-cell office:value-type="string">
            <text:p>ADM.SANTE AS</text:p>
          </table:table-cell>
          <table:table-cell office:value-type="string">
            <text:p>70015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19">
            <text:p>519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8</text:p>
          </table:table-cell>
          <table:table-cell office:value-type="string">
            <text:p>4066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Réeduc. Fonct. Fontfroide</text:p>
          </table:table-cell>
          <table:table-cell office:value-type="float" office:value="1960">
            <text:p>1960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Réeduc. Fonct. Fontfroide</text:p>
          </table:table-cell>
          <table:table-cell office:value-type="string">
            <text:p>D16</text:p>
          </table:table-cell>
          <table:table-cell/>
          <table:table-cell office:value-type="string">
            <text:p>7</text:p>
          </table:table-cell>
          <table:table-cell office:value-type="string">
            <text:p>ADM.SANTE AS</text:p>
          </table:table-cell>
          <table:table-cell office:value-type="string">
            <text:p>700152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1">
            <text:p>521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7</text:p>
          </table:table-cell>
          <table:table-cell office:value-type="string">
            <text:p>3907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I.N.E.S</text:p>
          </table:table-cell>
          <table:table-cell office:value-type="float" office:value="1960">
            <text:p>1960</text:p>
          </table:table-cell>
          <table:table-cell office:value-type="float" office:value="950">
            <text:p>950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.I.N.E.S</text:p>
          </table:table-cell>
          <table:table-cell office:value-type="string">
            <text:p>F15</text:p>
          </table:table-cell>
          <table:table-cell/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12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06">
            <text:p>506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8</text:p>
          </table:table-cell>
          <table:table-cell office:value-type="string">
            <text:p>4025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I.N.S.E.R.M</text:p>
          </table:table-cell>
          <table:table-cell office:value-type="float" office:value="1568">
            <text:p>1568</text:p>
          </table:table-cell>
          <table:table-cell office:value-type="float" office:value="395">
            <text:p>39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I.N.S.E.R.M</text:p>
          </table:table-cell>
          <table:table-cell office:value-type="string">
            <text:p>F15</text:p>
          </table:table-cell>
          <table:table-cell/>
          <table:table-cell office:value-type="string">
            <text:p>8</text:p>
          </table:table-cell>
          <table:table-cell office:value-type="string">
            <text:p>ADM.SANTE AS</text:p>
          </table:table-cell>
          <table:table-cell office:value-type="string">
            <text:p>70006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468">
            <text:p>468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8</text:p>
          </table:table-cell>
          <table:table-cell office:value-type="string">
            <text:p>7000670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N.A.M</text:p>
          </table:table-cell>
          <table:table-cell office:value-type="float" office:value="867">
            <text:p>867</text:p>
          </table:table-cell>
          <table:table-cell office:value-type="float" office:value="989">
            <text:p>989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30-C.N.A.M</text:p>
          </table:table-cell>
          <table:table-cell office:value-type="string">
            <text:p>F15</text:p>
          </table:table-cell>
          <table:table-cell/>
          <table:table-cell office:value-type="string">
            <text:p>8</text:p>
          </table:table-cell>
          <table:table-cell office:value-type="string">
            <text:p>ADM.EDUC.NAT</text:p>
          </table:table-cell>
          <table:table-cell office:value-type="string">
            <text:p>70012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07">
            <text:p>507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8</text:p>
          </table:table-cell>
          <table:table-cell office:value-type="string">
            <text:p>7001250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argueritte Yourcena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gueritte Yourcenar</text:p>
          </table:table-cell>
          <table:table-cell office:value-type="string">
            <text:p>D14</text:p>
          </table:table-cell>
          <table:table-cell/>
          <table:table-cell office:value-type="string">
            <text:p>15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681">
            <text:p>68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5</text:p>
          </table:table-cell>
          <table:table-cell office:value-type="string">
            <text:p>162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u Château d'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Château d'O</text:p>
          </table:table-cell>
          <table:table-cell office:value-type="string">
            <text:p>E14</text:p>
          </table:table-cell>
          <table:table-cell office:value-type="string">
            <text:p>F14</text:p>
          </table:table-cell>
          <table:table-cell office:value-type="string">
            <text:p>16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37">
            <text:p>63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 office:value-type="string">
            <text:p>3914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hâteau d'O</text:p>
          </table:table-cell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âteau d'O</text:p>
          </table:table-cell>
          <table:table-cell office:value-type="string">
            <text:p>E14</text:p>
          </table:table-cell>
          <table:table-cell office:value-type="string">
            <text:p>F14</text:p>
          </table:table-cell>
          <table:table-cell office:value-type="string">
            <text:p>16</text:p>
          </table:table-cell>
          <table:table-cell office:value-type="string">
            <text:p>DIVERS</text:p>
          </table:table-cell>
          <table:table-cell office:value-type="string">
            <text:p>70019000</text:p>
          </table:table-cell>
          <table:table-cell/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545">
            <text:p>545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6</text:p>
          </table:table-cell>
          <table:table-cell office:value-type="string">
            <text:p>7001900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H.U Arnaud de Villeneuve</text:p>
          </table:table-cell>
          <table:table-cell office:value-type="float" office:value="915">
            <text:p>915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Arnaud de Villeneuve</text:p>
          </table:table-cell>
          <table:table-cell office:value-type="string">
            <text:p>G14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6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0">
            <text:p>530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3907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entre administratif A. Bénech</text:p>
          </table:table-cell>
          <table:table-cell office:value-type="float" office:value="915">
            <text:p>915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entre administratif A. Bénech</text:p>
          </table:table-cell>
          <table:table-cell office:value-type="string">
            <text:p>H14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9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46">
            <text:p>546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7001920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H.U Lapeyronie</text:p>
          </table:table-cell>
          <table:table-cell office:value-type="float" office:value="915">
            <text:p>915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Lapeyronie</text:p>
          </table:table-cell>
          <table:table-cell office:value-type="string">
            <text:p>G14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6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4">
            <text:p>534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3908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H.U la Colombière</text:p>
          </table:table-cell>
          <table:table-cell office:value-type="float" office:value="746">
            <text:p>746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90-10-C.H.U la Colombière</text:p>
          </table:table-cell>
          <table:table-cell office:value-type="string">
            <text:p>H13</text:p>
          </table:table-cell>
          <table:table-cell/>
          <table:table-cell office:value-type="string">
            <text:p>17</text:p>
          </table:table-cell>
          <table:table-cell office:value-type="string">
            <text:p>ADM.SANTE AS</text:p>
          </table:table-cell>
          <table:table-cell office:value-type="string">
            <text:p>70016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3">
            <text:p>533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17</text:p>
          </table:table-cell>
          <table:table-cell office:value-type="string">
            <text:p>3907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coles du C.H.U</text:p>
          </table:table-cell>
          <table:table-cell office:value-type="float" office:value="957">
            <text:p>95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0</text:p>
          </table:table-cell>
          <table:table-cell office:value-type="string">
            <text:p>15</text:p>
          </table:table-cell>
          <table:table-cell office:value-type="string">
            <text:p>90-15-Ecoles du C.H.U</text:p>
          </table:table-cell>
          <table:table-cell office:value-type="string">
            <text:p>H12</text:p>
          </table:table-cell>
          <table:table-cell/>
          <table:table-cell office:value-type="string">
            <text:p>27</text:p>
          </table:table-cell>
          <table:table-cell office:value-type="string">
            <text:p>ADM.SANTE AS</text:p>
          </table:table-cell>
          <table:table-cell office:value-type="string">
            <text:p>70014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18">
            <text:p>518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7</text:p>
          </table:table-cell>
          <table:table-cell office:value-type="string">
            <text:p>7001490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15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ité universitaire Voie Domitienne</text:p>
          </table:table-cell>
          <table:table-cell office:value-type="float" office:value="910">
            <text:p>910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27-20-Cité universitaire Voie Domitienne</text:p>
          </table:table-cell>
          <table:table-cell office:value-type="string">
            <text:p>H12</text:p>
          </table:table-cell>
          <table:table-cell office:value-type="string">
            <text:p>I12</text:p>
          </table:table-cell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9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51">
            <text:p>551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7</text:p>
          </table:table-cell>
          <table:table-cell office:value-type="string">
            <text:p>7001980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Saint Priest</text:p>
          </table:table-cell>
          <table:table-cell office:value-type="float" office:value="3256">
            <text:p>32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Saint Priest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8</text:p>
          </table:table-cell>
          <table:table-cell office:value-type="string">
            <text:p>165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éonard de Vinci</text:p>
          </table:table-cell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éonard de Vinci</text:p>
          </table:table-cell>
          <table:table-cell office:value-type="string">
            <text:p>F14</text:p>
          </table:table-cell>
          <table:table-cell office:value-type="string">
            <text:p>G14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6</text:p>
          </table:table-cell>
          <table:table-cell office:value-type="string">
            <text:p>143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Institut de Pharmacologie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Institut de Pharmacologie</text:p>
          </table:table-cell>
          <table:table-cell office:value-type="string">
            <text:p>G15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9</text:p>
          </table:table-cell>
          <table:table-cell office:value-type="string">
            <text:p>TA9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Centre T.A.M Les Hirondelles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T.A.M Les Hirondelles</text:p>
          </table:table-cell>
          <table:table-cell office:value-type="string">
            <text:p>D15</text:p>
          </table:table-cell>
          <table:table-cell table:number-columns-repeated="2"/>
          <table:table-cell office:value-type="string">
            <text:p>ADM.EQUIP.T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07</text:p>
          </table:table-cell>
          <table:table-cell office:value-type="string">
            <text:p>TA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Crèche la Petite Sirène</text:p>
          </table:table-cell>
          <table:table-cell office:value-type="float" office:value="3260">
            <text:p>32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a Petite Sirène</text:p>
          </table:table-cell>
          <table:table-cell office:value-type="string">
            <text:p>D15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07</text:p>
          </table:table-cell>
          <table:table-cell office:value-type="string">
            <text:p>173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Bassin de rétention Colombière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assin de rétention Colombière</text:p>
          </table:table-cell>
          <table:table-cell office:value-type="string">
            <text:p>H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7</text:p>
          </table:table-cell>
          <table:table-cell office:value-type="string">
            <text:p>TA4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Boulodrome Malbosc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Plateaux sportifs Malbosc</text:p>
          </table:table-cell>
          <table:table-cell office:value-type="float" office:value="3266">
            <text:p>32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Aqueduc de la Lyre</text:p>
          </table:table-cell>
          <table:table-cell office:value-type="float" office:value="3339">
            <text:p>33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de la Lyre</text:p>
          </table:table-cell>
          <table:table-cell office:value-type="string">
            <text:p>F1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Aqueduc St Clement III</text:p>
          </table:table-cell>
          <table:table-cell office:value-type="float" office:value="3258">
            <text:p>32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St Clement III</text:p>
          </table:table-cell>
          <table:table-cell office:value-type="string">
            <text:p>F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Boisement du Château d'Ô</text:p>
          </table:table-cell>
          <table:table-cell office:value-type="float" office:value="3355">
            <text:p>3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oisement du Château d'Ô</text:p>
          </table:table-cell>
          <table:table-cell office:value-type="string">
            <text:p>E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arc Saint Fiacre</text:p>
          </table:table-cell>
          <table:table-cell office:value-type="float" office:value="3265">
            <text:p>32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Saint Fiacre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Ruisseau le Font d'Aurelle</text:p>
          </table:table-cell>
          <table:table-cell office:value-type="float" office:value="2553">
            <text:p>25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Ruisseau le Font d'Aurelle</text:p>
          </table:table-cell>
          <table:table-cell office:value-type="string">
            <text:p>F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quare Angelo Bramante</text:p>
          </table:table-cell>
          <table:table-cell office:value-type="float" office:value="3328">
            <text:p>33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ngelo Bramante</text:p>
          </table:table-cell>
          <table:table-cell office:value-type="string">
            <text:p>E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quare Billie Holiday</text:p>
          </table:table-cell>
          <table:table-cell office:value-type="float" office:value="3256">
            <text:p>32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illie Holiday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cole élémentaire François Mitterand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François Mitterand</text:p>
          </table:table-cell>
          <table:table-cell office:value-type="string">
            <text:p>D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Ecole maternelle François Mitterrand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François Mitterrand</text:p>
          </table:table-cell>
          <table:table-cell office:value-type="string">
            <text:p>D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Crèche associative Une Souris Verte</text:p>
          </table:table-cell>
          <table:table-cell office:value-type="float" office:value="587">
            <text:p>587</text:p>
          </table:table-cell>
          <table:table-cell office:value-type="float" office:value="625">
            <text:p>62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Une Souris Verte</text:p>
          </table:table-cell>
          <table:table-cell office:value-type="string">
            <text:p>F14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d'entreprises Les petits Chaperons Rouges I</text:p>
          </table:table-cell>
          <table:table-cell office:value-type="float" office:value="1431">
            <text:p>1431</text:p>
          </table:table-cell>
          <table:table-cell office:value-type="float" office:value="1722">
            <text:p>1722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</text:p>
          </table:table-cell>
          <table:table-cell office:value-type="string">
            <text:p>D15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 Rosa Lee Parks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 Rosa Lee Parks</text:p>
          </table:table-cell>
          <table:table-cell office:value-type="string">
            <text:p>E14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6</text:p>
          </table:table-cell>
          <table:table-cell office:value-type="string">
            <text:p>3964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Mas de Neuville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Mas de Neuville</text:p>
          </table:table-cell>
          <table:table-cell office:value-type="string">
            <text:p>F13</text:p>
          </table:table-cell>
          <table:table-cell/>
          <table:table-cell office:value-type="string">
            <text:p>16</text:p>
          </table:table-cell>
          <table:table-cell office:value-type="string">
            <text:p>PARCS/JARDIN</text:p>
          </table:table-cell>
          <table:table-cell office:value-type="string">
            <text:p>0026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22">
            <text:p>62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 office:value-type="string">
            <text:p>261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Las Rébès</text:p>
          </table:table-cell>
          <table:table-cell office:value-type="float" office:value="1645">
            <text:p>164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as Rébès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PARCS/JARDIN</text:p>
          </table:table-cell>
          <table:table-cell office:value-type="string">
            <text:p>0022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0">
            <text:p>12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2214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e Croi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Croix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5">
            <text:p>665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7</text:p>
          </table:table-cell>
          <table:table-cell office:value-type="string">
            <text:p>139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Mas de Neuville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Mas de Neuville</text:p>
          </table:table-cell>
          <table:table-cell office:value-type="string">
            <text:p>F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6</text:p>
          </table:table-cell>
          <table:table-cell office:value-type="string">
            <text:p>158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ini Football Mas de Neuville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Mas de Neuville</text:p>
          </table:table-cell>
          <table:table-cell office:value-type="string">
            <text:p>F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6</text:p>
          </table:table-cell>
          <table:table-cell office:value-type="string">
            <text:p>15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/>
          <table:table-cell office:value-type="string">
            <text:p>Square des Terres Blanches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Terres Blanches</text:p>
          </table:table-cell>
          <table:table-cell office:value-type="string">
            <text:p>F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 office:value-type="string">
            <text:p>TA8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Aire de jeux des Papyrus</text:p>
          </table:table-cell>
          <table:table-cell office:value-type="float" office:value="1645">
            <text:p>1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des Papyrus</text:p>
          </table:table-cell>
          <table:table-cell office:value-type="string">
            <text:p>G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TA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de Pharmacie</text:p>
          </table:table-cell>
          <table:table-cell office:value-type="float" office:value="746">
            <text:p>74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 Pharmacie</text:p>
          </table:table-cell>
          <table:table-cell office:value-type="string">
            <text:p>I12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3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6">
            <text:p>516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8</text:p>
          </table:table-cell>
          <table:table-cell office:value-type="string">
            <text:p>3917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Rech</text:p>
          </table:table-cell>
          <table:table-cell office:value-type="float" office:value="746">
            <text:p>74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Rech</text:p>
          </table:table-cell>
          <table:table-cell office:value-type="string">
            <text:p>I12</text:p>
          </table:table-cell>
          <table:table-cell/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15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5">
            <text:p>525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3908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Europa d'Assas</text:p>
          </table:table-cell>
          <table:table-cell office:value-type="float" office:value="2705">
            <text:p>2705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Europa d'Assas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CRECH/HGARD</text:p>
          </table:table-cell>
          <table:table-cell office:value-type="string">
            <text:p>0004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595">
            <text:p>595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8</text:p>
          </table:table-cell>
          <table:table-cell office:value-type="string">
            <text:p>134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irection Régionale de la Jeunesse et des Sports</text:p>
          </table:table-cell>
          <table:table-cell office:value-type="float" office:value="1699">
            <text:p>1699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e la Jeunesse et des Sports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ADM.CULT.SPT</text:p>
          </table:table-cell>
          <table:table-cell office:value-type="string">
            <text:p>70000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40">
            <text:p>440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28</text:p>
          </table:table-cell>
          <table:table-cell office:value-type="string">
            <text:p>3904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Magnol</text:p>
          </table:table-cell>
          <table:table-cell office:value-type="float" office:value="1355">
            <text:p>1355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Magnol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PARCS/JARDIN</text:p>
          </table:table-cell>
          <table:table-cell office:value-type="string">
            <text:p>0016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5">
            <text:p>6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 office:value-type="string">
            <text:p>205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ozart</text:p>
          </table:table-cell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ozart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62">
            <text:p>262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8</text:p>
          </table:table-cell>
          <table:table-cell office:value-type="string">
            <text:p>90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Berthe Morisot</text:p>
          </table:table-cell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Berthe Morisot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ECOLES</text:p>
          </table:table-cell>
          <table:table-cell office:value-type="string">
            <text:p>00026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61">
            <text:p>261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8</text:p>
          </table:table-cell>
          <table:table-cell office:value-type="string">
            <text:p>89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Camille Claudel</text:p>
          </table:table-cell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Camille Claudel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ADM.EDUC.NAT</text:p>
          </table:table-cell>
          <table:table-cell office:value-type="string">
            <text:p>700113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6">
            <text:p>496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8</text:p>
          </table:table-cell>
          <table:table-cell office:value-type="string">
            <text:p>3975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Saint Roch</text:p>
          </table:table-cell>
          <table:table-cell office:value-type="float" office:value="1013">
            <text:p>1013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Saint Roch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15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7">
            <text:p>527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390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e Thérès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Thérèse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8">
            <text:p>668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8</text:p>
          </table:table-cell>
          <table:table-cell office:value-type="string">
            <text:p>4010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/>
          <table:table-cell office:value-type="string">
            <text:p>Crèche d'entreprises Les Jardins de Flore</text:p>
          </table:table-cell>
          <table:table-cell office:value-type="float" office:value="1013">
            <text:p>101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Jardins de Flore</text:p>
          </table:table-cell>
          <table:table-cell office:value-type="string">
            <text:p>J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.D.A.S.S</text:p>
          </table:table-cell>
          <table:table-cell office:value-type="float" office:value="511">
            <text:p>511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D.D.A.S.S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27</text:p>
          </table:table-cell>
          <table:table-cell office:value-type="string">
            <text:p>ADM.SANTE AS</text:p>
          </table:table-cell>
          <table:table-cell office:value-type="string">
            <text:p>70006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467">
            <text:p>467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7</text:p>
          </table:table-cell>
          <table:table-cell office:value-type="string">
            <text:p>7000650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.N.S.A.M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.N.S.A.M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2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08">
            <text:p>508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7</text:p>
          </table:table-cell>
          <table:table-cell office:value-type="string">
            <text:p>3904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I.N.R.A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I.N.R.A</text:p>
          </table:table-cell>
          <table:table-cell office:value-type="string">
            <text:p>H11</text:p>
          </table:table-cell>
          <table:table-cell/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2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09">
            <text:p>509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27</text:p>
          </table:table-cell>
          <table:table-cell office:value-type="string">
            <text:p>7001270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iste d'Athlétisme Alain Delylle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d'Athlétisme Alain Dellyle</text:p>
          </table:table-cell>
          <table:table-cell office:value-type="string">
            <text:p>H11</text:p>
          </table:table-cell>
          <table:table-cell office:value-type="string">
            <text:p>I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7</text:p>
          </table:table-cell>
          <table:table-cell office:value-type="string">
            <text:p>153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avenue de la Gaillarde</text:p>
          </table:table-cell>
          <table:table-cell office:value-type="float" office:value="1105">
            <text:p>110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avenue de la Gaillarde</text:p>
          </table:table-cell>
          <table:table-cell office:value-type="string">
            <text:p>I11</text:p>
          </table:table-cell>
          <table:table-cell/>
          <table:table-cell office:value-type="string">
            <text:p>28</text:p>
          </table:table-cell>
          <table:table-cell office:value-type="string">
            <text:p>PARCS/JARDIN</text:p>
          </table:table-cell>
          <table:table-cell office:value-type="string">
            <text:p>0020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7">
            <text:p>10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 office:value-type="string">
            <text:p>20800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Arceaux</text:p>
          </table:table-cell>
          <table:table-cell office:value-type="float" office:value="1951">
            <text:p>1951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Arceaux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ADM.COMMUNIC</text:p>
          </table:table-cell>
          <table:table-cell office:value-type="string">
            <text:p>70025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80">
            <text:p>580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Terrasse des arceaux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Terrasse des arceaux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TA9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Institut de Biologie</text:p>
          </table:table-cell>
          <table:table-cell office:value-type="float" office:value="519">
            <text:p>519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Institut de Biologie</text:p>
          </table:table-cell>
          <table:table-cell office:value-type="string">
            <text:p>J11</text:p>
          </table:table-cell>
          <table:table-cell/>
          <table:table-cell office:value-type="string">
            <text:p>28</text:p>
          </table:table-cell>
          <table:table-cell office:value-type="string">
            <text:p>ADM.SANTE AS</text:p>
          </table:table-cell>
          <table:table-cell office:value-type="string">
            <text:p>70004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206">
            <text:p>206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28</text:p>
          </table:table-cell>
          <table:table-cell office:value-type="string">
            <text:p>4011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ardin des Plantes</text:p>
          </table:table-cell>
          <table:table-cell office:value-type="float" office:value="1222">
            <text:p>122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s Plantes</text:p>
          </table:table-cell>
          <table:table-cell office:value-type="string">
            <text:p>J10</text:p>
          </table:table-cell>
          <table:table-cell office:value-type="string">
            <text:p>J11</text:p>
          </table:table-cell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87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1">
            <text:p>9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879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our des Pins</text:p>
          </table:table-cell>
          <table:table-cell office:value-type="float" office:value="1222">
            <text:p>122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our des Pin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82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98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 la Tour des Pins</text:p>
          </table:table-cell>
          <table:table-cell office:value-type="float" office:value="1222">
            <text:p>1222</text:p>
          </table:table-cell>
          <table:table-cell office:value-type="float" office:value="1617">
            <text:p>1617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a Tour des Pin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3">
            <text:p>5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617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de Médecine</text:p>
          </table:table-cell>
          <table:table-cell office:value-type="float" office:value="932">
            <text:p>9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 Médeci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13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2">
            <text:p>51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39</text:p>
          </table:table-cell>
          <table:table-cell office:value-type="string">
            <text:p>3917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athédrale Saint Pierre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athédrale Saint Pierr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DIVERS</text:p>
          </table:table-cell>
          <table:table-cell office:value-type="string">
            <text:p>70008800</text:p>
          </table:table-cell>
          <table:table-cell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474">
            <text:p>474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3990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iscine Pitot</text:p>
          </table:table-cell>
          <table:table-cell office:value-type="float" office:value="1754">
            <text:p>1754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Pitot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QUIP.SPORT</text:p>
          </table:table-cell>
          <table:table-cell office:value-type="string">
            <text:p>70103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6">
            <text:p>226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38</text:p>
          </table:table-cell>
          <table:table-cell office:value-type="string">
            <text:p>146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Pitot</text:p>
          </table:table-cell>
          <table:table-cell office:value-type="float" office:value="1754">
            <text:p>1754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Pitot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VIE QUOT.SCE</text:p>
          </table:table-cell>
          <table:table-cell office:value-type="string">
            <text:p>00091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83">
            <text:p>183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8</text:p>
          </table:table-cell>
          <table:table-cell office:value-type="string">
            <text:p>176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alais de Justice</text:p>
          </table:table-cell>
          <table:table-cell office:value-type="float" office:value="1043">
            <text:p>1043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92</text:p>
          </table:table-cell>
          <table:table-cell office:value-type="string">
            <text:p>10</text:p>
          </table:table-cell>
          <table:table-cell office:value-type="string">
            <text:p>92-10-Palais de Justic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JUSTICE</text:p>
          </table:table-cell>
          <table:table-cell office:value-type="string">
            <text:p>70005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60">
            <text:p>460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3910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2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romenade du Peyrou</text:p>
          </table:table-cell>
          <table:table-cell office:value-type="float" office:value="1721">
            <text:p>17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romenade du Peyrou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21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3">
            <text:p>11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2100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Arc de triomphe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Arc de triomphe</text:p>
          </table:table-cell>
          <table:table-cell office:value-type="string">
            <text:p>J10</text:p>
          </table:table-cell>
          <table:table-cell office:value-type="string">
            <text:p>K10</text:p>
          </table:table-cell>
          <table:table-cell office:value-type="string">
            <text:p>38</text:p>
          </table:table-cell>
          <table:table-cell office:value-type="string">
            <text:p>DIVERS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640">
            <text:p>64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45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Arc de Triomphe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Arc de Triomph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5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73">
            <text:p>173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635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Auguste Comte</text:p>
          </table:table-cell>
          <table:table-cell office:value-type="float" office:value="962">
            <text:p>96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uguste Comte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26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63">
            <text:p>26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90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ité Judiciaire</text:p>
          </table:table-cell>
          <table:table-cell office:value-type="float" office:value="962">
            <text:p>96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Cité Judiciaire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ADM.JUSTICE</text:p>
          </table:table-cell>
          <table:table-cell office:value-type="string">
            <text:p>70005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59">
            <text:p>459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8</text:p>
          </table:table-cell>
          <table:table-cell office:value-type="string">
            <text:p>3931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e Eulali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Eulalie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6">
            <text:p>666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8</text:p>
          </table:table-cell>
          <table:table-cell office:value-type="string">
            <text:p>23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Peyrou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Peyrou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8</text:p>
          </table:table-cell>
          <table:table-cell office:value-type="string">
            <text:p>146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Place Mirouze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Mirouze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TA7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alle Guillaume de Nogaret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Guillaume de Nogaret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149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Jardin de la Reine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a Reine</text:p>
          </table:table-cell>
          <table:table-cell office:value-type="string">
            <text:p>J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ase de Pleine Nature Lavalette</text:p>
          </table:table-cell>
          <table:table-cell office:value-type="float" office:value="2384">
            <text:p>2384</text:p>
          </table:table-cell>
          <table:table-cell office:value-type="float" office:value="1037">
            <text:p>103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e canoë kayak Lavalette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5</text:p>
          </table:table-cell>
          <table:table-cell office:value-type="string">
            <text:p>EQUIP.SPORT</text:p>
          </table:table-cell>
          <table:table-cell office:value-type="string">
            <text:p>7000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44">
            <text:p>444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5</text:p>
          </table:table-cell>
          <table:table-cell office:value-type="string">
            <text:p>74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.N.G.R.E.F</text:p>
          </table:table-cell>
          <table:table-cell office:value-type="float" office:value="2384">
            <text:p>2384</text:p>
          </table:table-cell>
          <table:table-cell office:value-type="float" office:value="648">
            <text:p>648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E.N.G.R.E.F</text:p>
          </table:table-cell>
          <table:table-cell office:value-type="string">
            <text:p>K17</text:p>
          </table:table-cell>
          <table:table-cell/>
          <table:table-cell office:value-type="string">
            <text:p>5</text:p>
          </table:table-cell>
          <table:table-cell office:value-type="string">
            <text:p>ADM.EDUC.NAT</text:p>
          </table:table-cell>
          <table:table-cell office:value-type="string">
            <text:p>70012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505">
            <text:p>505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05</text:p>
          </table:table-cell>
          <table:table-cell office:value-type="string">
            <text:p>7001230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Agropolis</text:p>
          </table:table-cell>
          <table:table-cell office:value-type="float" office:value="2384">
            <text:p>238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gropolis</text:p>
          </table:table-cell>
          <table:table-cell office:value-type="string">
            <text:p>J17</text:p>
          </table:table-cell>
          <table:table-cell/>
          <table:table-cell office:value-type="string">
            <text:p>4</text:p>
          </table:table-cell>
          <table:table-cell office:value-type="string">
            <text:p>CRECH/HGARD</text:p>
          </table:table-cell>
          <table:table-cell office:value-type="string">
            <text:p>0002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1">
            <text:p>241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04</text:p>
          </table:table-cell>
          <table:table-cell office:value-type="string">
            <text:p>83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Zoologique Henry de Lunaret</text:p>
          </table:table-cell>
          <table:table-cell office:value-type="float" office:value="2741">
            <text:p>274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Zoologique Henry de Lunaret</text:p>
          </table:table-cell>
          <table:table-cell office:value-type="string">
            <text:p>K16</text:p>
          </table:table-cell>
          <table:table-cell office:value-type="string">
            <text:p>L17</text:p>
          </table:table-cell>
          <table:table-cell office:value-type="string">
            <text:p>11</text:p>
          </table:table-cell>
          <table:table-cell office:value-type="string">
            <text:p>PARCS/JARDIN</text:p>
          </table:table-cell>
          <table:table-cell office:value-type="string">
            <text:p>00236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5">
            <text:p>12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1</text:p>
          </table:table-cell>
          <table:table-cell office:value-type="string">
            <text:p>47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erre Amazonien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erre Amazonienne</text:p>
          </table:table-cell>
          <table:table-cell office:value-type="string">
            <text:p>K16</text:p>
          </table:table-cell>
          <table:table-cell/>
          <table:table-cell office:value-type="string">
            <text:p>11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84">
            <text:p>68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1</text:p>
          </table:table-cell>
          <table:table-cell office:value-type="string">
            <text:p>TA8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lais des Sports René Bougnol</text:p>
          </table:table-cell>
          <table:table-cell office:value-type="float" office:value="2093">
            <text:p>2093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lais des Sports René Bougnol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QUIP.SPORT</text:p>
          </table:table-cell>
          <table:table-cell office:value-type="string">
            <text:p>70061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583">
            <text:p>58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11</text:p>
          </table:table-cell>
          <table:table-cell office:value-type="string">
            <text:p>138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Jeannot Vega</text:p>
          </table:table-cell>
          <table:table-cell office:value-type="float" office:value="2093">
            <text:p>2093</text:p>
          </table:table-cell>
          <table:table-cell office:value-type="float" office:value="870">
            <text:p>87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Jeannot Vega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QUIP.SPORT</text:p>
          </table:table-cell>
          <table:table-cell office:value-type="string">
            <text:p>0007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1</text:p>
          </table:table-cell>
          <table:table-cell office:value-type="string">
            <text:p>143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Térésa</text:p>
          </table:table-cell>
          <table:table-cell office:value-type="float" office:value="2342">
            <text:p>234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Térésa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COLES</text:p>
          </table:table-cell>
          <table:table-cell office:value-type="string">
            <text:p>00042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47">
            <text:p>347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1</text:p>
          </table:table-cell>
          <table:table-cell office:value-type="string">
            <text:p>130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ules Ferry</text:p>
          </table:table-cell>
          <table:table-cell office:value-type="float" office:value="2342">
            <text:p>234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es Ferry</text:p>
          </table:table-cell>
          <table:table-cell office:value-type="string">
            <text:p>K15</text:p>
          </table:table-cell>
          <table:table-cell/>
          <table:table-cell office:value-type="string">
            <text:p>11</text:p>
          </table:table-cell>
          <table:table-cell office:value-type="string">
            <text:p>ECOLES</text:p>
          </table:table-cell>
          <table:table-cell office:value-type="string">
            <text:p>00042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6">
            <text:p>346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1</text:p>
          </table:table-cell>
          <table:table-cell office:value-type="string">
            <text:p>129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Domaine de Méric</text:p>
          </table:table-cell>
          <table:table-cell office:value-type="float" office:value="1029">
            <text:p>1029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de Méric</text:p>
          </table:table-cell>
          <table:table-cell office:value-type="string">
            <text:p>M14</text:p>
          </table:table-cell>
          <table:table-cell/>
          <table:table-cell office:value-type="string">
            <text:p>20</text:p>
          </table:table-cell>
          <table:table-cell office:value-type="string">
            <text:p>PARCS/JARDIN</text:p>
          </table:table-cell>
          <table:table-cell office:value-type="string">
            <text:p>0009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06">
            <text:p>40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0</text:p>
          </table:table-cell>
          <table:table-cell office:value-type="string">
            <text:p>168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e l'Aiguelongue</text:p>
          </table:table-cell>
          <table:table-cell office:value-type="float" office:value="1429">
            <text:p>142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'Aiguelongue</text:p>
          </table:table-cell>
          <table:table-cell office:value-type="string">
            <text:p>K14</text:p>
          </table:table-cell>
          <table:table-cell/>
          <table:table-cell office:value-type="string">
            <text:p>19</text:p>
          </table:table-cell>
          <table:table-cell office:value-type="string">
            <text:p>PARCS/JARDIN</text:p>
          </table:table-cell>
          <table:table-cell office:value-type="string">
            <text:p>0020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8">
            <text:p>10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20830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des Cétoines</text:p>
          </table:table-cell>
          <table:table-cell office:value-type="float" office:value="721">
            <text:p>7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Cétoines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PARCS/JARDIN</text:p>
          </table:table-cell>
          <table:table-cell office:value-type="string">
            <text:p>0024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7">
            <text:p>12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24940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Hôpitaux-Facultés</text:p>
          </table:table-cell>
          <table:table-cell office:value-type="float" office:value="721">
            <text:p>7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Hôpitaux-Facultés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POSTE POLICE</text:p>
          </table:table-cell>
          <table:table-cell office:value-type="string">
            <text:p>0008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03">
            <text:p>403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19</text:p>
          </table:table-cell>
          <table:table-cell office:value-type="string">
            <text:p>0008960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Justice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Justice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ADM.COMMUNIC</text:p>
          </table:table-cell>
          <table:table-cell office:value-type="string">
            <text:p>700223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6">
            <text:p>566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Pitchot Nanet</text:p>
          </table:table-cell>
          <table:table-cell office:value-type="float" office:value="2068">
            <text:p>206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Pitchot Nanet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RECH/HGARD</text:p>
          </table:table-cell>
          <table:table-cell office:value-type="string">
            <text:p>0004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368">
            <text:p>368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9</text:p>
          </table:table-cell>
          <table:table-cell office:value-type="string">
            <text:p>134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Aiguelongue</text:p>
          </table:table-cell>
          <table:table-cell office:value-type="float" office:value="1848">
            <text:p>1848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Aiguelongue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LUB 3 AGE</text:p>
          </table:table-cell>
          <table:table-cell office:value-type="string">
            <text:p>70025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7">
            <text:p>217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9</text:p>
          </table:table-cell>
          <table:table-cell office:value-type="string">
            <text:p>3963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ibliothèque Paul Langevin</text:p>
          </table:table-cell>
          <table:table-cell office:value-type="float" office:value="1337">
            <text:p>1337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Bibliothèque Paul Langevin</text:p>
          </table:table-cell>
          <table:table-cell office:value-type="string">
            <text:p>L13</text:p>
          </table:table-cell>
          <table:table-cell/>
          <table:table-cell office:value-type="string">
            <text:p>19</text:p>
          </table:table-cell>
          <table:table-cell office:value-type="string">
            <text:p>QUART.CULTUR</text:p>
          </table:table-cell>
          <table:table-cell office:value-type="string">
            <text:p>00052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162">
            <text:p>16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19</text:p>
          </table:table-cell>
          <table:table-cell office:value-type="string">
            <text:p>0005230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Sigmund Freud</text:p>
          </table:table-cell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igmund Freud</text:p>
          </table:table-cell>
          <table:table-cell office:value-type="string">
            <text:p>K13</text:p>
          </table:table-cell>
          <table:table-cell office:value-type="string">
            <text:p>L13</text:p>
          </table:table-cell>
          <table:table-cell office:value-type="string">
            <text:p>19</text:p>
          </table:table-cell>
          <table:table-cell office:value-type="string">
            <text:p>ECOLES</text:p>
          </table:table-cell>
          <table:table-cell office:value-type="string">
            <text:p>00025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52">
            <text:p>25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9</text:p>
          </table:table-cell>
          <table:table-cell office:value-type="string">
            <text:p>87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rie annexe Aiguelongue</text:p>
          </table:table-cell>
          <table:table-cell office:value-type="float" office:value="1337">
            <text:p>1337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Aiguelongue</text:p>
          </table:table-cell>
          <table:table-cell office:value-type="string">
            <text:p>L13</text:p>
          </table:table-cell>
          <table:table-cell/>
          <table:table-cell office:value-type="string">
            <text:p>19</text:p>
          </table:table-cell>
          <table:table-cell office:value-type="string">
            <text:p>MAIRIES ANN.</text:p>
          </table:table-cell>
          <table:table-cell office:value-type="string">
            <text:p>00052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161">
            <text:p>161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19</text:p>
          </table:table-cell>
          <table:table-cell office:value-type="string">
            <text:p>0005220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Luis de Camoens</text:p>
          </table:table-cell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uis de Camoens</text:p>
          </table:table-cell>
          <table:table-cell office:value-type="string">
            <text:p>L13</text:p>
          </table:table-cell>
          <table:table-cell/>
          <table:table-cell office:value-type="string">
            <text:p>19</text:p>
          </table:table-cell>
          <table:table-cell office:value-type="string">
            <text:p>ECOLES</text:p>
          </table:table-cell>
          <table:table-cell office:value-type="string">
            <text:p>000249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51">
            <text:p>25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9</text:p>
          </table:table-cell>
          <table:table-cell office:value-type="string">
            <text:p>86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imetière Saint Lazare</text:p>
          </table:table-cell>
          <table:table-cell office:value-type="float" office:value="2235">
            <text:p>223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imetière Saint Lazare</text:p>
          </table:table-cell>
          <table:table-cell office:value-type="string">
            <text:p>M13</text:p>
          </table:table-cell>
          <table:table-cell office:value-type="string">
            <text:p>N13</text:p>
          </table:table-cell>
          <table:table-cell office:value-type="string">
            <text:p>20</text:p>
          </table:table-cell>
          <table:table-cell office:value-type="string">
            <text:p>VIE QUOT.SCE</text:p>
          </table:table-cell>
          <table:table-cell office:value-type="string">
            <text:p>00010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220">
            <text:p>220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0</text:p>
          </table:table-cell>
          <table:table-cell office:value-type="string">
            <text:p>20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/>
          <table:table-cell office:value-type="string">
            <text:p>C.E.E.M.A.T</text:p>
          </table:table-cell>
          <table:table-cell office:value-type="float" office:value="2384">
            <text:p>2384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.E.E.M.A.T</text:p>
          </table:table-cell>
          <table:table-cell office:value-type="string">
            <text:p>J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4</text:p>
          </table:table-cell>
          <table:table-cell office:value-type="string">
            <text:p>TA5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C.E.M.A.G.R.E.F</text:p>
          </table:table-cell>
          <table:table-cell office:value-type="float" office:value="2384">
            <text:p>2384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C.E.M.A.G.R.E.F</text:p>
          </table:table-cell>
          <table:table-cell office:value-type="string">
            <text:p>K1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5</text:p>
          </table:table-cell>
          <table:table-cell office:value-type="string">
            <text:p>TA7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Les Clolus I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Clolus I</text:p>
          </table:table-cell>
          <table:table-cell office:value-type="string">
            <text:p>K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TA5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Les Clolus II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Clolus II</text:p>
          </table:table-cell>
          <table:table-cell office:value-type="string">
            <text:p>K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TA5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Les Clolus III</text:p>
          </table:table-cell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Clolus III</text:p>
          </table:table-cell>
          <table:table-cell office:value-type="string">
            <text:p>K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TA6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teaux Sportifs Aiguelong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Aiguelongue</text:p>
          </table:table-cell>
          <table:table-cell office:value-type="string">
            <text:p>L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RAM Aiguelongue</text:p>
          </table:table-cell>
          <table:table-cell office:value-type="float" office:value="2068">
            <text:p>206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Aiguelongue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RECH/HGAR</text:p>
          </table:table-cell>
          <table:table-cell office:value-type="string">
            <text:p>0004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368">
            <text:p>368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9</text:p>
          </table:table-cell>
          <table:table-cell office:value-type="string">
            <text:p>134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Espace chiens du Parc de l'Aiguelongue</text:p>
          </table:table-cell>
          <table:table-cell office:value-type="float" office:value="3022">
            <text:p>302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de l'Aiguelongue</text:p>
          </table:table-cell>
          <table:table-cell office:value-type="string">
            <text:p>K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u Parc Méric</text:p>
          </table:table-cell>
          <table:table-cell office:value-type="float" office:value="2888">
            <text:p>28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Méric</text:p>
          </table:table-cell>
          <table:table-cell office:value-type="string">
            <text:p>N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ce Rosa Parks</text:p>
          </table:table-cell>
          <table:table-cell office:value-type="float" office:value="3376">
            <text:p>33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Rosa Parks</text:p>
          </table:table-cell>
          <table:table-cell office:value-type="string">
            <text:p>K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Tom Pouce</text:p>
          </table:table-cell>
          <table:table-cell office:value-type="float" office:value="3336">
            <text:p>3336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Tom Pouce</text:p>
          </table:table-cell>
          <table:table-cell office:value-type="string">
            <text:p>M13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Albert Dubout</text:p>
          </table:table-cell>
          <table:table-cell office:value-type="float" office:value="1337">
            <text:p>1337</text:p>
          </table:table-cell>
          <table:table-cell office:value-type="float" office:value="1071">
            <text:p>1071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lbert Dubout</text:p>
          </table:table-cell>
          <table:table-cell office:value-type="string">
            <text:p>L13</text:p>
          </table:table-cell>
          <table:table-cell table:number-columns-repeated="3"/>
          <table:table-cell office:value-type="string">
            <text:p>00052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9</text:p>
          </table:table-cell>
          <table:table-cell office:value-type="string">
            <text:p>135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des Scarabés</text:p>
          </table:table-cell>
          <table:table-cell office:value-type="float" office:value="1999">
            <text:p>19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Scarabés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PARCS/JARDIN</text:p>
          </table:table-cell>
          <table:table-cell office:value-type="string">
            <text:p>0016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7">
            <text:p>6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9</text:p>
          </table:table-cell>
          <table:table-cell office:value-type="string">
            <text:p>1653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rèche Petit Prince de Boutonnet</text:p>
          </table:table-cell>
          <table:table-cell office:value-type="float" office:value="2773">
            <text:p>277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Petit Prince de Boutonnet</text:p>
          </table:table-cell>
          <table:table-cell office:value-type="string">
            <text:p>K13</text:p>
          </table:table-cell>
          <table:table-cell/>
          <table:table-cell office:value-type="string">
            <text:p>19</text:p>
          </table:table-cell>
          <table:table-cell office:value-type="string">
            <text:p>CRECH/HGARD</text:p>
          </table:table-cell>
          <table:table-cell office:value-type="string">
            <text:p>0014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419">
            <text:p>419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9</text:p>
          </table:table-cell>
          <table:table-cell office:value-type="string">
            <text:p>149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Sainte Odile</text:p>
          </table:table-cell>
          <table:table-cell office:value-type="float" office:value="1518">
            <text:p>15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Sainte Odile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 office:value-type="string">
            <text:p>28</text:p>
          </table:table-cell>
          <table:table-cell office:value-type="string">
            <text:p>PARCS/JARDIN</text:p>
          </table:table-cell>
          <table:table-cell office:value-type="string">
            <text:p>0015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5">
            <text:p>4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 office:value-type="string">
            <text:p>001596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des Loutres</text:p>
          </table:table-cell>
          <table:table-cell office:value-type="float" office:value="1413">
            <text:p>141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Loutres</text:p>
          </table:table-cell>
          <table:table-cell office:value-type="string">
            <text:p>K12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206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4">
            <text:p>10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2067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des Castors</text:p>
          </table:table-cell>
          <table:table-cell office:value-type="float" office:value="704">
            <text:p>70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s Castors</text:p>
          </table:table-cell>
          <table:table-cell office:value-type="string">
            <text:p>K12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177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0">
            <text:p>8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1773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u Parc Sainte Odile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Sainte Odile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hambre Régionale des Métiers L.R.</text:p>
          </table:table-cell>
          <table:table-cell office:value-type="float" office:value="1948">
            <text:p>1948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hambre Régionale des Métiers L.R.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ADM.INDUST.</text:p>
          </table:table-cell>
          <table:table-cell office:value-type="string">
            <text:p>700024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49">
            <text:p>449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0</text:p>
          </table:table-cell>
          <table:table-cell office:value-type="string">
            <text:p>700024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LR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Mail des Abbés</text:p>
          </table:table-cell>
          <table:table-cell office:value-type="float" office:value="2386">
            <text:p>2386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Mail des Abbés</text:p>
          </table:table-cell>
          <table:table-cell office:value-type="string">
            <text:p>L12</text:p>
          </table:table-cell>
          <table:table-cell office:value-type="string">
            <text:p>M12</text:p>
          </table:table-cell>
          <table:table-cell office:value-type="string">
            <text:p>29</text:p>
          </table:table-cell>
          <table:table-cell office:value-type="string">
            <text:p>EQUIP.SPORT</text:p>
          </table:table-cell>
          <table:table-cell office:value-type="string">
            <text:p>0008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9</text:p>
          </table:table-cell>
          <table:table-cell office:value-type="string">
            <text:p>143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Les Coquelicots</text:p>
          </table:table-cell>
          <table:table-cell office:value-type="float" office:value="2784">
            <text:p>2784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es Coquelicots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CRECH/HGARD</text:p>
          </table:table-cell>
          <table:table-cell office:value-type="string">
            <text:p>00050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159">
            <text:p>159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 office:value-type="string">
            <text:p>135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Edith Piaf</text:p>
          </table:table-cell>
          <table:table-cell office:value-type="float" office:value="1948">
            <text:p>194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dith Piaf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PARCS/JARDIN</text:p>
          </table:table-cell>
          <table:table-cell office:value-type="string">
            <text:p>0015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1">
            <text:p>4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 office:value-type="string">
            <text:p>1591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Jardin d'enfants les Boutons d'Or</text:p>
          </table:table-cell>
          <table:table-cell office:value-type="float" office:value="2784">
            <text:p>2784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Jardin d'enfants les Boutons d'Or</text:p>
          </table:table-cell>
          <table:table-cell office:value-type="string">
            <text:p>M12</text:p>
          </table:table-cell>
          <table:table-cell/>
          <table:table-cell office:value-type="string">
            <text:p>30</text:p>
          </table:table-cell>
          <table:table-cell office:value-type="string">
            <text:p>CRECH/HGARD</text:p>
          </table:table-cell>
          <table:table-cell office:value-type="string">
            <text:p>0005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372">
            <text:p>37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 office:value-type="string">
            <text:p>135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Camille Ernst</text:p>
          </table:table-cell>
          <table:table-cell office:value-type="float" office:value="701">
            <text:p>70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Camille Ernst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22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2">
            <text:p>12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2234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Lé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Léon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8">
            <text:p>658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9</text:p>
          </table:table-cell>
          <table:table-cell office:value-type="string">
            <text:p>TA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Cléonice Pouzin</text:p>
          </table:table-cell>
          <table:table-cell office:value-type="float" office:value="1417">
            <text:p>1417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Cléonice Pouzin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CRECH/HGARD</text:p>
          </table:table-cell>
          <table:table-cell office:value-type="string">
            <text:p>00020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4">
            <text:p>244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 office:value-type="string">
            <text:p>83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Les Arts</text:p>
          </table:table-cell>
          <table:table-cell office:value-type="float" office:value="2025">
            <text:p>202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Les 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EQUIP.SPORT</text:p>
          </table:table-cell>
          <table:table-cell office:value-type="string">
            <text:p>00047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8">
            <text:p>358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9</text:p>
          </table:table-cell>
          <table:table-cell office:value-type="string">
            <text:p>132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Supérieure des Beaux-Art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Supérieure des Beaux-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642">
            <text:p>64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9</text:p>
          </table:table-cell>
          <table:table-cell office:value-type="string">
            <text:p>3997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ules Verne</text:p>
          </table:table-cell>
          <table:table-cell office:value-type="float" office:value="3157">
            <text:p>3157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es Verne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682">
            <text:p>68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9</text:p>
          </table:table-cell>
          <table:table-cell office:value-type="string">
            <text:p>156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a Cavalerie</text:p>
          </table:table-cell>
          <table:table-cell office:value-type="float" office:value="715">
            <text:p>71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a Cavalerie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CLUB 3 AGE</text:p>
          </table:table-cell>
          <table:table-cell office:value-type="string">
            <text:p>7002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5">
            <text:p>215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 office:value-type="string">
            <text:p>700253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Beaux Arts</text:p>
          </table:table-cell>
          <table:table-cell office:value-type="float" office:value="715">
            <text:p>71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Beaux 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ADM.COMMUNIC</text:p>
          </table:table-cell>
          <table:table-cell office:value-type="string">
            <text:p>70025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9">
            <text:p>579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Ferdinand Fabre</text:p>
          </table:table-cell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Ferdinand Fabre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PARCS/JARDIN</text:p>
          </table:table-cell>
          <table:table-cell office:value-type="string">
            <text:p>00178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1">
            <text:p>8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 office:value-type="string">
            <text:p>1787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es Beaux Arts</text:p>
          </table:table-cell>
          <table:table-cell office:value-type="float" office:value="2311">
            <text:p>231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s Beaux Arts</text:p>
          </table:table-cell>
          <table:table-cell office:value-type="string">
            <text:p>L11</text:p>
          </table:table-cell>
          <table:table-cell/>
          <table:table-cell office:value-type="string">
            <text:p>29</text:p>
          </table:table-cell>
          <table:table-cell office:value-type="string">
            <text:p>HALLES/MCH</text:p>
          </table:table-cell>
          <table:table-cell office:value-type="string">
            <text:p>0016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91">
            <text:p>191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9</text:p>
          </table:table-cell>
          <table:table-cell office:value-type="string">
            <text:p>1604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La Fontaine</text:p>
          </table:table-cell>
          <table:table-cell office:value-type="float" office:value="2108">
            <text:p>2108</text:p>
          </table:table-cell>
          <table:table-cell office:value-type="float" office:value="27">
            <text:p>27</text:p>
          </table:table-cell>
          <table:table-cell office:value-type="string">
            <text:p>bis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a Fontaine</text:p>
          </table:table-cell>
          <table:table-cell office:value-type="string">
            <text:p>K11</text:p>
          </table:table-cell>
          <table:table-cell/>
          <table:table-cell office:value-type="string">
            <text:p>29</text:p>
          </table:table-cell>
          <table:table-cell office:value-type="string">
            <text:p>ECOLES</text:p>
          </table:table-cell>
          <table:table-cell office:value-type="string">
            <text:p>00034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98">
            <text:p>298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9</text:p>
          </table:table-cell>
          <table:table-cell office:value-type="string">
            <text:p>108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Jardin archéologique</text:p>
          </table:table-cell>
          <table:table-cell office:value-type="float" office:value="1010">
            <text:p>101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archéologiqu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82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6">
            <text:p>8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826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king Corum</text:p>
          </table:table-cell>
          <table:table-cell office:value-type="float" office:value="745">
            <text:p>745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Corum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20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45">
            <text:p>145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200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e Corum</text:p>
          </table:table-cell>
          <table:table-cell office:value-type="float" office:value="745">
            <text:p>745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Le Corum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70019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52">
            <text:p>55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5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each Volley Les Arts</text:p>
          </table:table-cell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each Volley Les Arts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9</text:p>
          </table:table-cell>
          <table:table-cell office:value-type="string">
            <text:p>159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es Arts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s Arts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9</text:p>
          </table:table-cell>
          <table:table-cell office:value-type="string">
            <text:p>158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ini Football le Mail des Abbés</text:p>
          </table:table-cell>
          <table:table-cell office:value-type="float" office:value="2386">
            <text:p>23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le Mail des Abbés</text:p>
          </table:table-cell>
          <table:table-cell office:value-type="string">
            <text:p>L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9</text:p>
          </table:table-cell>
          <table:table-cell office:value-type="string">
            <text:p>TA16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/>
          <table:table-cell office:value-type="string">
            <text:p>Salon du Belvédère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on du Belvédèr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5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La Maison des Seniors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La Maison des Senior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Crèche Pinocchio</text:p>
          </table:table-cell>
          <table:table-cell office:value-type="float" office:value="1023">
            <text:p>1023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Pinocchio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Halte-garderie l'île aux tresors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'île aux tresor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Espace chiens du Parc Edith Piaf</text:p>
          </table:table-cell>
          <table:table-cell office:value-type="float" office:value="2789">
            <text:p>27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Edith Piaf</text:p>
          </table:table-cell>
          <table:table-cell office:value-type="string">
            <text:p>M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Jardin des Beaux-Arts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s Beaux-Arts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Accroche Coeur</text:p>
          </table:table-cell>
          <table:table-cell office:value-type="float" office:value="715">
            <text:p>71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Accroche Coeur</text:p>
          </table:table-cell>
          <table:table-cell office:value-type="string">
            <text:p>L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l'arbre à chouette</text:p>
          </table:table-cell>
          <table:table-cell office:value-type="float" office:value="1948">
            <text:p>1948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Crèche associative l'arbre à chouette</text:p>
          </table:table-cell>
          <table:table-cell office:value-type="string">
            <text:p>M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Frédéric Chopin</text:p>
          </table:table-cell>
          <table:table-cell office:value-type="float" office:value="1598">
            <text:p>1598</text:p>
          </table:table-cell>
          <table:table-cell office:value-type="float" office:value="19">
            <text:p>19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Frédéric Chopin</text:p>
          </table:table-cell>
          <table:table-cell office:value-type="string">
            <text:p>L11</text:p>
          </table:table-cell>
          <table:table-cell table:number-columns-repeated="3"/>
          <table:table-cell office:value-type="string">
            <text:p>00001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9</text:p>
          </table:table-cell>
          <table:table-cell office:value-type="string">
            <text:p>74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Vasco de Gama</text:p>
          </table:table-cell>
          <table:table-cell office:value-type="float" office:value="866">
            <text:p>866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asco de Gama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21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150">
            <text:p>15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0</text:p>
          </table:table-cell>
          <table:table-cell office:value-type="string">
            <text:p>104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 Mermoz</text:p>
          </table:table-cell>
          <table:table-cell office:value-type="float" office:value="866">
            <text:p>866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Mermoz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32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90">
            <text:p>29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104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Citée Joffre</text:p>
          </table:table-cell>
          <table:table-cell office:value-type="float" office:value="780">
            <text:p>78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Citée Joffr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117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88">
            <text:p>188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47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Joffre</text:p>
          </table:table-cell>
          <table:table-cell office:value-type="float" office:value="780">
            <text:p>78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offre</text:p>
          </table:table-cell>
          <table:table-cell office:value-type="string">
            <text:p>L10</text:p>
          </table:table-cell>
          <table:table-cell office:value-type="string">
            <text:p>M10</text:p>
          </table:table-cell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097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81">
            <text:p>481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39</text:p>
          </table:table-cell>
          <table:table-cell office:value-type="string">
            <text:p>3892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Jean Mermoz</text:p>
          </table:table-cell>
          <table:table-cell office:value-type="float" office:value="1208">
            <text:p>1208</text:p>
          </table:table-cell>
          <table:table-cell office:value-type="float" office:value="315">
            <text:p>315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ean Mermoz</text:p>
          </table:table-cell>
          <table:table-cell office:value-type="string">
            <text:p>M10</text:p>
          </table:table-cell>
          <table:table-cell office:value-type="string">
            <text:p>N10</text:p>
          </table:table-cell>
          <table:table-cell office:value-type="string">
            <text:p>40</text:p>
          </table:table-cell>
          <table:table-cell office:value-type="string">
            <text:p>ADM.EDUC.NAT</text:p>
          </table:table-cell>
          <table:table-cell office:value-type="string">
            <text:p>700099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83">
            <text:p>483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0</text:p>
          </table:table-cell>
          <table:table-cell office:value-type="string">
            <text:p>3893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Joffre</text:p>
          </table:table-cell>
          <table:table-cell office:value-type="float" office:value="780">
            <text:p>78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Joffre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DUC.NAT</text:p>
          </table:table-cell>
          <table:table-cell office:value-type="string">
            <text:p>700115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8">
            <text:p>498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0</text:p>
          </table:table-cell>
          <table:table-cell office:value-type="string">
            <text:p>3912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Professionnel Jean Mermoz</text:p>
          </table:table-cell>
          <table:table-cell office:value-type="float" office:value="1288">
            <text:p>1288</text:p>
          </table:table-cell>
          <table:table-cell office:value-type="float" office:value="717">
            <text:p>717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Jean Mermoz</text:p>
          </table:table-cell>
          <table:table-cell office:value-type="string">
            <text:p>N10</text:p>
          </table:table-cell>
          <table:table-cell/>
          <table:table-cell office:value-type="string">
            <text:p>40</text:p>
          </table:table-cell>
          <table:table-cell office:value-type="string">
            <text:p>ADM.EDUC.NAT</text:p>
          </table:table-cell>
          <table:table-cell office:value-type="string">
            <text:p>700101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85">
            <text:p>485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0</text:p>
          </table:table-cell>
          <table:table-cell office:value-type="string">
            <text:p>700101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R.D.P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C.R.D.P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02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451">
            <text:p>451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3977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Trésorerie Générale de l'Hérault</text:p>
          </table:table-cell>
          <table:table-cell office:value-type="float" office:value="1211">
            <text:p>1211</text:p>
          </table:table-cell>
          <table:table-cell office:value-type="float" office:value="334">
            <text:p>334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Trésorerie Générale de l'Hérault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CO.FIN.</text:p>
          </table:table-cell>
          <table:table-cell office:value-type="string">
            <text:p>70001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45">
            <text:p>445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3965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D.R.A.S.S</text:p>
          </table:table-cell>
          <table:table-cell office:value-type="float" office:value="2229">
            <text:p>2229</text:p>
          </table:table-cell>
          <table:table-cell office:value-type="float" office:value="615">
            <text:p>61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D.R.A.S.S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SANTE AS</text:p>
          </table:table-cell>
          <table:table-cell office:value-type="string">
            <text:p>70006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207">
            <text:p>207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40</text:p>
          </table:table-cell>
          <table:table-cell office:value-type="string">
            <text:p>700066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irection Régionale de l'Equipement</text:p>
          </table:table-cell>
          <table:table-cell office:value-type="float" office:value="1211">
            <text:p>1211</text:p>
          </table:table-cell>
          <table:table-cell office:value-type="float" office:value="520">
            <text:p>52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e l'Equipement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QUIP.TR</text:p>
          </table:table-cell>
          <table:table-cell office:value-type="string">
            <text:p>70003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55">
            <text:p>455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700036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Direction Régionale du Commerce Extérieur</text:p>
          </table:table-cell>
          <table:table-cell office:value-type="float" office:value="2392">
            <text:p>2392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u Commerce Extérieur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ECO.FIN.</text:p>
          </table:table-cell>
          <table:table-cell office:value-type="string">
            <text:p>70001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43">
            <text:p>443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700012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Direction Régionale France Télécom</text:p>
          </table:table-cell>
          <table:table-cell office:value-type="float" office:value="1211">
            <text:p>1211</text:p>
          </table:table-cell>
          <table:table-cell office:value-type="float" office:value="474">
            <text:p>474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France Télécom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ADM.COMMUNIC</text:p>
          </table:table-cell>
          <table:table-cell office:value-type="string">
            <text:p>70006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69">
            <text:p>469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0</text:p>
          </table:table-cell>
          <table:table-cell office:value-type="string">
            <text:p>700068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alles Jacques Coeur</text:p>
          </table:table-cell>
          <table:table-cell office:value-type="float" office:value="2229">
            <text:p>22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Jacques Coeur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40</text:p>
          </table:table-cell>
          <table:table-cell office:value-type="string">
            <text:p>HALLES/MCH</text:p>
          </table:table-cell>
          <table:table-cell office:value-type="string">
            <text:p>00280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607">
            <text:p>607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0</text:p>
          </table:table-cell>
          <table:table-cell office:value-type="string">
            <text:p>4035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Antigone</text:p>
          </table:table-cell>
          <table:table-cell office:value-type="float" office:value="2229">
            <text:p>2229</text:p>
          </table:table-cell>
          <table:table-cell office:value-type="float" office:value="446">
            <text:p>446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VIE QUOT.SCE</text:p>
          </table:table-cell>
          <table:table-cell office:value-type="string">
            <text:p>000634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72">
            <text:p>17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40</text:p>
          </table:table-cell>
          <table:table-cell office:value-type="string">
            <text:p>000634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ristote</text:p>
          </table:table-cell>
          <table:table-cell office:value-type="float" office:value="2229">
            <text:p>2229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ristot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26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59">
            <text:p>259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0</text:p>
          </table:table-cell>
          <table:table-cell office:value-type="string">
            <text:p>89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Périclès</text:p>
          </table:table-cell>
          <table:table-cell office:value-type="float" office:value="2229">
            <text:p>2229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ériclès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263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60">
            <text:p>26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89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Citadines</text:p>
          </table:table-cell>
          <table:table-cell office:value-type="float" office:value="2228">
            <text:p>222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Citadines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PARCS/JARDIN</text:p>
          </table:table-cell>
          <table:table-cell office:value-type="string">
            <text:p>0022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8">
            <text:p>11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2202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édiathèque Federico Fellini</text:p>
          </table:table-cell>
          <table:table-cell office:value-type="float" office:value="2302">
            <text:p>23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Federico Fellini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QUART.CULTUR</text:p>
          </table:table-cell>
          <table:table-cell office:value-type="string">
            <text:p>00022303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02">
            <text:p>602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40</text:p>
          </table:table-cell>
          <table:table-cell office:value-type="string">
            <text:p>0002230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édiathèque Centrale d'Agglomération Emile Zola</text:p>
          </table:table-cell>
          <table:table-cell office:value-type="float" office:value="2230">
            <text:p>2230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Centrale d'Agglomération Emile Zola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QUART.CULTUR</text:p>
          </table:table-cell>
          <table:table-cell office:value-type="string">
            <text:p>70246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8">
            <text:p>588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40</text:p>
          </table:table-cell>
          <table:table-cell office:value-type="string">
            <text:p>4078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'Antigone - Nombre d'Or</text:p>
          </table:table-cell>
          <table:table-cell office:value-type="float" office:value="1603">
            <text:p>160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'Antigone - Nombre d'Or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HALLES/MCH</text:p>
          </table:table-cell>
          <table:table-cell office:value-type="string">
            <text:p>00160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94">
            <text:p>194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0</text:p>
          </table:table-cell>
          <table:table-cell office:value-type="string">
            <text:p>1607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 l'Agglomération Quartier Montpellier Centr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son de l'Agglomération Quartier Montpellier Centr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646">
            <text:p>646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0</text:p>
          </table:table-cell>
          <table:table-cell office:value-type="string">
            <text:p>TA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la Coupole</text:p>
          </table:table-cell>
          <table:table-cell office:value-type="float" office:value="3246">
            <text:p>3246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a Coupol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CRECH/HGARD</text:p>
          </table:table-cell>
          <table:table-cell office:value-type="string">
            <text:p>001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596">
            <text:p>596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0</text:p>
          </table:table-cell>
          <table:table-cell office:value-type="string">
            <text:p>148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splanade de l'Europe</text:p>
          </table:table-cell>
          <table:table-cell office:value-type="float" office:value="2380">
            <text:p>238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de l'Europ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PARCS/JARDIN</text:p>
          </table:table-cell>
          <table:table-cell office:value-type="string">
            <text:p>0020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97">
            <text:p>19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4082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Hôtel de Montpellier Agglomération</text:p>
          </table:table-cell>
          <table:table-cell office:value-type="float" office:value="2228">
            <text:p>2228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05-15-Hôtel de Montpellier Agglomération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ADM.REG.DEP.</text:p>
          </table:table-cell>
          <table:table-cell office:value-type="string">
            <text:p>70006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0</text:p>
          </table:table-cell>
          <table:table-cell office:value-type="string">
            <text:p>3928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RANCE TELECOM - Antigone</text:p>
          </table:table-cell>
          <table:table-cell office:value-type="float" office:value="1607">
            <text:p>1607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96</text:p>
          </table:table-cell>
          <table:table-cell office:value-type="string">
            <text:p>20</text:p>
          </table:table-cell>
          <table:table-cell office:value-type="string">
            <text:p>96-20-FRANCE TELECOM -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ADM.COMMUNIC</text:p>
          </table:table-cell>
          <table:table-cell office:value-type="string">
            <text:p>700234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4">
            <text:p>574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6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Gymnase Olympie</text:p>
          </table:table-cell>
          <table:table-cell office:value-type="float" office:value="2310">
            <text:p>231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Olympi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00255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28">
            <text:p>428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0</text:p>
          </table:table-cell>
          <table:table-cell office:value-type="string">
            <text:p>154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iscine olympique Neptune</text:p>
          </table:table-cell>
          <table:table-cell office:value-type="float" office:value="2957">
            <text:p>29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olympique Neptune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70019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3">
            <text:p>223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40</text:p>
          </table:table-cell>
          <table:table-cell office:value-type="string">
            <text:p>700191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Antigone</text:p>
          </table:table-cell>
          <table:table-cell office:value-type="float" office:value="2228">
            <text:p>2228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ADM.COMMUNIC</text:p>
          </table:table-cell>
          <table:table-cell office:value-type="string">
            <text:p>700217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0">
            <text:p>560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Don Bosc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Don Bosco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7">
            <text:p>657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0</text:p>
          </table:table-cell>
          <table:table-cell office:value-type="string">
            <text:p>TA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Europa</text:p>
          </table:table-cell>
          <table:table-cell office:value-type="float" office:value="2230">
            <text:p>223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Europa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VIE QUOT.SCE</text:p>
          </table:table-cell>
          <table:table-cell office:value-type="string">
            <text:p>00231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202">
            <text:p>202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40</text:p>
          </table:table-cell>
          <table:table-cell office:value-type="string">
            <text:p>3979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Paysan - Antigone</text:p>
          </table:table-cell>
          <table:table-cell office:value-type="float" office:value="2519">
            <text:p>251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Paysan - Antigone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HALLES/MCH</text:p>
          </table:table-cell>
          <table:table-cell office:value-type="string">
            <text:p>0016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90">
            <text:p>190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0</text:p>
          </table:table-cell>
          <table:table-cell office:value-type="string">
            <text:p>1603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space Antonin Balmès</text:p>
          </table:table-cell>
          <table:table-cell office:value-type="float" office:value="2380">
            <text:p>238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Espace Antonin Balmès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CLUB 3 AGE</text:p>
          </table:table-cell>
          <table:table-cell office:value-type="string">
            <text:p>7002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58">
            <text:p>558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0</text:p>
          </table:table-cell>
          <table:table-cell office:value-type="string">
            <text:p>215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ase de Pleine Nature - Maison du Lez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e de Pleine Nature - Maison du Lez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0</text:p>
          </table:table-cell>
          <table:table-cell office:value-type="string">
            <text:p>193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Pierre Lange</text:p>
          </table:table-cell>
          <table:table-cell office:value-type="float" office:value="3019">
            <text:p>3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Pierre Lange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0</text:p>
          </table:table-cell>
          <table:table-cell office:value-type="string">
            <text:p>TA1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Mermoz</text:p>
          </table:table-cell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ermoz</text:p>
          </table:table-cell>
          <table:table-cell office:value-type="string">
            <text:p>M11</text:p>
          </table:table-cell>
          <table:table-cell office:value-type="string">
            <text:p>N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137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rchives Municipales</text:p>
          </table:table-cell>
          <table:table-cell office:value-type="float" office:value="2935">
            <text:p>2935</text:p>
          </table:table-cell>
          <table:table-cell office:value-type="float" office:value="287">
            <text:p>287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Archives Municipales</text:p>
          </table:table-cell>
          <table:table-cell office:value-type="string">
            <text:p>N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0</text:p>
          </table:table-cell>
          <table:table-cell office:value-type="string">
            <text:p>TA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oulin de l'Evèque</text:p>
          </table:table-cell>
          <table:table-cell office:value-type="float" office:value="2379">
            <text:p>23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oulin de l'Evèque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0</text:p>
          </table:table-cell>
          <table:table-cell office:value-type="string">
            <text:p>167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Place de Marathon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Marathon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7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ce de Thessalie</text:p>
          </table:table-cell>
          <table:table-cell office:value-type="float" office:value="2482">
            <text:p>24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Thessali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7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cette le moulin</text:p>
          </table:table-cell>
          <table:table-cell office:value-type="float" office:value="3019">
            <text:p>3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tte le Moulin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7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quare Adamantios Korais</text:p>
          </table:table-cell>
          <table:table-cell office:value-type="float" office:value="3172">
            <text:p>31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damantios Korais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8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alle Fernand Pelloutier</text:p>
          </table:table-cell>
          <table:table-cell office:value-type="float" office:value="3246">
            <text:p>32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Fernand Pelloutier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0</text:p>
          </table:table-cell>
          <table:table-cell office:value-type="string">
            <text:p>4081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RAM Antigone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Antigon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0</text:p>
          </table:table-cell>
          <table:table-cell office:value-type="string">
            <text:p>137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Espace chiens des échelles de la Ville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es échelles de la Ville</text:p>
          </table:table-cell>
          <table:table-cell office:value-type="string">
            <text:p>I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ce du Millénaire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u Millénair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cole élémentaire Beethoven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Beethoven</text:p>
          </table:table-cell>
          <table:table-cell office:value-type="string">
            <text:p>H14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Ecole maternelle Beethoven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Beethoven</text:p>
          </table:table-cell>
          <table:table-cell office:value-type="string">
            <text:p>H14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RAM Celleneuve</text:p>
          </table:table-cell>
          <table:table-cell office:value-type="float" office:value="1595">
            <text:p>1595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Celleneuve</text:p>
          </table:table-cell>
          <table:table-cell office:value-type="string">
            <text:p>F11</text:p>
          </table:table-cell>
          <table:table-cell office:value-type="string">
            <text:p>G11</text:p>
          </table:table-cell>
          <table:table-cell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splanade Charles de Gaulle</text:p>
          </table:table-cell>
          <table:table-cell office:value-type="float" office:value="1281">
            <text:p>128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Charles de Gaull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5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6">
            <text:p>4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35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villon Populaire</text:p>
          </table:table-cell>
          <table:table-cell office:value-type="float" office:value="1299">
            <text:p>1299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Pavillon Populair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644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389">
            <text:p>389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4073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e la Comédie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 la Comédi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229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201">
            <text:p>201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2299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Kiosques des fleuriste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15</text:p>
          </table:table-cell>
          <table:table-cell office:value-type="string">
            <text:p>70-15-Kiosques des fleuriste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639">
            <text:p>639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TA18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70</text:p>
          </table:table-cell>
          <table:table-cell office:value-type="string">
            <text:p>15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Office du Tourisme</text:p>
          </table:table-cell>
          <table:table-cell office:value-type="float" office:value="1281">
            <text:p>128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Office du Tourism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576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387">
            <text:p>387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172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Hôtel de Ville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Hôtel de Ville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39</text:p>
          </table:table-cell>
          <table:table-cell office:value-type="string">
            <text:p>POSTE POLICE</text:p>
          </table:table-cell>
          <table:table-cell office:value-type="string">
            <text:p>00053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164">
            <text:p>164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0005350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Jules Pagezy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Jules Pagezy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165">
            <text:p>165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000553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entre Commercial le Polygone</text:p>
          </table:table-cell>
          <table:table-cell office:value-type="float" office:value="1331">
            <text:p>13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Centre Commercial le Polygon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DIVERS</text:p>
          </table:table-cell>
          <table:table-cell office:value-type="string">
            <text:p>700085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950">
            <text:p>9950</text:p>
          </table:table-cell>
          <table:table-cell office:value-type="float" office:value="209">
            <text:p>209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39</text:p>
          </table:table-cell>
          <table:table-cell office:value-type="string">
            <text:p>700085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P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RANCE TELECOM - Polygone</text:p>
          </table:table-cell>
          <table:table-cell office:value-type="float" office:value="1702">
            <text:p>17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6</text:p>
          </table:table-cell>
          <table:table-cell office:value-type="string">
            <text:p>20</text:p>
          </table:table-cell>
          <table:table-cell office:value-type="string">
            <text:p>96-20-FRANCE TELECOM - Polygon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ADM.COMMUNIC</text:p>
          </table:table-cell>
          <table:table-cell office:value-type="string">
            <text:p>70023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5">
            <text:p>575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96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Service Hygiène et Santé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Service Hygiène et Santé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MAIRIES AN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TA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A.L.E</text:p>
          </table:table-cell>
          <table:table-cell office:value-type="float" office:value="2302">
            <text:p>23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A.L.E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97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A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Jardin du Champ de Mars</text:p>
          </table:table-cell>
          <table:table-cell office:value-type="float" office:value="3409">
            <text:p>34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u Champ de Mars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5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oste de Police nationale Comédie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nationale Comédi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ADM.INTER.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4072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les Garrigues</text:p>
          </table:table-cell>
          <table:table-cell office:value-type="float" office:value="821">
            <text:p>82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les Garrigues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ADM.EDUC.NAT</text:p>
          </table:table-cell>
          <table:table-cell office:value-type="string">
            <text:p>700105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88">
            <text:p>488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06</text:p>
          </table:table-cell>
          <table:table-cell office:value-type="string">
            <text:p>700105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Jacques Prévert</text:p>
          </table:table-cell>
          <table:table-cell office:value-type="float" office:value="821">
            <text:p>821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acques Prévert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1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89">
            <text:p>289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6</text:p>
          </table:table-cell>
          <table:table-cell office:value-type="string">
            <text:p>104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e Lac</text:p>
          </table:table-cell>
          <table:table-cell office:value-type="float" office:value="2471">
            <text:p>247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e Lac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CLUB 3 AGE</text:p>
          </table:table-cell>
          <table:table-cell office:value-type="string">
            <text:p>7002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3">
            <text:p>213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6</text:p>
          </table:table-cell>
          <table:table-cell office:value-type="string">
            <text:p>700213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les Copains d'Abord</text:p>
          </table:table-cell>
          <table:table-cell office:value-type="float" office:value="3056">
            <text:p>30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es Copains d'Abord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CRECH/HGARD</text:p>
          </table:table-cell>
          <table:table-cell office:value-type="string">
            <text:p>00225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199">
            <text:p>199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06</text:p>
          </table:table-cell>
          <table:table-cell office:value-type="string">
            <text:p>150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Les Garrigues</text:p>
          </table:table-cell>
          <table:table-cell office:value-type="float" office:value="3007">
            <text:p>30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Les Garrigues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333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25">
            <text:p>625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09</text:p>
          </table:table-cell>
          <table:table-cell office:value-type="string">
            <text:p>164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Mosson</text:p>
          </table:table-cell>
          <table:table-cell office:value-type="float" office:value="1190">
            <text:p>119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Mosson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POSTE POLICE</text:p>
          </table:table-cell>
          <table:table-cell office:value-type="string">
            <text:p>00225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198">
            <text:p>198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06</text:p>
          </table:table-cell>
          <table:table-cell office:value-type="string">
            <text:p>002257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la Carrièra</text:p>
          </table:table-cell>
          <table:table-cell office:value-type="float" office:value="2471">
            <text:p>247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la Carriera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87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0">
            <text:p>9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1875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.H.P.A.D la Carrièra</text:p>
          </table:table-cell>
          <table:table-cell office:value-type="float" office:value="2471">
            <text:p>247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la Carrièra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SOLIDARITE</text:p>
          </table:table-cell>
          <table:table-cell office:value-type="string">
            <text:p>70018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633">
            <text:p>633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6</text:p>
          </table:table-cell>
          <table:table-cell office:value-type="string">
            <text:p>700181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u Soleil Levant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Soleil Levant</text:p>
          </table:table-cell>
          <table:table-cell office:value-type="string">
            <text:p>A16</text:p>
          </table:table-cell>
          <table:table-cell office:value-type="string">
            <text:p>B16</text:p>
          </table:table-cell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27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32">
            <text:p>63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2745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Pablo Picasso</text:p>
          </table:table-cell>
          <table:table-cell office:value-type="float" office:value="1190">
            <text:p>119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blo Picasso</text:p>
          </table:table-cell>
          <table:table-cell office:value-type="string">
            <text:p>B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9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32">
            <text:p>332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6</text:p>
          </table:table-cell>
          <table:table-cell office:value-type="string">
            <text:p>1242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Kurosawa</text:p>
          </table:table-cell>
          <table:table-cell office:value-type="float" office:value="1730">
            <text:p>1730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Kurosawa</text:p>
          </table:table-cell>
          <table:table-cell office:value-type="string">
            <text:p>C16</text:p>
          </table:table-cell>
          <table:table-cell/>
          <table:table-cell office:value-type="string">
            <text:p>7</text:p>
          </table:table-cell>
          <table:table-cell office:value-type="string">
            <text:p>ECOLES</text:p>
          </table:table-cell>
          <table:table-cell office:value-type="string">
            <text:p>00036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11">
            <text:p>311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7</text:p>
          </table:table-cell>
          <table:table-cell office:value-type="string">
            <text:p>114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Les Tritons</text:p>
          </table:table-cell>
          <table:table-cell office:value-type="float" office:value="1204">
            <text:p>1204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Les Tritons</text:p>
          </table:table-cell>
          <table:table-cell office:value-type="string">
            <text:p>A16</text:p>
          </table:table-cell>
          <table:table-cell office:value-type="string">
            <text:p>B16</text:p>
          </table:table-cell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7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06</text:p>
          </table:table-cell>
          <table:table-cell office:value-type="string">
            <text:p>142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Indira Gandhi</text:p>
          </table:table-cell>
          <table:table-cell office:value-type="float" office:value="1730">
            <text:p>1730</text:p>
          </table:table-cell>
          <table:table-cell office:value-type="float" office:value="380">
            <text:p>38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Indira Gandhi</text:p>
          </table:table-cell>
          <table:table-cell office:value-type="string">
            <text:p>C16</text:p>
          </table:table-cell>
          <table:table-cell/>
          <table:table-cell office:value-type="string">
            <text:p>7</text:p>
          </table:table-cell>
          <table:table-cell office:value-type="string">
            <text:p>ECOLES</text:p>
          </table:table-cell>
          <table:table-cell office:value-type="string">
            <text:p>00036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12">
            <text:p>312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7</text:p>
          </table:table-cell>
          <table:table-cell office:value-type="string">
            <text:p>1142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Copernic</text:p>
          </table:table-cell>
          <table:table-cell office:value-type="float" office:value="1204">
            <text:p>1204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opernic</text:p>
          </table:table-cell>
          <table:table-cell office:value-type="string">
            <text:p>A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6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16">
            <text:p>316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6</text:p>
          </table:table-cell>
          <table:table-cell office:value-type="string">
            <text:p>116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Marc Bloch</text:p>
          </table:table-cell>
          <table:table-cell office:value-type="float" office:value="1204">
            <text:p>1204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Marc Bloch</text:p>
          </table:table-cell>
          <table:table-cell office:value-type="string">
            <text:p>A16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6606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15">
            <text:p>31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6</text:p>
          </table:table-cell>
          <table:table-cell office:value-type="string">
            <text:p>116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 la solidarité M. Azais</text:p>
          </table:table-cell>
          <table:table-cell office:value-type="float" office:value="1204">
            <text:p>120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 la solidarité M. Azais</text:p>
          </table:table-cell>
          <table:table-cell office:value-type="string">
            <text:p>A16</text:p>
          </table:table-cell>
          <table:table-cell/>
          <table:table-cell office:value-type="string">
            <text:p>6</text:p>
          </table:table-cell>
          <table:table-cell office:value-type="string">
            <text:p>QUART.CULTUR</text:p>
          </table:table-cell>
          <table:table-cell office:value-type="string">
            <text:p>00136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413">
            <text:p>413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06</text:p>
          </table:table-cell>
          <table:table-cell office:value-type="string">
            <text:p>1363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Lac des Garrigues</text:p>
          </table:table-cell>
          <table:table-cell office:value-type="float" office:value="1587">
            <text:p>158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ac des Garrigu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59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0">
            <text:p>4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3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Georges Brassens</text:p>
          </table:table-cell>
          <table:table-cell office:value-type="float" office:value="821">
            <text:p>82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Georges Brassens</text:p>
          </table:table-cell>
          <table:table-cell office:value-type="string">
            <text:p>A15</text:p>
          </table:table-cell>
          <table:table-cell office:value-type="string">
            <text:p>B15</text:p>
          </table:table-cell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62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6">
            <text:p>5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1622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ours sportifs Lac des Garrigues</text:p>
          </table:table-cell>
          <table:table-cell office:value-type="float" office:value="1587">
            <text:p>1587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Lac des Garrigu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0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3">
            <text:p>133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4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lais des Sports Pierre de Coubertin</text:p>
          </table:table-cell>
          <table:table-cell office:value-type="float" office:value="1135">
            <text:p>113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lais des Sports Pierre de Coubertin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61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88">
            <text:p>388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06</text:p>
          </table:table-cell>
          <table:table-cell office:value-type="string">
            <text:p>138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verroes</text:p>
          </table:table-cell>
          <table:table-cell office:value-type="float" office:value="1271">
            <text:p>1271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verro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69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17">
            <text:p>317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06</text:p>
          </table:table-cell>
          <table:table-cell office:value-type="string">
            <text:p>116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Galilée</text:p>
          </table:table-cell>
          <table:table-cell office:value-type="float" office:value="1271">
            <text:p>1271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alilée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COLES</text:p>
          </table:table-cell>
          <table:table-cell office:value-type="string">
            <text:p>00037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18">
            <text:p>31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06</text:p>
          </table:table-cell>
          <table:table-cell office:value-type="string">
            <text:p>116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ase nautique Lac des Garrigues</text:p>
          </table:table-cell>
          <table:table-cell office:value-type="float" office:value="1587">
            <text:p>1587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e nautique Lac des Garrigues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0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4">
            <text:p>134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42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entre de Soins Dentaires</text:p>
          </table:table-cell>
          <table:table-cell office:value-type="float" office:value="2944">
            <text:p>2944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entre de Soins Dentaires</text:p>
          </table:table-cell>
          <table:table-cell office:value-type="string">
            <text:p>C15</text:p>
          </table:table-cell>
          <table:table-cell/>
          <table:table-cell office:value-type="string">
            <text:p>7</text:p>
          </table:table-cell>
          <table:table-cell office:value-type="string">
            <text:p>ADM.SANTE AS</text:p>
          </table:table-cell>
          <table:table-cell office:value-type="string">
            <text:p>70020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55">
            <text:p>555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07</text:p>
          </table:table-cell>
          <table:table-cell office:value-type="string">
            <text:p>700203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nnis Les Garrigues 1 à 3</text:p>
          </table:table-cell>
          <table:table-cell office:value-type="float" office:value="1587">
            <text:p>1587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Les Garrigues 1 à 3</text:p>
          </table:table-cell>
          <table:table-cell office:value-type="string">
            <text:p>B15</text:p>
          </table:table-cell>
          <table:table-cell/>
          <table:table-cell office:value-type="string">
            <text:p>6</text:p>
          </table:table-cell>
          <table:table-cell office:value-type="string">
            <text:p>EQUIP.SPORT</text:p>
          </table:table-cell>
          <table:table-cell office:value-type="string">
            <text:p>00077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79">
            <text:p>179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06</text:p>
          </table:table-cell>
          <table:table-cell office:value-type="string">
            <text:p>51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'Ajaccio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'Ajaccio</text:p>
          </table:table-cell>
          <table:table-cell office:value-type="string">
            <text:p>A15</text:p>
          </table:table-cell>
          <table:table-cell/>
          <table:table-cell office:value-type="string">
            <text:p>6</text:p>
          </table:table-cell>
          <table:table-cell office:value-type="string">
            <text:p>PARCS/JARDIN</text:p>
          </table:table-cell>
          <table:table-cell office:value-type="string">
            <text:p>00195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31">
            <text:p>63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06</text:p>
          </table:table-cell>
          <table:table-cell office:value-type="string">
            <text:p>1958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d'Odontologie</text:p>
          </table:table-cell>
          <table:table-cell office:value-type="float" office:value="2944">
            <text:p>2944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'Odontologie</text:p>
          </table:table-cell>
          <table:table-cell office:value-type="string">
            <text:p>C15</text:p>
          </table:table-cell>
          <table:table-cell/>
          <table:table-cell office:value-type="string">
            <text:p>7</text:p>
          </table:table-cell>
          <table:table-cell office:value-type="string">
            <text:p>ADM.EDUC.NAT</text:p>
          </table:table-cell>
          <table:table-cell office:value-type="string">
            <text:p>700134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5">
            <text:p>515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07</text:p>
          </table:table-cell>
          <table:table-cell office:value-type="string">
            <text:p>3922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les Escholiers</text:p>
          </table:table-cell>
          <table:table-cell office:value-type="float" office:value="594">
            <text:p>59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les Escholiers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ADM.EDUC.NAT</text:p>
          </table:table-cell>
          <table:table-cell office:value-type="string">
            <text:p>700116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9">
            <text:p>499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15</text:p>
          </table:table-cell>
          <table:table-cell office:value-type="string">
            <text:p>700116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édiathèque Jean-Jacques Rousseau</text:p>
          </table:table-cell>
          <table:table-cell office:value-type="float" office:value="1588">
            <text:p>1588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Jean-Jacques Rousseau</text:p>
          </table:table-cell>
          <table:table-cell office:value-type="string">
            <text:p>B14</text:p>
          </table:table-cell>
          <table:table-cell office:value-type="string">
            <text:p>C14</text:p>
          </table:table-cell>
          <table:table-cell office:value-type="string">
            <text:p>14</text:p>
          </table:table-cell>
          <table:table-cell office:value-type="string">
            <text:p>QUART.CULTUR</text:p>
          </table:table-cell>
          <table:table-cell office:value-type="string">
            <text:p>70123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5">
            <text:p>585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14</text:p>
          </table:table-cell>
          <table:table-cell office:value-type="string">
            <text:p>61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Jean Bouin</text:p>
          </table:table-cell>
          <table:table-cell office:value-type="float" office:value="594">
            <text:p>59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Jean Bouin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EQUIP.SPORT</text:p>
          </table:table-cell>
          <table:table-cell office:value-type="string">
            <text:p>00047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5">
            <text:p>355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15</text:p>
          </table:table-cell>
          <table:table-cell office:value-type="string">
            <text:p>132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Réformée de Montpellier-Pailla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65</text:p>
          </table:table-cell>
          <table:table-cell office:value-type="string">
            <text:p>97-65-Eglise Réformée de Montpellier-Paillade</text:p>
          </table:table-cell>
          <table:table-cell office:value-type="string">
            <text:p>B14</text:p>
          </table:table-cell>
          <table:table-cell/>
          <table:table-cell office:value-type="string">
            <text:p>14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60">
            <text:p>9760</text:p>
          </table:table-cell>
          <table:table-cell office:value-type="float" office:value="677">
            <text:p>677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14</text:p>
          </table:table-cell>
          <table:table-cell office:value-type="string">
            <text:p>TA1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7</text:p>
          </table:table-cell>
          <table:table-cell office:value-type="string">
            <text:p>6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entre des Impôts Montpellier Nord</text:p>
          </table:table-cell>
          <table:table-cell office:value-type="float" office:value="1415">
            <text:p>1415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s Impôts Montpellier Nord</text:p>
          </table:table-cell>
          <table:table-cell office:value-type="string">
            <text:p>B14</text:p>
          </table:table-cell>
          <table:table-cell office:value-type="string">
            <text:p>C14</text:p>
          </table:table-cell>
          <table:table-cell office:value-type="string">
            <text:p>14</text:p>
          </table:table-cell>
          <table:table-cell office:value-type="string">
            <text:p>ADM.ECO.FIN.</text:p>
          </table:table-cell>
          <table:table-cell office:value-type="string">
            <text:p>70002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47">
            <text:p>447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14</text:p>
          </table:table-cell>
          <table:table-cell office:value-type="string">
            <text:p>700020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Mosson</text:p>
          </table:table-cell>
          <table:table-cell office:value-type="float" office:value="2997">
            <text:p>2997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Mosson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ADM.COMMUNIC</text:p>
          </table:table-cell>
          <table:table-cell office:value-type="string">
            <text:p>700224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7">
            <text:p>567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Chico Mendez</text:p>
          </table:table-cell>
          <table:table-cell office:value-type="float" office:value="424">
            <text:p>42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Chico Mendez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PARCS/JARDIN</text:p>
          </table:table-cell>
          <table:table-cell office:value-type="string">
            <text:p>00178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3">
            <text:p>8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 office:value-type="string">
            <text:p>1789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inède de la Paillade</text:p>
          </table:table-cell>
          <table:table-cell office:value-type="float" office:value="603">
            <text:p>60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inède de la Paillade</text:p>
          </table:table-cell>
          <table:table-cell office:value-type="string">
            <text:p>B14</text:p>
          </table:table-cell>
          <table:table-cell/>
          <table:table-cell office:value-type="string">
            <text:p>14</text:p>
          </table:table-cell>
          <table:table-cell office:value-type="string">
            <text:p>PARCS/JARDIN</text:p>
          </table:table-cell>
          <table:table-cell office:value-type="string">
            <text:p>0020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96">
            <text:p>19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4</text:p>
          </table:table-cell>
          <table:table-cell office:value-type="string">
            <text:p>2015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entre de secours Guizonnier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 secours Guizonnier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DIVERS</text:p>
          </table:table-cell>
          <table:table-cell office:value-type="string">
            <text:p>70009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76">
            <text:p>476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15</text:p>
          </table:table-cell>
          <table:table-cell office:value-type="string">
            <text:p>7000900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Malbosc</text:p>
          </table:table-cell>
          <table:table-cell office:value-type="float" office:value="1431">
            <text:p>143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Malbosc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15</text:p>
          </table:table-cell>
          <table:table-cell office:value-type="string">
            <text:p>PARCS/JARDIN</text:p>
          </table:table-cell>
          <table:table-cell office:value-type="string">
            <text:p>0025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8">
            <text:p>12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 office:value-type="string">
            <text:p>64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es Tritons</text:p>
          </table:table-cell>
          <table:table-cell office:value-type="float" office:value="3232">
            <text:p>32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s Tritons</text:p>
          </table:table-cell>
          <table:table-cell office:value-type="string">
            <text:p>A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7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les Gemaux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les Gemaux</text:p>
          </table:table-cell>
          <table:table-cell office:value-type="string">
            <text:p>C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5</text:p>
          </table:table-cell>
          <table:table-cell office:value-type="string">
            <text:p>158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r d'escalade - Les Garrigues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Les Garrigues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74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Escholiers de la Mosson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Escholiers de la Mosson</text:p>
          </table:table-cell>
          <table:table-cell office:value-type="string">
            <text:p>C1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 office:value-type="string">
            <text:p>1322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es Troubadours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es Troubadours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138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Marc Bloch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rc Bloch</text:p>
          </table:table-cell>
          <table:table-cell office:value-type="string">
            <text:p>A16</text:p>
          </table:table-cell>
          <table:table-cell office:value-type="string">
            <text:p>A15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06</text:p>
          </table:table-cell>
          <table:table-cell office:value-type="string">
            <text:p>116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Rabelais</text:p>
          </table:table-cell>
          <table:table-cell office:value-type="float" office:value="3273">
            <text:p>32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Rabelais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5</text:p>
          </table:table-cell>
          <table:table-cell office:value-type="string">
            <text:p>TA9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Beach Volley Mosson</text:p>
          </table:table-cell>
          <table:table-cell office:value-type="float" office:value="1587">
            <text:p>1587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each Volley Mosson</text:p>
          </table:table-cell>
          <table:table-cell office:value-type="string">
            <text:p>B15</text:p>
          </table:table-cell>
          <table:table-cell table:number-columns-repeated="2"/>
          <table:table-cell office:value-type="string">
            <text:p><text:s/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Salle de sports Jacques Brel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Jacques Brel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Salle de sports Les Guarrigues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es Guarrigues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Cannalette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Cannalette</text:p>
          </table:table-cell>
          <table:table-cell office:value-type="string">
            <text:p>B15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u Parc Malbosc</text:p>
          </table:table-cell>
          <table:table-cell office:value-type="float" office:value="3269">
            <text:p>32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quare du château d'eau de Mas</text:p>
          </table:table-cell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château d'eau de Mas</text:p>
          </table:table-cell>
          <table:table-cell office:value-type="string">
            <text:p>B1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.P.T. Georges Brassens</text:p>
          </table:table-cell>
          <table:table-cell office:value-type="float" office:value="1190">
            <text:p>1190</text:p>
          </table:table-cell>
          <table:table-cell office:value-type="float" office:value="45">
            <text:p>4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Georges Brassens</text:p>
          </table:table-cell>
          <table:table-cell office:value-type="string">
            <text:p>B16</text:p>
          </table:table-cell>
          <table:table-cell table:number-columns-repeated="3"/>
          <table:table-cell office:value-type="string">
            <text:p>0013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06</text:p>
          </table:table-cell>
          <table:table-cell office:value-type="string">
            <text:p>1492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e Bel-Juel</text:p>
          </table:table-cell>
          <table:table-cell office:value-type="float" office:value="1568">
            <text:p>156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Bel-Juel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PARCS/JARDIN</text:p>
          </table:table-cell>
          <table:table-cell office:value-type="string">
            <text:p>0016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8">
            <text:p>6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5</text:p>
          </table:table-cell>
          <table:table-cell office:value-type="string">
            <text:p>1664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.H.P.A.D Michel Bélorgeot</text:p>
          </table:table-cell>
          <table:table-cell office:value-type="float" office:value="1567">
            <text:p>156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Michel Bélorgeot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25</text:p>
          </table:table-cell>
          <table:table-cell office:value-type="string">
            <text:p>SOLIDARITE</text:p>
          </table:table-cell>
          <table:table-cell office:value-type="string">
            <text:p>7001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40">
            <text:p>54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5</text:p>
          </table:table-cell>
          <table:table-cell office:value-type="string">
            <text:p>700180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Pruneliers</text:p>
          </table:table-cell>
          <table:table-cell office:value-type="float" office:value="527">
            <text:p>52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Pruneliers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6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669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Neptune</text:p>
          </table:table-cell>
          <table:table-cell office:value-type="float" office:value="2087">
            <text:p>208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Neptune</text:p>
          </table:table-cell>
          <table:table-cell office:value-type="string">
            <text:p>C14</text:p>
          </table:table-cell>
          <table:table-cell/>
          <table:table-cell office:value-type="string">
            <text:p>15</text:p>
          </table:table-cell>
          <table:table-cell office:value-type="string">
            <text:p>PARCS/JARDIN</text:p>
          </table:table-cell>
          <table:table-cell office:value-type="string">
            <text:p>00188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2">
            <text:p>9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5</text:p>
          </table:table-cell>
          <table:table-cell office:value-type="string">
            <text:p>207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oyer des Travailleurs Migrants</text:p>
          </table:table-cell>
          <table:table-cell office:value-type="float" office:value="1000">
            <text:p>1000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Foyer des Travailleurs Migrants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SOLIDARITE</text:p>
          </table:table-cell>
          <table:table-cell office:value-type="string">
            <text:p>70020500</text:p>
          </table:table-cell>
          <table:table-cell/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556">
            <text:p>556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15</text:p>
          </table:table-cell>
          <table:table-cell office:value-type="string">
            <text:p>3913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/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rèche Louise Guiraud</text:p>
          </table:table-cell>
          <table:table-cell office:value-type="float" office:value="2053">
            <text:p>2053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ouise Guiraud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CRECH/HGARD</text:p>
          </table:table-cell>
          <table:table-cell office:value-type="string">
            <text:p>00021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7">
            <text:p>247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4</text:p>
          </table:table-cell>
          <table:table-cell office:value-type="string">
            <text:p>84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Maison de Justice</text:p>
          </table:table-cell>
          <table:table-cell office:value-type="float" office:value="545">
            <text:p>545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Maison de Justice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ADM.JUSTICE</text:p>
          </table:table-cell>
          <table:table-cell office:value-type="string">
            <text:p>70024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577">
            <text:p>577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15</text:p>
          </table:table-cell>
          <table:table-cell office:value-type="string">
            <text:p>176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Joseph Delteil</text:p>
          </table:table-cell>
          <table:table-cell office:value-type="float" office:value="493">
            <text:p>4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oseph Delteil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93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9">
            <text:p>9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937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édiathèque William Shakespear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William Shakespeare</text:p>
          </table:table-cell>
          <table:table-cell office:value-type="string">
            <text:p>E10</text:p>
          </table:table-cell>
          <table:table-cell/>
          <table:table-cell office:value-type="string">
            <text:p>36</text:p>
          </table:table-cell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47">
            <text:p>647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36</text:p>
          </table:table-cell>
          <table:table-cell office:value-type="string">
            <text:p>TA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Avicenne</text:p>
          </table:table-cell>
          <table:table-cell office:value-type="float" office:value="1666">
            <text:p>1666</text:p>
          </table:table-cell>
          <table:table-cell office:value-type="float" office:value="272">
            <text:p>27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Avicenne</text:p>
          </table:table-cell>
          <table:table-cell office:value-type="string">
            <text:p>E10</text:p>
          </table:table-cell>
          <table:table-cell/>
          <table:table-cell office:value-type="string">
            <text:p>36</text:p>
          </table:table-cell>
          <table:table-cell office:value-type="string">
            <text:p>QUART.CULTUR</text:p>
          </table:table-cell>
          <table:table-cell office:value-type="string">
            <text:p>0020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740">
            <text:p>9740</text:p>
          </table:table-cell>
          <table:table-cell office:value-type="float" office:value="421">
            <text:p>42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6</text:p>
          </table:table-cell>
          <table:table-cell office:value-type="string">
            <text:p>15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François Villon</text:p>
          </table:table-cell>
          <table:table-cell office:value-type="float" office:value="1419">
            <text:p>14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François Villon</text:p>
          </table:table-cell>
          <table:table-cell office:value-type="string">
            <text:p>E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6</text:p>
          </table:table-cell>
          <table:table-cell office:value-type="string">
            <text:p>16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Bernard Jouanique</text:p>
          </table:table-cell>
          <table:table-cell office:value-type="float" office:value="2862">
            <text:p>28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Bernard Jouanique</text:p>
          </table:table-cell>
          <table:table-cell office:value-type="string">
            <text:p>G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7</text:p>
          </table:table-cell>
          <table:table-cell office:value-type="string">
            <text:p>16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Petit Bard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etit Bard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6</text:p>
          </table:table-cell>
          <table:table-cell office:value-type="string">
            <text:p>TA1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Mairie annexe François Villon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François Villon</text:p>
          </table:table-cell>
          <table:table-cell office:value-type="string">
            <text:p>F11</text:p>
          </table:table-cell>
          <table:table-cell table:number-columns-repeated="2"/>
          <table:table-cell office:value-type="string">
            <text:p>MAIRIES.AN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26</text:p>
          </table:table-cell>
          <table:table-cell office:value-type="string">
            <text:p>TA18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Petit Bard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Petit Bard</text:p>
          </table:table-cell>
          <table:table-cell office:value-type="string">
            <text:p>E11</text:p>
          </table:table-cell>
          <table:table-cell table:number-columns-repeated="2"/>
          <table:table-cell office:value-type="string">
            <text:p>POSTE POLICE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26</text:p>
          </table:table-cell>
          <table:table-cell office:value-type="string">
            <text:p>408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/>
          <table:table-cell office:value-type="string">
            <text:p>Aqueduc St Clement II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St Clement II</text:p>
          </table:table-cell>
          <table:table-cell office:value-type="string">
            <text:p>F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TA4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Bernard Jouanique</text:p>
          </table:table-cell>
          <table:table-cell office:value-type="float" office:value="2850">
            <text:p>285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Bernard Jouanique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EQUIP.SPORT</text:p>
          </table:table-cell>
          <table:table-cell office:value-type="string">
            <text:p>0004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3">
            <text:p>35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7</text:p>
          </table:table-cell>
          <table:table-cell office:value-type="string">
            <text:p>13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Salle de boxe Abdenoun Tataï</text:p>
          </table:table-cell>
          <table:table-cell office:value-type="float" office:value="1676">
            <text:p>1676</text:p>
          </table:table-cell>
          <table:table-cell office:value-type="float" office:value="1184">
            <text:p>118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boxe Abdenoun Tataï</text:p>
          </table:table-cell>
          <table:table-cell office:value-type="string">
            <text:p>E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Crèche d'entreprises Eliane Bauduin</text:p>
          </table:table-cell>
          <table:table-cell office:value-type="float" office:value="448">
            <text:p>44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Eliane Bauduin</text:p>
          </table:table-cell>
          <table:table-cell office:value-type="string">
            <text:p>E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aison de Quartier Jean-Pierre Chabrol</text:p>
          </table:table-cell>
          <table:table-cell office:value-type="float" office:value="1817">
            <text:p>1817</text:p>
          </table:table-cell>
          <table:table-cell office:value-type="float" office:value="921">
            <text:p>921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Jean-Pierre Chabrol</text:p>
          </table:table-cell>
          <table:table-cell office:value-type="string">
            <text:p>F12</text:p>
          </table:table-cell>
          <table:table-cell table:number-columns-repeated="3"/>
          <table:table-cell office:value-type="string">
            <text:p>00302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/>
          <table:table-cell office:value-type="string">
            <text:p>M.P.T. Paul-Emile Victor</text:p>
          </table:table-cell>
          <table:table-cell office:value-type="float" office:value="1817">
            <text:p>1817</text:p>
          </table:table-cell>
          <table:table-cell office:value-type="float" office:value="1247">
            <text:p>1247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Paul-Emile Victor</text:p>
          </table:table-cell>
          <table:table-cell office:value-type="string">
            <text:p>F12</text:p>
          </table:table-cell>
          <table:table-cell table:number-columns-repeated="3"/>
          <table:table-cell office:value-type="string">
            <text:p>0014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17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/>
          <table:table-cell office:value-type="string">
            <text:p>Maison de Quartier Fanfonne Guillierme</text:p>
          </table:table-cell>
          <table:table-cell office:value-type="float" office:value="526">
            <text:p>526</text:p>
          </table:table-cell>
          <table:table-cell office:value-type="float" office:value="99999">
            <text:p>99999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Fanfonne Guillierme</text:p>
          </table:table-cell>
          <table:table-cell office:value-type="string">
            <text:p>F12</text:p>
          </table:table-cell>
          <table:table-cell table:number-columns-repeated="3"/>
          <table:table-cell office:value-type="string">
            <text:p>0005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168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/>
          <table:table-cell office:value-type="string">
            <text:p>M.P.T. François Villon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François Villon</text:p>
          </table:table-cell>
          <table:table-cell office:value-type="string">
            <text:p>F11</text:p>
          </table:table-cell>
          <table:table-cell table:number-columns-repeated="3"/>
          <table:table-cell office:value-type="string">
            <text:p>00053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26</text:p>
          </table:table-cell>
          <table:table-cell office:value-type="string">
            <text:p>168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Louis Nègre</text:p>
          </table:table-cell>
          <table:table-cell office:value-type="float" office:value="1676">
            <text:p>1676</text:p>
          </table:table-cell>
          <table:table-cell office:value-type="float" office:value="295">
            <text:p>29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ouis Nègre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EQUIP.SPORT</text:p>
          </table:table-cell>
          <table:table-cell office:value-type="string">
            <text:p>0004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63">
            <text:p>36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7</text:p>
          </table:table-cell>
          <table:table-cell office:value-type="string">
            <text:p>134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Saint Clément</text:p>
          </table:table-cell>
          <table:table-cell office:value-type="float" office:value="676">
            <text:p>676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Saint Clément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HALLES/MCH</text:p>
          </table:table-cell>
          <table:table-cell office:value-type="string">
            <text:p>00296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205">
            <text:p>205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7</text:p>
          </table:table-cell>
          <table:table-cell office:value-type="string">
            <text:p>29670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Las Cazes</text:p>
          </table:table-cell>
          <table:table-cell office:value-type="float" office:value="861">
            <text:p>861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Las Cazes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ADM.EDUC.NAT</text:p>
          </table:table-cell>
          <table:table-cell office:value-type="string">
            <text:p>700106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89">
            <text:p>489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7</text:p>
          </table:table-cell>
          <table:table-cell office:value-type="string">
            <text:p>3893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Saint Clément</text:p>
          </table:table-cell>
          <table:table-cell office:value-type="float" office:value="1926">
            <text:p>1926</text:p>
          </table:table-cell>
          <table:table-cell office:value-type="float" office:value="470">
            <text:p>470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Saint Clément</text:p>
          </table:table-cell>
          <table:table-cell office:value-type="string">
            <text:p>G11</text:p>
          </table:table-cell>
          <table:table-cell/>
          <table:table-cell office:value-type="string">
            <text:p>27</text:p>
          </table:table-cell>
          <table:table-cell office:value-type="string">
            <text:p>ADM.COMMUNIC</text:p>
          </table:table-cell>
          <table:table-cell office:value-type="string">
            <text:p>70023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2">
            <text:p>57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7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Charles Baudelaire</text:p>
          </table:table-cell>
          <table:table-cell office:value-type="float" office:value="1926">
            <text:p>1926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arles Baudelaire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6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14">
            <text:p>314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14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Rudyard Kipling</text:p>
          </table:table-cell>
          <table:table-cell office:value-type="float" office:value="1926">
            <text:p>1926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Rudyard Kipling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6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13">
            <text:p>313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6</text:p>
          </table:table-cell>
          <table:table-cell office:value-type="string">
            <text:p>114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 la Vigne de la Vierge</text:p>
          </table:table-cell>
          <table:table-cell office:value-type="float" office:value="1390">
            <text:p>139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a Vigne de la Vierge</text:p>
          </table:table-cell>
          <table:table-cell office:value-type="string">
            <text:p>F10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63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8">
            <text:p>5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16300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N.D. de l'Espéranc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N.D. de l'Espérance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5">
            <text:p>655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7</text:p>
          </table:table-cell>
          <table:table-cell office:value-type="string">
            <text:p>4044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Michelle Ostermeyer</text:p>
          </table:table-cell>
          <table:table-cell office:value-type="float" office:value="1355">
            <text:p>1355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ichelle Ostermeyer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14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38">
            <text:p>238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7</text:p>
          </table:table-cell>
          <table:table-cell office:value-type="string">
            <text:p>79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Clémentville</text:p>
          </table:table-cell>
          <table:table-cell office:value-type="float" office:value="795">
            <text:p>79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Clémentville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ADM.SANTE AS</text:p>
          </table:table-cell>
          <table:table-cell office:value-type="string">
            <text:p>700154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3">
            <text:p>523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7</text:p>
          </table:table-cell>
          <table:table-cell office:value-type="string">
            <text:p>3907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Réformée de Montpellier-St Pau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65</text:p>
          </table:table-cell>
          <table:table-cell office:value-type="string">
            <text:p>97-65-Eglise Réformée de Montpellier-St Paul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60">
            <text:p>9760</text:p>
          </table:table-cell>
          <table:table-cell office:value-type="float" office:value="678">
            <text:p>678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7</text:p>
          </table:table-cell>
          <table:table-cell office:value-type="string">
            <text:p>3903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97</text:p>
          </table:table-cell>
          <table:table-cell office:value-type="string">
            <text:p>6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Jules Guesdes</text:p>
          </table:table-cell>
          <table:table-cell office:value-type="float" office:value="1390">
            <text:p>1390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ules Guesdes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ADM.EDUC.NAT</text:p>
          </table:table-cell>
          <table:table-cell office:value-type="string">
            <text:p>700100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84">
            <text:p>484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37</text:p>
          </table:table-cell>
          <table:table-cell office:value-type="string">
            <text:p>3893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Jeanne Galzy</text:p>
          </table:table-cell>
          <table:table-cell office:value-type="float" office:value="795">
            <text:p>79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Jeanne Galzy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CLUB 3 AGE</text:p>
          </table:table-cell>
          <table:table-cell office:value-type="string">
            <text:p>7002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4">
            <text:p>214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7</text:p>
          </table:table-cell>
          <table:table-cell office:value-type="string">
            <text:p>215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Alain Delylle</text:p>
          </table:table-cell>
          <table:table-cell office:value-type="float" office:value="1355">
            <text:p>1355</text:p>
          </table:table-cell>
          <table:table-cell office:value-type="float" office:value="1473">
            <text:p>147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Alain Delylle</text:p>
          </table:table-cell>
          <table:table-cell office:value-type="string">
            <text:p>G10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7</text:p>
          </table:table-cell>
          <table:table-cell office:value-type="string">
            <text:p>7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Boussinesq</text:p>
          </table:table-cell>
          <table:table-cell office:value-type="float" office:value="627">
            <text:p>62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oussinesq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PARCS/JARDIN</text:p>
          </table:table-cell>
          <table:table-cell office:value-type="string">
            <text:p>0016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0">
            <text:p>6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 office:value-type="string">
            <text:p>16340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héâtre Jean Vilar</text:p>
          </table:table-cell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âtre Jean Vilar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QUART.CULTUR</text:p>
          </table:table-cell>
          <table:table-cell office:value-type="string">
            <text:p>000985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28">
            <text:p>628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4</text:p>
          </table:table-cell>
          <table:table-cell office:value-type="string">
            <text:p>198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e la Paillade</text:p>
          </table:table-cell>
          <table:table-cell office:value-type="float" office:value="603">
            <text:p>60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 la Paillade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HALLES/MCH</text:p>
          </table:table-cell>
          <table:table-cell office:value-type="string">
            <text:p>0005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67">
            <text:p>167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14</text:p>
          </table:table-cell>
          <table:table-cell office:value-type="string">
            <text:p>000565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Polyvalente Averroè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Polyvalente Averroès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QUART.CULTU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740">
            <text:p>9740</text:p>
          </table:table-cell>
          <table:table-cell office:value-type="float" office:value="676">
            <text:p>676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5</text:p>
          </table:table-cell>
          <table:table-cell office:value-type="string">
            <text:p>168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Virginia Woolf</text:p>
          </table:table-cell>
          <table:table-cell office:value-type="float" office:value="545">
            <text:p>545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irginia Woolf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67">
            <text:p>267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4</text:p>
          </table:table-cell>
          <table:table-cell office:value-type="string">
            <text:p>9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irie annexe La Mosson</text:p>
          </table:table-cell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La Mosson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MAIRIES ANN.</text:p>
          </table:table-cell>
          <table:table-cell office:value-type="string">
            <text:p>00001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228">
            <text:p>228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14</text:p>
          </table:table-cell>
          <table:table-cell office:value-type="string">
            <text:p>17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James Joyce</text:p>
          </table:table-cell>
          <table:table-cell office:value-type="float" office:value="603">
            <text:p>603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ames Joyce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68">
            <text:p>268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4</text:p>
          </table:table-cell>
          <table:table-cell office:value-type="string">
            <text:p>9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André Boulloche</text:p>
          </table:table-cell>
          <table:table-cell office:value-type="float" office:value="1359">
            <text:p>1359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ndré Boulloche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208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66">
            <text:p>266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9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les des Quatre Saisons</text:p>
          </table:table-cell>
          <table:table-cell office:value-type="float" office:value="1208">
            <text:p>1208</text:p>
          </table:table-cell>
          <table:table-cell office:value-type="float" office:value="1321">
            <text:p>1321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des Quatre Saisons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HALLES/MCH</text:p>
          </table:table-cell>
          <table:table-cell office:value-type="string">
            <text:p>0004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366">
            <text:p>366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14</text:p>
          </table:table-cell>
          <table:table-cell office:value-type="string">
            <text:p>00049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du Mas de la Pailla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de la Paillade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30">
            <text:p>63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4</text:p>
          </table:table-cell>
          <table:table-cell office:value-type="string">
            <text:p>TA6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L. Sédar Senghor</text:p>
          </table:table-cell>
          <table:table-cell office:value-type="float" office:value="603">
            <text:p>6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. Sédar Senghor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27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69">
            <text:p>26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93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Vincent Van Gogh</text:p>
          </table:table-cell>
          <table:table-cell office:value-type="float" office:value="1633">
            <text:p>1633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incent Van Gogh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9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30">
            <text:p>33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4</text:p>
          </table:table-cell>
          <table:table-cell office:value-type="string">
            <text:p>12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Roosevelt</text:p>
          </table:table-cell>
          <table:table-cell office:value-type="float" office:value="1359">
            <text:p>135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Roosevelt</text:p>
          </table:table-cell>
          <table:table-cell office:value-type="string">
            <text:p>B13</text:p>
          </table:table-cell>
          <table:table-cell office:value-type="string">
            <text:p>C13</text:p>
          </table:table-cell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9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31">
            <text:p>331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12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Professionnel Léonard de Vinci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Léonard de Vinci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ADM.EDUC.NAT</text:p>
          </table:table-cell>
          <table:table-cell office:value-type="string">
            <text:p>700092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77">
            <text:p>477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15</text:p>
          </table:table-cell>
          <table:table-cell office:value-type="string">
            <text:p>389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ire de skateboard Blayac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Aire de skateboard Blayac</text:p>
          </table:table-cell>
          <table:table-cell office:value-type="string">
            <text:p>C13</text:p>
          </table:table-cell>
          <table:table-cell/>
          <table:table-cell office:value-type="string">
            <text:p>15</text:p>
          </table:table-cell>
          <table:table-cell office:value-type="string">
            <text:p>EQUIP.SPORT</text:p>
          </table:table-cell>
          <table:table-cell office:value-type="string">
            <text:p>0031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26">
            <text:p>626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5</text:p>
          </table:table-cell>
          <table:table-cell office:value-type="string">
            <text:p>159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llège d'Alc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d'Alco</text:p>
          </table:table-cell>
          <table:table-cell office:value-type="string">
            <text:p>E13</text:p>
          </table:table-cell>
          <table:table-cell/>
          <table:table-cell office:value-type="string">
            <text:p>16</text:p>
          </table:table-cell>
          <table:table-cell office:value-type="string">
            <text:p>ADM.EDUC.NAT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643">
            <text:p>643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16</text:p>
          </table:table-cell>
          <table:table-cell office:value-type="string">
            <text:p>4065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Louisville</text:p>
          </table:table-cell>
          <table:table-cell office:value-type="float" office:value="1412">
            <text:p>1412</text:p>
          </table:table-cell>
          <table:table-cell office:value-type="float" office:value="431">
            <text:p>43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ouisville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37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23">
            <text:p>32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119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Heidelberg</text:p>
          </table:table-cell>
          <table:table-cell office:value-type="float" office:value="1382">
            <text:p>1382</text:p>
          </table:table-cell>
          <table:table-cell office:value-type="float" office:value="310">
            <text:p>31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Heidelberg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1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88">
            <text:p>28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14</text:p>
          </table:table-cell>
          <table:table-cell office:value-type="string">
            <text:p>10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Cervantes</text:p>
          </table:table-cell>
          <table:table-cell office:value-type="float" office:value="740">
            <text:p>740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ervantes</text:p>
          </table:table-cell>
          <table:table-cell office:value-type="string">
            <text:p>B13</text:p>
          </table:table-cell>
          <table:table-cell/>
          <table:table-cell office:value-type="string">
            <text:p>14</text:p>
          </table:table-cell>
          <table:table-cell office:value-type="string">
            <text:p>ECOLES</text:p>
          </table:table-cell>
          <table:table-cell office:value-type="string">
            <text:p>00031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87">
            <text:p>287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14</text:p>
          </table:table-cell>
          <table:table-cell office:value-type="string">
            <text:p>10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Le Grand Mail</text:p>
          </table:table-cell>
          <table:table-cell office:value-type="float" office:value="543">
            <text:p>543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Le Grand Mail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ADM.COMMUNIC</text:p>
          </table:table-cell>
          <table:table-cell office:value-type="string">
            <text:p>700225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8">
            <text:p>568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artin Luther King</text:p>
          </table:table-cell>
          <table:table-cell office:value-type="float" office:value="740">
            <text:p>740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tin Luther King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37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22">
            <text:p>322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4</text:p>
          </table:table-cell>
          <table:table-cell office:value-type="string">
            <text:p>118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Lycée Jean Monnet</text:p>
          </table:table-cell>
          <table:table-cell office:value-type="float" office:value="1431">
            <text:p>14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Jean Monnet</text:p>
          </table:table-cell>
          <table:table-cell office:value-type="string">
            <text:p>D12</text:p>
          </table:table-cell>
          <table:table-cell office:value-type="string">
            <text:p>E12</text:p>
          </table:table-cell>
          <table:table-cell office:value-type="string">
            <text:p>25</text:p>
          </table:table-cell>
          <table:table-cell office:value-type="string">
            <text:p>ADM.EDUC.NAT</text:p>
          </table:table-cell>
          <table:table-cell office:value-type="string">
            <text:p>700098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82">
            <text:p>482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25</text:p>
          </table:table-cell>
          <table:table-cell office:value-type="string">
            <text:p>392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adeleine Renaud</text:p>
          </table:table-cell>
          <table:table-cell office:value-type="float" office:value="543">
            <text:p>543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deleine Renaud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42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43">
            <text:p>343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4</text:p>
          </table:table-cell>
          <table:table-cell office:value-type="string">
            <text:p>128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Antoine Balard</text:p>
          </table:table-cell>
          <table:table-cell office:value-type="float" office:value="1979">
            <text:p>1979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ntoine Balard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42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4">
            <text:p>344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4</text:p>
          </table:table-cell>
          <table:table-cell office:value-type="string">
            <text:p>128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s de foot Mosson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s de foot Mosson</text:p>
          </table:table-cell>
          <table:table-cell office:value-type="string">
            <text:p>A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1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4</text:p>
          </table:table-cell>
          <table:table-cell office:value-type="string">
            <text:p>8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Simon Bolivar</text:p>
          </table:table-cell>
          <table:table-cell office:value-type="float" office:value="543">
            <text:p>543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imon Bolivar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27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65">
            <text:p>26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4</text:p>
          </table:table-cell>
          <table:table-cell office:value-type="string">
            <text:p>9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Pablo Néruda</text:p>
          </table:table-cell>
          <table:table-cell office:value-type="float" office:value="1979">
            <text:p>1979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blo Néruda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COLES</text:p>
          </table:table-cell>
          <table:table-cell office:value-type="string">
            <text:p>000268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64">
            <text:p>26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4</text:p>
          </table:table-cell>
          <table:table-cell office:value-type="string">
            <text:p>90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Lou Clapas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ou Clapas</text:p>
          </table:table-cell>
          <table:table-cell office:value-type="string">
            <text:p>A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243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27">
            <text:p>427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4</text:p>
          </table:table-cell>
          <table:table-cell office:value-type="string">
            <text:p>153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ire de jeux de Louisville - Sq. le Trident</text:p>
          </table:table-cell>
          <table:table-cell office:value-type="float" office:value="1412">
            <text:p>1412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de Louisville - Sq. le Trident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PARCS/JARDIN</text:p>
          </table:table-cell>
          <table:table-cell office:value-type="string">
            <text:p>00162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95">
            <text:p>19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1623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il de la Pailla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il de la Paillade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24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29">
            <text:p>62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6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tade de la Mosson - Mondial 98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tade de la Mosson - Mondial 98</text:p>
          </table:table-cell>
          <table:table-cell office:value-type="string">
            <text:p>A12</text:p>
          </table:table-cell>
          <table:table-cell office:value-type="string">
            <text:p>B12</text:p>
          </table:table-cell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19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4</text:p>
          </table:table-cell>
          <table:table-cell office:value-type="string">
            <text:p>8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cole Supérieure de Commerce</text:p>
          </table:table-cell>
          <table:table-cell office:value-type="float" office:value="1568">
            <text:p>1568</text:p>
          </table:table-cell>
          <table:table-cell office:value-type="float" office:value="2300">
            <text:p>230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Ecole Supérieure de Commerce</text:p>
          </table:table-cell>
          <table:table-cell office:value-type="string">
            <text:p>E12</text:p>
          </table:table-cell>
          <table:table-cell/>
          <table:table-cell office:value-type="string">
            <text:p>26</text:p>
          </table:table-cell>
          <table:table-cell office:value-type="string">
            <text:p>ADM.EDUC.NAT</text:p>
          </table:table-cell>
          <table:table-cell office:value-type="string">
            <text:p>700118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00">
            <text:p>500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26</text:p>
          </table:table-cell>
          <table:table-cell office:value-type="string">
            <text:p>391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- piscine Mosson</text:p>
          </table:table-cell>
          <table:table-cell office:value-type="float" office:value="1208">
            <text:p>120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- piscine Mosson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PARCS/JARDIN</text:p>
          </table:table-cell>
          <table:table-cell office:value-type="string">
            <text:p>002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6">
            <text:p>11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2143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nnis Mosson 1 à 9</text:p>
          </table:table-cell>
          <table:table-cell office:value-type="float" office:value="1208">
            <text:p>1208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Mosson 1 à 9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7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80">
            <text:p>180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24</text:p>
          </table:table-cell>
          <table:table-cell office:value-type="string">
            <text:p>14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entre nautique Neptune</text:p>
          </table:table-cell>
          <table:table-cell office:value-type="float" office:value="1208">
            <text:p>1208</text:p>
          </table:table-cell>
          <table:table-cell office:value-type="float" office:value="315">
            <text:p>31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entre nautique Neptune</text:p>
          </table:table-cell>
          <table:table-cell office:value-type="string">
            <text:p>B12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009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41">
            <text:p>141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146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iste bi-cross Joan l'An Près</text:p>
          </table:table-cell>
          <table:table-cell office:value-type="float" office:value="1309">
            <text:p>130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bi-cross Joan l'An Près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EQUIP.SPORT</text:p>
          </table:table-cell>
          <table:table-cell office:value-type="string">
            <text:p>0000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7">
            <text:p>137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5</text:p>
          </table:table-cell>
          <table:table-cell office:value-type="string">
            <text:p>7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oint de propreté Demeter - Mosson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Point de propreté Demeter -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VIE QUOT.SCE</text:p>
          </table:table-cell>
          <table:table-cell office:value-type="string">
            <text:p>00085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500">
            <text:p>9500</text:p>
          </table:table-cell>
          <table:table-cell office:value-type="float" office:value="402">
            <text:p>402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24</text:p>
          </table:table-cell>
          <table:table-cell office:value-type="string">
            <text:p>000859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Quillodrome Mosson</text:p>
          </table:table-cell>
          <table:table-cell office:value-type="float" office:value="1208">
            <text:p>120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Quillodrom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EQUIP.SPORT</text:p>
          </table:table-cell>
          <table:table-cell office:value-type="string">
            <text:p>0023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03">
            <text:p>203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150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Espace Mosson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Espac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VIE QUOT.SCE</text:p>
          </table:table-cell>
          <table:table-cell office:value-type="string">
            <text:p>000227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48">
            <text:p>148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24</text:p>
          </table:table-cell>
          <table:table-cell office:value-type="string">
            <text:p>000227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aux Plants - Espace Mosson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ux Plants - Espac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HALLES/MCH</text:p>
          </table:table-cell>
          <table:table-cell office:value-type="string">
            <text:p>00022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47">
            <text:p>147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4</text:p>
          </table:table-cell>
          <table:table-cell office:value-type="string">
            <text:p>000225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aux Puces et à la Brocante - Espace Moss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ux Puces et à la Brocante - Espace Mosson</text:p>
          </table:table-cell>
          <table:table-cell office:value-type="string">
            <text:p>B11</text:p>
          </table:table-cell>
          <table:table-cell/>
          <table:table-cell office:value-type="string">
            <text:p>24</text:p>
          </table:table-cell>
          <table:table-cell office:value-type="string">
            <text:p>HALLES/MCH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590">
            <text:p>590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24</text:p>
          </table:table-cell>
          <table:table-cell office:value-type="string">
            <text:p>TA18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Arthur Rimbaud</text:p>
          </table:table-cell>
          <table:table-cell office:value-type="float" office:value="1454">
            <text:p>14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Arthur Rimbaud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ADM.EDUC.NAT</text:p>
          </table:table-cell>
          <table:table-cell office:value-type="string">
            <text:p>700112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5">
            <text:p>495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25</text:p>
          </table:table-cell>
          <table:table-cell office:value-type="string">
            <text:p>700112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Arthur Rimbaud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rthur Rimbaud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EQUIP.SPORT</text:p>
          </table:table-cell>
          <table:table-cell office:value-type="string">
            <text:p>00333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24">
            <text:p>624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5</text:p>
          </table:table-cell>
          <table:table-cell office:value-type="string">
            <text:p>164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Louis Feuillade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Louis Feuillade</text:p>
          </table:table-cell>
          <table:table-cell office:value-type="string">
            <text:p>B12</text:p>
          </table:table-cell>
          <table:table-cell/>
          <table:table-cell office:value-type="string">
            <text:p>37</text:p>
          </table:table-cell>
          <table:table-cell office:value-type="string">
            <text:p>QUART.CULTUR</text:p>
          </table:table-cell>
          <table:table-cell office:value-type="string">
            <text:p>00012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27">
            <text:p>627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4</text:p>
          </table:table-cell>
          <table:table-cell office:value-type="string">
            <text:p>000124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Baroncelli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Baroncelli</text:p>
          </table:table-cell>
          <table:table-cell office:value-type="string">
            <text:p>C14</text:p>
          </table:table-cell>
          <table:table-cell office:value-type="string">
            <text:p>D14</text:p>
          </table:table-cell>
          <table:table-cell/>
          <table:table-cell office:value-type="string">
            <text:p>CLUB3AG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5</text:p>
          </table:table-cell>
          <table:table-cell office:value-type="string">
            <text:p>TA9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René Bessières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René Bessières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76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Hortus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Hortus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4</text:p>
          </table:table-cell>
          <table:table-cell office:value-type="string">
            <text:p>76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Reyne</text:p>
          </table:table-cell>
          <table:table-cell office:value-type="float" office:value="2565">
            <text:p>25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Reyne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78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Heildelberg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Heidelberg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14</text:p>
          </table:table-cell>
          <table:table-cell office:value-type="string">
            <text:p>16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Arthur Rimbaud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Arthur Rimbaud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5</text:p>
          </table:table-cell>
          <table:table-cell office:value-type="string">
            <text:p>165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ouisville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ouisville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4</text:p>
          </table:table-cell>
          <table:table-cell office:value-type="string">
            <text:p>TA14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tudio Glandier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tudio Glandier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14</text:p>
          </table:table-cell>
          <table:table-cell office:value-type="string">
            <text:p>TA3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C.E.M.H <text:s/>T.A.M Les Hirondelles</text:p>
          </table:table-cell>
          <table:table-cell office:value-type="float" office:value="423">
            <text:p>423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.E.M.H <text:s/>T.A.M Les Hirondelles</text:p>
          </table:table-cell>
          <table:table-cell office:value-type="string">
            <text:p>C14</text:p>
          </table:table-cell>
          <table:table-cell office:value-type="string">
            <text:p>C13</text:p>
          </table:table-cell>
          <table:table-cell/>
          <table:table-cell office:value-type="string">
            <text:p>ADM.EQUIP.T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15</text:p>
          </table:table-cell>
          <table:table-cell office:value-type="string">
            <text:p>TA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Berges Mosson</text:p>
          </table:table-cell>
          <table:table-cell office:value-type="float" office:value="3083">
            <text:p>30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Mosson</text:p>
          </table:table-cell>
          <table:table-cell office:value-type="string">
            <text:p>B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Le Grand Mail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 Grand Mail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5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Berges du Rieut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Rieutord</text:p>
          </table:table-cell>
          <table:table-cell office:value-type="string">
            <text:p>C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4</text:p>
          </table:table-cell>
          <table:table-cell office:value-type="string">
            <text:p>TA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oste de Police nationale Mosson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nationale Mosson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ADM.INTER.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14</text:p>
          </table:table-cell>
          <table:table-cell office:value-type="string">
            <text:p>TA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/>
          <table:table-cell office:value-type="string">
            <text:p>Antenne Mosson C.C.A.S</text:p>
          </table:table-cell>
          <table:table-cell office:value-type="float" office:value="837">
            <text:p>837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Antenne Mosson C.C.A.S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ADM.COMMUNI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Mur d'escalade - Arthur Rimbaud</text:p>
          </table:table-cell>
          <table:table-cell office:value-type="float" office:value="3329">
            <text:p>33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Arthur Rimbaud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Terrain de Rugby Mosson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Rugby Mosson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Arthur Rimbaud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rthur Rimbaud</text:p>
          </table:table-cell>
          <table:table-cell office:value-type="string">
            <text:p>C11</text:p>
          </table:table-cell>
          <table:table-cell/>
          <table:table-cell office:value-type="string">
            <text:p>25</text:p>
          </table:table-cell>
          <table:table-cell office:value-type="string">
            <text:p>EQUIP.SPORT</text:p>
          </table:table-cell>
          <table:table-cell office:value-type="string">
            <text:p>00333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24">
            <text:p>624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5</text:p>
          </table:table-cell>
          <table:table-cell office:value-type="string">
            <text:p>164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Gymnase François Rabelais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François Rabelais</text:p>
          </table:table-cell>
          <table:table-cell office:value-type="string">
            <text:p>D13</text:p>
          </table:table-cell>
          <table:table-cell office:value-type="string">
            <text:p>E13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Mur d'escalade - François Rabelais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r d'escalade François Rabelais</text:p>
          </table:table-cell>
          <table:table-cell office:value-type="string">
            <text:p>D13</text:p>
          </table:table-cell>
          <table:table-cell office:value-type="string">
            <text:p>E13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CG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Jardins Familiaux de Malbosc</text:p>
          </table:table-cell>
          <table:table-cell office:value-type="float" office:value="3257">
            <text:p>32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Familiaux de Malbosc</text:p>
          </table:table-cell>
          <table:table-cell office:value-type="string">
            <text:p>D1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RAM Mosson</text:p>
          </table:table-cell>
          <table:table-cell office:value-type="float" office:value="543">
            <text:p>543</text:p>
          </table:table-cell>
          <table:table-cell office:value-type="float" office:value="476">
            <text:p>47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Mosson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La Paillade</text:p>
          </table:table-cell>
          <table:table-cell office:value-type="float" office:value="543">
            <text:p>543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Paillade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d'entreprises Les petits Chaperons Rouges II</text:p>
          </table:table-cell>
          <table:table-cell office:value-type="float" office:value="3481">
            <text:p>3481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I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Léo Lagrange</text:p>
          </table:table-cell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Léo Lagrange</text:p>
          </table:table-cell>
          <table:table-cell office:value-type="string">
            <text:p>B13</text:p>
          </table:table-cell>
          <table:table-cell table:number-columns-repeated="3"/>
          <table:table-cell office:value-type="string">
            <text:p>0009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14</text:p>
          </table:table-cell>
          <table:table-cell office:value-type="string">
            <text:p>168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les Chats Bottés</text:p>
          </table:table-cell>
          <table:table-cell office:value-type="float" office:value="2721">
            <text:p>272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es Chats Bottés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CRECH/HGARD</text:p>
          </table:table-cell>
          <table:table-cell office:value-type="string">
            <text:p>00049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367">
            <text:p>367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5</text:p>
          </table:table-cell>
          <table:table-cell office:value-type="string">
            <text:p>134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imetière Celleneuve</text:p>
          </table:table-cell>
          <table:table-cell office:value-type="float" office:value="1015">
            <text:p>1015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imetière Celleneuve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VIE QUOT.SCE</text:p>
          </table:table-cell>
          <table:table-cell office:value-type="string">
            <text:p>0001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219">
            <text:p>219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5</text:p>
          </table:table-cell>
          <table:table-cell office:value-type="string">
            <text:p>18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Azéma</text:p>
          </table:table-cell>
          <table:table-cell office:value-type="float" office:value="1568">
            <text:p>156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Azéma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PARCS/JARDIN</text:p>
          </table:table-cell>
          <table:table-cell office:value-type="string">
            <text:p>00164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6">
            <text:p>6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5</text:p>
          </table:table-cell>
          <table:table-cell office:value-type="string">
            <text:p>1648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Celleneuve</text:p>
          </table:table-cell>
          <table:table-cell office:value-type="float" office:value="1369">
            <text:p>136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Celleneuve</text:p>
          </table:table-cell>
          <table:table-cell office:value-type="string">
            <text:p>D11</text:p>
          </table:table-cell>
          <table:table-cell/>
          <table:table-cell office:value-type="string">
            <text:p>25</text:p>
          </table:table-cell>
          <table:table-cell office:value-type="string">
            <text:p>ADM.COMMUNIC</text:p>
          </table:table-cell>
          <table:table-cell office:value-type="string">
            <text:p>70021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2">
            <text:p>562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Louis Combette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Louis Combette</text:p>
          </table:table-cell>
          <table:table-cell office:value-type="string">
            <text:p>D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5</text:p>
          </table:table-cell>
          <table:table-cell office:value-type="string">
            <text:p>157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ours sportifs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Grammont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EQUIP.SPORT</text:p>
          </table:table-cell>
          <table:table-cell office:value-type="string">
            <text:p>0001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8">
            <text:p>28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8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space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Espace Grammont</text:p>
          </table:table-cell>
          <table:table-cell office:value-type="string">
            <text:p>S11</text:p>
          </table:table-cell>
          <table:table-cell office:value-type="string">
            <text:p>T11</text:p>
          </table:table-cell>
          <table:table-cell office:value-type="string">
            <text:p>33</text:p>
          </table:table-cell>
          <table:table-cell office:value-type="string">
            <text:p>QUART.CULTUR</text:p>
          </table:table-cell>
          <table:table-cell office:value-type="string">
            <text:p>00102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11">
            <text:p>61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3</text:p>
          </table:table-cell>
          <table:table-cell office:value-type="string">
            <text:p>19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entre équestre de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entre équestre de Grammont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EQUIP.SPORT</text:p>
          </table:table-cell>
          <table:table-cell office:value-type="string">
            <text:p>0024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6">
            <text:p>26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21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imetière Saint Etienne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imetière Saint Etienne</text:p>
          </table:table-cell>
          <table:table-cell office:value-type="string">
            <text:p>T11</text:p>
          </table:table-cell>
          <table:table-cell/>
          <table:table-cell office:value-type="string">
            <text:p>33</text:p>
          </table:table-cell>
          <table:table-cell office:value-type="string">
            <text:p>VIE QUOT.SCE</text:p>
          </table:table-cell>
          <table:table-cell office:value-type="string">
            <text:p>00013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221">
            <text:p>221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3</text:p>
          </table:table-cell>
          <table:table-cell office:value-type="string">
            <text:p>18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Théâtre des 13 Vents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âtre des 13 Vents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QUART.CULTUR</text:p>
          </table:table-cell>
          <table:table-cell office:value-type="string">
            <text:p>70044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1">
            <text:p>58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3</text:p>
          </table:table-cell>
          <table:table-cell office:value-type="string">
            <text:p>198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mplexe funéraire Saint Etienne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omplexe funéraire Saint Etienne</text:p>
          </table:table-cell>
          <table:table-cell office:value-type="string">
            <text:p>T11</text:p>
          </table:table-cell>
          <table:table-cell/>
          <table:table-cell office:value-type="string">
            <text:p>33</text:p>
          </table:table-cell>
          <table:table-cell office:value-type="string">
            <text:p>VIE QUOT.SCE</text:p>
          </table:table-cell>
          <table:table-cell office:value-type="string">
            <text:p>000135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237">
            <text:p>237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3</text:p>
          </table:table-cell>
          <table:table-cell office:value-type="string">
            <text:p>20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Domaine de Grammont</text:p>
          </table:table-cell>
          <table:table-cell office:value-type="float" office:value="2324">
            <text:p>232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de Grammont</text:p>
          </table:table-cell>
          <table:table-cell office:value-type="string">
            <text:p>S11</text:p>
          </table:table-cell>
          <table:table-cell/>
          <table:table-cell office:value-type="string">
            <text:p>33</text:p>
          </table:table-cell>
          <table:table-cell office:value-type="string">
            <text:p>PARCS/JARDIN</text:p>
          </table:table-cell>
          <table:table-cell office:value-type="string">
            <text:p>0016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8">
            <text:p>7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 office:value-type="string">
            <text:p>7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Zénith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Zénith</text:p>
          </table:table-cell>
          <table:table-cell office:value-type="string">
            <text:p>S10</text:p>
          </table:table-cell>
          <table:table-cell/>
          <table:table-cell office:value-type="string">
            <text:p>43</text:p>
          </table:table-cell>
          <table:table-cell office:value-type="string">
            <text:p>QUART.CULTUR</text:p>
          </table:table-cell>
          <table:table-cell office:value-type="string">
            <text:p>70084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4">
            <text:p>584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3</text:p>
          </table:table-cell>
          <table:table-cell office:value-type="string">
            <text:p>54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ire de skateboard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Aire de skateboard Grammont</text:p>
          </table:table-cell>
          <table:table-cell office:value-type="string">
            <text:p>S10</text:p>
          </table:table-cell>
          <table:table-cell/>
          <table:table-cell office:value-type="string">
            <text:p>43</text:p>
          </table:table-cell>
          <table:table-cell office:value-type="string">
            <text:p>EQUIP.SPORT</text:p>
          </table:table-cell>
          <table:table-cell office:value-type="string">
            <text:p>0000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2">
            <text:p>132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3</text:p>
          </table:table-cell>
          <table:table-cell office:value-type="string">
            <text:p>7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mplexe Sportif de Grammon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omplexe Sportif de Grammont</text:p>
          </table:table-cell>
          <table:table-cell office:value-type="string">
            <text:p>S10</text:p>
          </table:table-cell>
          <table:table-cell office:value-type="string">
            <text:p>S11</text:p>
          </table:table-cell>
          <table:table-cell office:value-type="string">
            <text:p>43</text:p>
          </table:table-cell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10">
            <text:p>61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3</text:p>
          </table:table-cell>
          <table:table-cell office:value-type="string">
            <text:p>37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nnis Grammont</text:p>
          </table:table-cell>
          <table:table-cell office:value-type="float" office:value="2324">
            <text:p>2324</text:p>
          </table:table-cell>
          <table:table-cell office:value-type="float" office:value="2733">
            <text:p>27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Grammont</text:p>
          </table:table-cell>
          <table:table-cell office:value-type="string">
            <text:p>R10</text:p>
          </table:table-cell>
          <table:table-cell/>
          <table:table-cell office:value-type="string">
            <text:p>42</text:p>
          </table:table-cell>
          <table:table-cell office:value-type="string">
            <text:p>EQUIP.SPORT</text:p>
          </table:table-cell>
          <table:table-cell office:value-type="string">
            <text:p>00016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42">
            <text:p>142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42</text:p>
          </table:table-cell>
          <table:table-cell office:value-type="string">
            <text:p>8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iste d'Auto Modélisme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d'Auto Modélisme Grammont</text:p>
          </table:table-cell>
          <table:table-cell office:value-type="string">
            <text:p>R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2</text:p>
          </table:table-cell>
          <table:table-cell office:value-type="string">
            <text:p>8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ours Atelier VTT Grammont</text:p>
          </table:table-cell>
          <table:table-cell office:value-type="float" office:value="2325">
            <text:p>2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Atelier VTT Grammont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TA12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Grammont</text:p>
          </table:table-cell>
          <table:table-cell office:value-type="float" office:value="2325">
            <text:p>2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Grammont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3</text:p>
          </table:table-cell>
          <table:table-cell office:value-type="string">
            <text:p>80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Antoine Vitez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Antoine Vitez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3</text:p>
          </table:table-cell>
          <table:table-cell office:value-type="string">
            <text:p>198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Centre Horticole Grammont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Horticole Grammont</text:p>
          </table:table-cell>
          <table:table-cell office:value-type="string">
            <text:p>R11</text:p>
          </table:table-cell>
          <table:table-cell table:number-columns-repeated="2"/>
          <table:table-cell office:value-type="string">
            <text:p>VIE.QUOT.SCE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2</text:p>
          </table:table-cell>
          <table:table-cell office:value-type="string">
            <text:p>37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Bois de la Chaumièr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ois de la Chaumière</text:p>
          </table:table-cell>
          <table:table-cell office:value-type="string">
            <text:p>T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 office:value-type="string">
            <text:p>TA4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arcours de santé Grammont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ours de santé Grammont</text:p>
          </table:table-cell>
          <table:table-cell office:value-type="string">
            <text:p>S12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 office:value-type="string">
            <text:p>3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entre horticole Pierre Richer de Belleval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Centre horticole Pierre Richer de Belleval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are écologiqu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re écologique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erre Galerie Central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erre Galerie Centrale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ollection de Cannas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Collection de Cannas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Jardin didactique</text:p>
          </table:table-cell>
          <table:table-cell office:value-type="float" office:value="3397">
            <text:p>3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idactique</text:p>
          </table:table-cell>
          <table:table-cell office:value-type="string">
            <text:p>S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3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.H.P.A.D les Aubes</text:p>
          </table:table-cell>
          <table:table-cell office:value-type="float" office:value="1921">
            <text:p>192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les Aubes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30</text:p>
          </table:table-cell>
          <table:table-cell office:value-type="string">
            <text:p>SOLIDARITE</text:p>
          </table:table-cell>
          <table:table-cell office:value-type="string">
            <text:p>70017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37">
            <text:p>537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0</text:p>
          </table:table-cell>
          <table:table-cell office:value-type="string">
            <text:p>700173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 Moulin</text:p>
          </table:table-cell>
          <table:table-cell office:value-type="float" office:value="1570">
            <text:p>157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Moulin</text:p>
          </table:table-cell>
          <table:table-cell office:value-type="string">
            <text:p>M11</text:p>
          </table:table-cell>
          <table:table-cell/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2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92">
            <text:p>29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0</text:p>
          </table:table-cell>
          <table:table-cell office:value-type="string">
            <text:p>106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es Aubes</text:p>
          </table:table-cell>
          <table:table-cell office:value-type="float" office:value="1921">
            <text:p>192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es Aubes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30</text:p>
          </table:table-cell>
          <table:table-cell office:value-type="string">
            <text:p>CLUB 3 AGE</text:p>
          </table:table-cell>
          <table:table-cell office:value-type="string">
            <text:p>70025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8">
            <text:p>218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0</text:p>
          </table:table-cell>
          <table:table-cell office:value-type="string">
            <text:p>700256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Ingrid Bergman</text:p>
          </table:table-cell>
          <table:table-cell office:value-type="float" office:value="1570">
            <text:p>157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Ingrid Bergman</text:p>
          </table:table-cell>
          <table:table-cell office:value-type="string">
            <text:p>M11</text:p>
          </table:table-cell>
          <table:table-cell/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2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91">
            <text:p>29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0</text:p>
          </table:table-cell>
          <table:table-cell office:value-type="string">
            <text:p>105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s Aubes</text:p>
          </table:table-cell>
          <table:table-cell office:value-type="float" office:value="1953">
            <text:p>1953</text:p>
          </table:table-cell>
          <table:table-cell office:value-type="float" office:value="1010">
            <text:p>101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des Aubes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QUART.CULTUR</text:p>
          </table:table-cell>
          <table:table-cell office:value-type="string">
            <text:p>00069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392">
            <text:p>39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0</text:p>
          </table:table-cell>
          <table:table-cell office:value-type="string">
            <text:p>000690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Rimbaud</text:p>
          </table:table-cell>
          <table:table-cell office:value-type="float" office:value="1921">
            <text:p>192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imbaud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PARCS/JARDIN</text:p>
          </table:table-cell>
          <table:table-cell office:value-type="string">
            <text:p>0015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3">
            <text:p>4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 office:value-type="string">
            <text:p>001594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e Jeanne d'Arc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e Jeanne d'Arc</text:p>
          </table:table-cell>
          <table:table-cell office:value-type="string">
            <text:p>M11</text:p>
          </table:table-cell>
          <table:table-cell/>
          <table:table-cell office:value-type="string">
            <text:p>30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7">
            <text:p>667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0</text:p>
          </table:table-cell>
          <table:table-cell office:value-type="string">
            <text:p>TA3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Aubes</text:p>
          </table:table-cell>
          <table:table-cell office:value-type="float" office:value="1815">
            <text:p>181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Aubes</text:p>
          </table:table-cell>
          <table:table-cell office:value-type="string">
            <text:p>M10</text:p>
          </table:table-cell>
          <table:table-cell/>
          <table:table-cell office:value-type="string">
            <text:p>40</text:p>
          </table:table-cell>
          <table:table-cell office:value-type="string">
            <text:p>PARCS/JARDIN</text:p>
          </table:table-cell>
          <table:table-cell office:value-type="string">
            <text:p>00146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1">
            <text:p>3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1466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Parc Rimbaud</text:p>
          </table:table-cell>
          <table:table-cell office:value-type="float" office:value="1921">
            <text:p>1921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Parc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77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eu Lyonnais Parc Rimbaud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Jeu Lyonnais Parc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TA1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Jean Moulin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Jean Moulin</text:p>
          </table:table-cell>
          <table:table-cell office:value-type="string">
            <text:p>M11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0</text:p>
          </table:table-cell>
          <table:table-cell office:value-type="string">
            <text:p>10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Espace chiens du Parc Rimbaud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Rimbaud</text:p>
          </table:table-cell>
          <table:table-cell office:value-type="string">
            <text:p>N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Les Bambins du Lez</text:p>
          </table:table-cell>
          <table:table-cell office:value-type="float" office:value="1647">
            <text:p>1647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Bambins du Lez</text:p>
          </table:table-cell>
          <table:table-cell office:value-type="string">
            <text:p>M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0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George Sand</text:p>
          </table:table-cell>
          <table:table-cell office:value-type="float" office:value="1921">
            <text:p>1921</text:p>
          </table:table-cell>
          <table:table-cell office:value-type="float" office:value="25">
            <text:p>2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George Sand</text:p>
          </table:table-cell>
          <table:table-cell office:value-type="string">
            <text:p>N11</text:p>
          </table:table-cell>
          <table:table-cell table:number-columns-repeated="3"/>
          <table:table-cell office:value-type="string">
            <text:p>00052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0</text:p>
          </table:table-cell>
          <table:table-cell office:value-type="string">
            <text:p>170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es Pastourelles</text:p>
          </table:table-cell>
          <table:table-cell office:value-type="float" office:value="1329">
            <text:p>132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s Pastourelles</text:p>
          </table:table-cell>
          <table:table-cell office:value-type="string">
            <text:p>N12</text:p>
          </table:table-cell>
          <table:table-cell office:value-type="string">
            <text:p>O12</text:p>
          </table:table-cell>
          <table:table-cell office:value-type="string">
            <text:p>30</text:p>
          </table:table-cell>
          <table:table-cell office:value-type="string">
            <text:p>PARCS/JARDIN</text:p>
          </table:table-cell>
          <table:table-cell office:value-type="string">
            <text:p>00159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7">
            <text:p>4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0</text:p>
          </table:table-cell>
          <table:table-cell office:value-type="string">
            <text:p>1599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iscine Jean Taris</text:p>
          </table:table-cell>
          <table:table-cell office:value-type="float" office:value="1410">
            <text:p>1410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Jean Taris</text:p>
          </table:table-cell>
          <table:table-cell office:value-type="string">
            <text:p>O12</text:p>
          </table:table-cell>
          <table:table-cell/>
          <table:table-cell office:value-type="string">
            <text:p>31</text:p>
          </table:table-cell>
          <table:table-cell office:value-type="string">
            <text:p>EQUIP.SPORT</text:p>
          </table:table-cell>
          <table:table-cell office:value-type="string">
            <text:p>70065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5">
            <text:p>225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31</text:p>
          </table:table-cell>
          <table:table-cell office:value-type="string">
            <text:p>139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Manuel Pazos</text:p>
          </table:table-cell>
          <table:table-cell office:value-type="float" office:value="463">
            <text:p>463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Manuel Pazos</text:p>
          </table:table-cell>
          <table:table-cell office:value-type="string">
            <text:p>O12</text:p>
          </table:table-cell>
          <table:table-cell/>
          <table:table-cell office:value-type="string">
            <text:p>31</text:p>
          </table:table-cell>
          <table:table-cell office:value-type="string">
            <text:p>EQUIP.SPORT</text:p>
          </table:table-cell>
          <table:table-cell office:value-type="string">
            <text:p>0008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1">
            <text:p>21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1</text:p>
          </table:table-cell>
          <table:table-cell office:value-type="string">
            <text:p>144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Sergueï Prokofiev</text:p>
          </table:table-cell>
          <table:table-cell office:value-type="float" office:value="463">
            <text:p>463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Sergueï Prokofiev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5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07">
            <text:p>307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0</text:p>
          </table:table-cell>
          <table:table-cell office:value-type="string">
            <text:p>112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 Zay</text:p>
          </table:table-cell>
          <table:table-cell office:value-type="float" office:value="463">
            <text:p>463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Zay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ECOLES</text:p>
          </table:table-cell>
          <table:table-cell office:value-type="string">
            <text:p>00035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08">
            <text:p>30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0</text:p>
          </table:table-cell>
          <table:table-cell office:value-type="string">
            <text:p>11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rie annexe Pompignane</text:p>
          </table:table-cell>
          <table:table-cell office:value-type="float" office:value="482">
            <text:p>482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Pompignane</text:p>
          </table:table-cell>
          <table:table-cell office:value-type="string">
            <text:p>O11</text:p>
          </table:table-cell>
          <table:table-cell/>
          <table:table-cell office:value-type="string">
            <text:p>31</text:p>
          </table:table-cell>
          <table:table-cell office:value-type="string">
            <text:p>MAIRIE ANN.</text:p>
          </table:table-cell>
          <table:table-cell office:value-type="string">
            <text:p>0013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1000">
            <text:p>1000</text:p>
          </table:table-cell>
          <table:table-cell office:value-type="float" office:value="414">
            <text:p>414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1</text:p>
          </table:table-cell>
          <table:table-cell office:value-type="string">
            <text:p>169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Pompignane</text:p>
          </table:table-cell>
          <table:table-cell office:value-type="float" office:value="1452">
            <text:p>145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Pompignane</text:p>
          </table:table-cell>
          <table:table-cell office:value-type="string">
            <text:p>N11</text:p>
          </table:table-cell>
          <table:table-cell/>
          <table:table-cell office:value-type="string">
            <text:p>30</text:p>
          </table:table-cell>
          <table:table-cell office:value-type="string">
            <text:p>ADM.COMMUNIC</text:p>
          </table:table-cell>
          <table:table-cell office:value-type="string">
            <text:p>700228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0">
            <text:p>570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0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Bowling</text:p>
          </table:table-cell>
          <table:table-cell office:value-type="float" office:value="1777">
            <text:p>1777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wling</text:p>
          </table:table-cell>
          <table:table-cell office:value-type="string">
            <text:p>N10</text:p>
          </table:table-cell>
          <table:table-cell office:value-type="string">
            <text:p>O10</text:p>
          </table:table-cell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70008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08">
            <text:p>208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0</text:p>
          </table:table-cell>
          <table:table-cell office:value-type="string">
            <text:p>3911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Painlevé</text:p>
          </table:table-cell>
          <table:table-cell office:value-type="float" office:value="1777">
            <text:p>1777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ainlevé</text:p>
          </table:table-cell>
          <table:table-cell office:value-type="string">
            <text:p>N10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39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33">
            <text:p>33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124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Louise Michel</text:p>
          </table:table-cell>
          <table:table-cell office:value-type="float" office:value="1777">
            <text:p>1777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ouise Michel</text:p>
          </table:table-cell>
          <table:table-cell office:value-type="string">
            <text:p>N10</text:p>
          </table:table-cell>
          <table:table-cell/>
          <table:table-cell office:value-type="string">
            <text:p>40</text:p>
          </table:table-cell>
          <table:table-cell office:value-type="string">
            <text:p>ECOLES</text:p>
          </table:table-cell>
          <table:table-cell office:value-type="string">
            <text:p>000397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151">
            <text:p>15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0</text:p>
          </table:table-cell>
          <table:table-cell office:value-type="string">
            <text:p>124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a Pompignane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1</text:p>
          </table:table-cell>
          <table:table-cell office:value-type="string">
            <text:p>TA1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La Pompignane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La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1</text:p>
          </table:table-cell>
          <table:table-cell office:value-type="string">
            <text:p>TA16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Pompignane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ompignane</text:p>
          </table:table-cell>
          <table:table-cell office:value-type="string">
            <text:p>O12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1</text:p>
          </table:table-cell>
          <table:table-cell office:value-type="string">
            <text:p>TA15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Berges du Lez -Pain Levé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ez - Pain Levé</text:p>
          </table:table-cell>
          <table:table-cell office:value-type="string">
            <text:p>N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0</text:p>
          </table:table-cell>
          <table:table-cell office:value-type="string">
            <text:p>TA4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Ricochet</text:p>
          </table:table-cell>
          <table:table-cell office:value-type="float" office:value="513">
            <text:p>513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Ricochet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aison de Quartier Pierre Azéma</text:p>
          </table:table-cell>
          <table:table-cell office:value-type="float" office:value="482">
            <text:p>482</text:p>
          </table:table-cell>
          <table:table-cell office:value-type="float" office:value="35">
            <text:p>3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Pierre Azéma</text:p>
          </table:table-cell>
          <table:table-cell office:value-type="string">
            <text:p>O11</text:p>
          </table:table-cell>
          <table:table-cell table:number-columns-repeated="3"/>
          <table:table-cell office:value-type="string">
            <text:p>00136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1</text:p>
          </table:table-cell>
          <table:table-cell office:value-type="string">
            <text:p>169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Domaine de la Pompigna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de la Pompignane</text:p>
          </table:table-cell>
          <table:table-cell office:value-type="string">
            <text:p>P12</text:p>
          </table:table-cell>
          <table:table-cell/>
          <table:table-cell office:value-type="string">
            <text:p>31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12">
            <text:p>6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1</text:p>
          </table:table-cell>
          <table:table-cell office:value-type="string">
            <text:p>34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Colonel André Vedel</text:p>
          </table:table-cell>
          <table:table-cell office:value-type="float" office:value="2442">
            <text:p>244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Colonel André Vedel</text:p>
          </table:table-cell>
          <table:table-cell office:value-type="string">
            <text:p>Q11</text:p>
          </table:table-cell>
          <table:table-cell/>
          <table:table-cell office:value-type="string">
            <text:p>32</text:p>
          </table:table-cell>
          <table:table-cell office:value-type="string">
            <text:p>PARCS/JARDIN</text:p>
          </table:table-cell>
          <table:table-cell office:value-type="string">
            <text:p>0025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9">
            <text:p>12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2</text:p>
          </table:table-cell>
          <table:table-cell office:value-type="string">
            <text:p>2502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Trésorerie Montp. 2ième division</text:p>
          </table:table-cell>
          <table:table-cell office:value-type="float" office:value="1546">
            <text:p>154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Trésorerie Montp. 2ième division</text:p>
          </table:table-cell>
          <table:table-cell office:value-type="string">
            <text:p>P11</text:p>
          </table:table-cell>
          <table:table-cell/>
          <table:table-cell office:value-type="string">
            <text:p>31</text:p>
          </table:table-cell>
          <table:table-cell office:value-type="string">
            <text:p>ADM.ECO.FIN.</text:p>
          </table:table-cell>
          <table:table-cell office:value-type="string">
            <text:p>770016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589">
            <text:p>589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1</text:p>
          </table:table-cell>
          <table:table-cell office:value-type="string">
            <text:p>770016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aserne C.R.S. 56</text:p>
          </table:table-cell>
          <table:table-cell office:value-type="float" office:value="2129">
            <text:p>2129</text:p>
          </table:table-cell>
          <table:table-cell office:value-type="float" office:value="488">
            <text:p>488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Caserne C.R.S. 56</text:p>
          </table:table-cell>
          <table:table-cell office:value-type="string">
            <text:p>O10</text:p>
          </table:table-cell>
          <table:table-cell/>
          <table:table-cell office:value-type="string">
            <text:p>41</text:p>
          </table:table-cell>
          <table:table-cell office:value-type="string">
            <text:p>ADM.INTER.</text:p>
          </table:table-cell>
          <table:table-cell office:value-type="string">
            <text:p>70004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56">
            <text:p>456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41</text:p>
          </table:table-cell>
          <table:table-cell office:value-type="string">
            <text:p>70004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Mireille Bessière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ireille Bessière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29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33">
            <text:p>43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57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Blaise Pascal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Blaise Pascal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COLES</text:p>
          </table:table-cell>
          <table:table-cell office:value-type="string">
            <text:p>001062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409">
            <text:p>40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1</text:p>
          </table:table-cell>
          <table:table-cell office:value-type="string">
            <text:p>147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Sarah Bernhardt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Sarah Bernhardt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COLES</text:p>
          </table:table-cell>
          <table:table-cell office:value-type="string">
            <text:p>00106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184">
            <text:p>18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1</text:p>
          </table:table-cell>
          <table:table-cell office:value-type="string">
            <text:p>147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entre de secours M. Dormoy</text:p>
          </table:table-cell>
          <table:table-cell office:value-type="float" office:value="2324">
            <text:p>2324</text:p>
          </table:table-cell>
          <table:table-cell office:value-type="float" office:value="1353">
            <text:p>1353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 secours M. Dormoy</text:p>
          </table:table-cell>
          <table:table-cell office:value-type="string">
            <text:p>Q10</text:p>
          </table:table-cell>
          <table:table-cell/>
          <table:table-cell office:value-type="string">
            <text:p>42</text:p>
          </table:table-cell>
          <table:table-cell office:value-type="string">
            <text:p>DIVERS</text:p>
          </table:table-cell>
          <table:table-cell office:value-type="string">
            <text:p>70008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75">
            <text:p>475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2</text:p>
          </table:table-cell>
          <table:table-cell office:value-type="string">
            <text:p>700089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u Mas de Costebelle</text:p>
          </table:table-cell>
          <table:table-cell office:value-type="float" office:value="2446">
            <text:p>244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de Costebelle</text:p>
          </table:table-cell>
          <table:table-cell office:value-type="string">
            <text:p>O10</text:p>
          </table:table-cell>
          <table:table-cell/>
          <table:table-cell office:value-type="string">
            <text:p>41</text:p>
          </table:table-cell>
          <table:table-cell office:value-type="string">
            <text:p>PARCS/JARDIN</text:p>
          </table:table-cell>
          <table:table-cell office:value-type="string">
            <text:p>00194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1">
            <text:p>10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1941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hâteau de Flaugergues</text:p>
          </table:table-cell>
          <table:table-cell office:value-type="float" office:value="2324">
            <text:p>2324</text:p>
          </table:table-cell>
          <table:table-cell office:value-type="float" office:value="1370">
            <text:p>137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âteau de Flaugergues</text:p>
          </table:table-cell>
          <table:table-cell office:value-type="string">
            <text:p>Q10</text:p>
          </table:table-cell>
          <table:table-cell office:value-type="string">
            <text:p>R10</text:p>
          </table:table-cell>
          <table:table-cell office:value-type="string">
            <text:p>42</text:p>
          </table:table-cell>
          <table:table-cell office:value-type="string">
            <text:p>DIVERS</text:p>
          </table:table-cell>
          <table:table-cell office:value-type="string">
            <text:p>70008100</text:p>
          </table:table-cell>
          <table:table-cell/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470">
            <text:p>47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2</text:p>
          </table:table-cell>
          <table:table-cell office:value-type="string">
            <text:p>3909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Parc Groupe scolaire Blaise Pascal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Groupe scolaire Blaise Pascal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TA7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lanade Gabriel Michel</text:p>
          </table:table-cell>
          <table:table-cell office:value-type="float" office:value="3384">
            <text:p>33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Gabriel Michel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TA5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Boulodrome Les Marels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s Marels</text:p>
          </table:table-cell>
          <table:table-cell office:value-type="string">
            <text:p>Q11</text:p>
          </table:table-cell>
          <table:table-cell office:value-type="string">
            <text:p>Q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Multisport Millenair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Millenaire</text:p>
          </table:table-cell>
          <table:table-cell office:value-type="string">
            <text:p>Q11</text:p>
          </table:table-cell>
          <table:table-cell office:value-type="string">
            <text:p>Q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Mireille Bessière</text:p>
          </table:table-cell>
          <table:table-cell office:value-type="float" office:value="2938">
            <text:p>2938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Mireille Bessière</text:p>
          </table:table-cell>
          <table:table-cell office:value-type="string">
            <text:p>P10</text:p>
          </table:table-cell>
          <table:table-cell/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29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33">
            <text:p>43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57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Jardins Familiaux les Grands Grés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Familiaux les Grands Grés</text:p>
          </table:table-cell>
          <table:table-cell office:value-type="string">
            <text:p>T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3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.H.P.A.D Pierre Laroque</text:p>
          </table:table-cell>
          <table:table-cell office:value-type="float" office:value="1978">
            <text:p>1978</text:p>
          </table:table-cell>
          <table:table-cell office:value-type="float" office:value="830">
            <text:p>83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A.D Pierre Laroque</text:p>
          </table:table-cell>
          <table:table-cell office:value-type="string">
            <text:p>P12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1</text:p>
          </table:table-cell>
          <table:table-cell office:value-type="string">
            <text:p>4076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Crèche associative Coste-Belle</text:p>
          </table:table-cell>
          <table:table-cell office:value-type="float" office:value="2446">
            <text:p>2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Coste-Belle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Les Lutins</text:p>
          </table:table-cell>
          <table:table-cell office:value-type="float" office:value="2321">
            <text:p>2321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Lutins</text:p>
          </table:table-cell>
          <table:table-cell office:value-type="string">
            <text:p>Q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d'entreprises Aushaka</text:p>
          </table:table-cell>
          <table:table-cell office:value-type="float" office:value="1494">
            <text:p>1494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Aushaka</text:p>
          </table:table-cell>
          <table:table-cell office:value-type="string">
            <text:p>Q12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d'entreprises Les petits Chaperons Rouges III</text:p>
          </table:table-cell>
          <table:table-cell office:value-type="float" office:value="2319">
            <text:p>2319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II</text:p>
          </table:table-cell>
          <table:table-cell office:value-type="string">
            <text:p>P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d'entreprises Les petits Chaperons Rouges IV</text:p>
          </table:table-cell>
          <table:table-cell office:value-type="float" office:value="3345">
            <text:p>3345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d'entreprises Les petits Chaperons Rouges IV</text:p>
          </table:table-cell>
          <table:table-cell office:value-type="string">
            <text:p>Q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Mélina Mercouri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Mélina Mercouri</text:p>
          </table:table-cell>
          <table:table-cell office:value-type="string">
            <text:p>P11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1</text:p>
          </table:table-cell>
          <table:table-cell office:value-type="string">
            <text:p>170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rèche les Elfes</text:p>
          </table:table-cell>
          <table:table-cell office:value-type="float" office:value="482">
            <text:p>48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es Elfes</text:p>
          </table:table-cell>
          <table:table-cell office:value-type="string">
            <text:p>O11</text:p>
          </table:table-cell>
          <table:table-cell/>
          <table:table-cell office:value-type="string">
            <text:p>31</text:p>
          </table:table-cell>
          <table:table-cell office:value-type="string">
            <text:p>CRECH/HGARD</text:p>
          </table:table-cell>
          <table:table-cell office:value-type="string">
            <text:p>00021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6">
            <text:p>246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 office:value-type="string">
            <text:p>000210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de la Grande Lironde</text:p>
          </table:table-cell>
          <table:table-cell office:value-type="float" office:value="2324">
            <text:p>232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Grande Lironde</text:p>
          </table:table-cell>
          <table:table-cell office:value-type="string">
            <text:p>P9</text:p>
          </table:table-cell>
          <table:table-cell/>
          <table:table-cell office:value-type="string">
            <text:p>41</text:p>
          </table:table-cell>
          <table:table-cell office:value-type="string">
            <text:p>PARCS/JARDIN</text:p>
          </table:table-cell>
          <table:table-cell office:value-type="string">
            <text:p>0019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6">
            <text:p>9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1912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Hôtel de Région</text:p>
          </table:table-cell>
          <table:table-cell office:value-type="float" office:value="1777">
            <text:p>1777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05-17-Hôtel de Région</text:p>
          </table:table-cell>
          <table:table-cell office:value-type="string">
            <text:p>N9</text:p>
          </table:table-cell>
          <table:table-cell/>
          <table:table-cell office:value-type="string">
            <text:p>40</text:p>
          </table:table-cell>
          <table:table-cell office:value-type="string">
            <text:p>ADM.REG.DEP.</text:p>
          </table:table-cell>
          <table:table-cell office:value-type="string">
            <text:p>700059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462">
            <text:p>462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0</text:p>
          </table:table-cell>
          <table:table-cell office:value-type="string">
            <text:p>3905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LR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Gymnase Alain le Hetet</text:p>
          </table:table-cell>
          <table:table-cell office:value-type="float" office:value="2103">
            <text:p>2103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lain le Hetet</text:p>
          </table:table-cell>
          <table:table-cell office:value-type="string">
            <text:p>O9</text:p>
          </table:table-cell>
          <table:table-cell office:value-type="string">
            <text:p>P9</text:p>
          </table:table-cell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33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36">
            <text:p>436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64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Multiplexe Gaumont</text:p>
          </table:table-cell>
          <table:table-cell office:value-type="float" office:value="3137">
            <text:p>31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Multiplexe Gaumont</text:p>
          </table:table-cell>
          <table:table-cell office:value-type="string">
            <text:p>Q9</text:p>
          </table:table-cell>
          <table:table-cell/>
          <table:table-cell office:value-type="string">
            <text:p>42</text:p>
          </table:table-cell>
          <table:table-cell office:value-type="string">
            <text:p>DIVERS</text:p>
          </table:table-cell>
          <table:table-cell office:value-type="string">
            <text:p>700083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950">
            <text:p>9950</text:p>
          </table:table-cell>
          <table:table-cell office:value-type="float" office:value="472">
            <text:p>472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42</text:p>
          </table:table-cell>
          <table:table-cell office:value-type="string">
            <text:p>3936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P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 Jaurè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Jaurès</text:p>
          </table:table-cell>
          <table:table-cell office:value-type="string">
            <text:p>N8</text:p>
          </table:table-cell>
          <table:table-cell office:value-type="string">
            <text:p>N9</text:p>
          </table:table-cell>
          <table:table-cell office:value-type="string">
            <text:p>40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683">
            <text:p>68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0</text:p>
          </table:table-cell>
          <table:table-cell office:value-type="string">
            <text:p>158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Geneviève de Gaulle-Anthonioz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Geneviève de Gaulle-Anthonioz</text:p>
          </table:table-cell>
          <table:table-cell office:value-type="string">
            <text:p>N8</text:p>
          </table:table-cell>
          <table:table-cell office:value-type="string">
            <text:p>N9</text:p>
          </table:table-cell>
          <table:table-cell office:value-type="string">
            <text:p>40</text:p>
          </table:table-cell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644">
            <text:p>64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0</text:p>
          </table:table-cell>
          <table:table-cell office:value-type="string">
            <text:p>158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Odysseum</text:p>
          </table:table-cell>
          <table:table-cell office:value-type="float" office:value="3137">
            <text:p>313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Odysseum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DIVERS</text:p>
          </table:table-cell>
          <table:table-cell office:value-type="string">
            <text:p>70020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950">
            <text:p>9950</text:p>
          </table:table-cell>
          <table:table-cell office:value-type="float" office:value="553">
            <text:p>553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52</text:p>
          </table:table-cell>
          <table:table-cell office:value-type="string">
            <text:p>46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P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.N.A.C.T</text:p>
          </table:table-cell>
          <table:table-cell office:value-type="float" office:value="2951">
            <text:p>2951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27-30-E.N.A.C.T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ADM.EDUC.NAT</text:p>
          </table:table-cell>
          <table:table-cell office:value-type="string">
            <text:p>70002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20">
            <text:p>2720</text:p>
          </table:table-cell>
          <table:table-cell office:value-type="float" office:value="448">
            <text:p>448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office:value-type="string">
            <text:p>50</text:p>
          </table:table-cell>
          <table:table-cell office:value-type="string">
            <text:p>3972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7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 l'Agglomération Quartier Port Marian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son de l'Agglomération Quartier Port Marianne</text:p>
          </table:table-cell>
          <table:table-cell office:value-type="string">
            <text:p>Q8</text:p>
          </table:table-cell>
          <table:table-cell/>
          <table:table-cell office:value-type="string">
            <text:p>42</text:p>
          </table:table-cell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645">
            <text:p>645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52</text:p>
          </table:table-cell>
          <table:table-cell office:value-type="string">
            <text:p>TA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lanétarium Galilé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Planétarium Galilée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DIVERS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950">
            <text:p>9950</text:p>
          </table:table-cell>
          <table:table-cell office:value-type="float" office:value="638">
            <text:p>638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52</text:p>
          </table:table-cell>
          <table:table-cell office:value-type="string">
            <text:p>TA3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Economique et Socia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Economique et Sociale</text:p>
          </table:table-cell>
          <table:table-cell office:value-type="string">
            <text:p>O8</text:p>
          </table:table-cell>
          <table:table-cell/>
          <table:table-cell office:value-type="string">
            <text:p>51</text:p>
          </table:table-cell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91">
            <text:p>591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51</text:p>
          </table:table-cell>
          <table:table-cell office:value-type="string">
            <text:p>TA9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tinoire Végapolis</text:p>
          </table:table-cell>
          <table:table-cell office:value-type="float" office:value="3137">
            <text:p>313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tinoire Végapolis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EQUIP.SPORT</text:p>
          </table:table-cell>
          <table:table-cell office:value-type="string">
            <text:p>700237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576">
            <text:p>576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2</text:p>
          </table:table-cell>
          <table:table-cell office:value-type="string">
            <text:p>700237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ôtel de Police Nationale</text:p>
          </table:table-cell>
          <table:table-cell office:value-type="float" office:value="819">
            <text:p>819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Hôtel de Police Nationale</text:p>
          </table:table-cell>
          <table:table-cell office:value-type="string">
            <text:p>M8</text:p>
          </table:table-cell>
          <table:table-cell/>
          <table:table-cell office:value-type="string">
            <text:p>50</text:p>
          </table:table-cell>
          <table:table-cell office:value-type="string">
            <text:p>ADM.INTER.</text:p>
          </table:table-cell>
          <table:table-cell office:value-type="string">
            <text:p>70004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57">
            <text:p>457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0</text:p>
          </table:table-cell>
          <table:table-cell office:value-type="string">
            <text:p>38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quarium Mare Nostrum</text:p>
          </table:table-cell>
          <table:table-cell office:value-type="float" office:value="3216">
            <text:p>32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99-60-Aquarium Mare Nostrum</text:p>
          </table:table-cell>
          <table:table-cell office:value-type="string">
            <text:p>Q8</text:p>
          </table:table-cell>
          <table:table-cell/>
          <table:table-cell office:value-type="string">
            <text:p>52</text:p>
          </table:table-cell>
          <table:table-cell office:value-type="string">
            <text:p>DIVERS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950">
            <text:p>9950</text:p>
          </table:table-cell>
          <table:table-cell office:value-type="float" office:value="685">
            <text:p>685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  <table:table-cell office:value-type="string">
            <text:p>52</text:p>
          </table:table-cell>
          <table:table-cell office:value-type="string">
            <text:p>4032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6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Loisir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place L. et M. Trégaro</text:p>
          </table:table-cell>
          <table:table-cell office:value-type="float" office:value="2379">
            <text:p>237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lace L. et M. Trégaro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224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4">
            <text:p>12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2248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Sciences Economique et de Gesti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Sciences Economique et de Gestion</text:p>
          </table:table-cell>
          <table:table-cell office:value-type="string">
            <text:p>O8</text:p>
          </table:table-cell>
          <table:table-cell/>
          <table:table-cell office:value-type="string">
            <text:p>51</text:p>
          </table:table-cell>
          <table:table-cell office:value-type="string">
            <text:p>ADM.EDUC.NAT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92">
            <text:p>592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51</text:p>
          </table:table-cell>
          <table:table-cell office:value-type="string">
            <text:p>TA9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Richter</text:p>
          </table:table-cell>
          <table:table-cell office:value-type="float" office:value="2325">
            <text:p>232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ichter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8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5">
            <text:p>9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001898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hâteau de la Mogère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âteau de la Mogère</text:p>
          </table:table-cell>
          <table:table-cell office:value-type="string">
            <text:p>S8</text:p>
          </table:table-cell>
          <table:table-cell/>
          <table:table-cell office:value-type="string">
            <text:p>53</text:p>
          </table:table-cell>
          <table:table-cell office:value-type="string">
            <text:p>DIVERS</text:p>
          </table:table-cell>
          <table:table-cell office:value-type="string">
            <text:p>70008200</text:p>
          </table:table-cell>
          <table:table-cell/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471">
            <text:p>47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53</text:p>
          </table:table-cell>
          <table:table-cell office:value-type="string">
            <text:p>44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Georges Charpak</text:p>
          </table:table-cell>
          <table:table-cell office:value-type="float" office:value="1519">
            <text:p>151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Georges Charpak</text:p>
          </table:table-cell>
          <table:table-cell office:value-type="string">
            <text:p>O8</text:p>
          </table:table-cell>
          <table:table-cell/>
          <table:table-cell office:value-type="string">
            <text:p>51</text:p>
          </table:table-cell>
          <table:table-cell office:value-type="string">
            <text:p>PARCS/JARDIN</text:p>
          </table:table-cell>
          <table:table-cell office:value-type="string">
            <text:p>0020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5">
            <text:p>10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 office:value-type="string">
            <text:p>2077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assin Jacques Coeur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assin Jacques Coeur</text:p>
          </table:table-cell>
          <table:table-cell office:value-type="string">
            <text:p>O7</text:p>
          </table:table-cell>
          <table:table-cell office:value-type="string">
            <text:p>O8</text:p>
          </table:table-cell>
          <table:table-cell office:value-type="string">
            <text:p>51</text:p>
          </table:table-cell>
          <table:table-cell office:value-type="string">
            <text:p>PARCS/JARDIN</text:p>
          </table:table-cell>
          <table:table-cell office:value-type="string">
            <text:p>00249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26">
            <text:p>12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 office:value-type="string">
            <text:p>2492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eon Cazal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eon Cazal</text:p>
          </table:table-cell>
          <table:table-cell office:value-type="string">
            <text:p>P9</text:p>
          </table:table-cell>
          <table:table-cell office:value-type="string">
            <text:p>O9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1</text:p>
          </table:table-cell>
          <table:table-cell office:value-type="string">
            <text:p>164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nnis Léon Cazal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Léon Cazal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41</text:p>
          </table:table-cell>
          <table:table-cell office:value-type="string">
            <text:p>164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ichel de l'Hospital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ichel de l'Hospital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1</text:p>
          </table:table-cell>
          <table:table-cell office:value-type="string">
            <text:p>157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.C.A.S</text:p>
          </table:table-cell>
          <table:table-cell office:value-type="float" office:value="2952">
            <text:p>2952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C.C.A.S</text:p>
          </table:table-cell>
          <table:table-cell office:value-type="string">
            <text:p>O8</text:p>
          </table:table-cell>
          <table:table-cell table:number-columns-repeated="2"/>
          <table:table-cell office:value-type="string">
            <text:p>ADM.COMMUNI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51</text:p>
          </table:table-cell>
          <table:table-cell office:value-type="string">
            <text:p>215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Clinique du Millénaire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du Millénaire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ADM.SANTE</text:p>
          </table:table-cell>
          <table:table-cell/>
          <table:table-cell office:value-type="string">
            <text:p>P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52</text:p>
          </table:table-cell>
          <table:table-cell office:value-type="string">
            <text:p>4043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/>
          <table:table-cell office:value-type="string">
            <text:p>S.E.R.M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S.E.R.M</text:p>
          </table:table-cell>
          <table:table-cell office:value-type="string">
            <text:p>O8</text:p>
          </table:table-cell>
          <table:table-cell table:number-columns-repeated="2"/>
          <table:table-cell office:value-type="string">
            <text:p>ADM.EQUIP.TR</text:p>
          </table:table-cell>
          <table:table-cell table:number-columns-repeated="2"/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51</text:p>
          </table:table-cell>
          <table:table-cell office:value-type="string">
            <text:p>403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/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Espace Robert Capdeville</text:p>
          </table:table-cell>
          <table:table-cell office:value-type="float" office:value="2671">
            <text:p>26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05-17-Espace Robert Capdeville</text:p>
          </table:table-cell>
          <table:table-cell office:value-type="string">
            <text:p>Q9</text:p>
          </table:table-cell>
          <table:table-cell table:number-columns-repeated="2"/>
          <table:table-cell office:value-type="string">
            <text:p>ADM.REG.DEP.</text:p>
          </table:table-cell>
          <table:table-cell/>
          <table:table-cell office:value-type="string">
            <text:p>LR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2</text:p>
          </table:table-cell>
          <table:table-cell office:value-type="string">
            <text:p>TA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LR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Crèche Robin des Bois</text:p>
          </table:table-cell>
          <table:table-cell office:value-type="float" office:value="3213">
            <text:p>3213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Robin des Bois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2</text:p>
          </table:table-cell>
          <table:table-cell office:value-type="string">
            <text:p>TA1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Halte-garderie Mowgli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Mowgli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2</text:p>
          </table:table-cell>
          <table:table-cell office:value-type="string">
            <text:p>162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Piscine Alfred Nakache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Alfred Nakache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41</text:p>
          </table:table-cell>
          <table:table-cell office:value-type="string">
            <text:p>TA15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/>
          <table:table-cell office:value-type="string">
            <text:p>Berges du Lez Promenades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ez Promenades</text:p>
          </table:table-cell>
          <table:table-cell office:value-type="string">
            <text:p>N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TA4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ce des Patriotes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s Patriotes</text:p>
          </table:table-cell>
          <table:table-cell office:value-type="string">
            <text:p>N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TA7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Jardins de la Lironde</text:p>
          </table:table-cell>
          <table:table-cell office:value-type="float" office:value="3372">
            <text:p>33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de la Lironde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1</text:p>
          </table:table-cell>
          <table:table-cell office:value-type="string">
            <text:p>TA5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RAM Odysseum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Odysseum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2</text:p>
          </table:table-cell>
          <table:table-cell office:value-type="string">
            <text:p>TA20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Lycée Mendes France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Mendes France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ADM.EDUC.NAT</text:p>
          </table:table-cell>
          <table:table-cell/>
          <table:table-cell office:value-type="string">
            <text:p>LR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/>
          <table:table-cell office:value-type="string">
            <text:p>Gymnase Françoise Spinosi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ase Françoise Spinosi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Ecole élémentaire André Malraux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ndré Malraux</text:p>
          </table:table-cell>
          <table:table-cell office:value-type="string">
            <text:p>P9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Gymnase Marian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arianne</text:p>
          </table:table-cell>
          <table:table-cell office:value-type="string">
            <text:p>P9</text:p>
          </table:table-cell>
          <table:table-cell office:value-type="string">
            <text:p>Q9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Plateaux Sportifs Léon Cazal</text:p>
          </table:table-cell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éon Cazal</text:p>
          </table:table-cell>
          <table:table-cell office:value-type="string">
            <text:p>O9</text:p>
          </table:table-cell>
          <table:table-cell office:value-type="string">
            <text:p>P9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Alain le Hetet</text:p>
          </table:table-cell>
          <table:table-cell office:value-type="float" office:value="2103">
            <text:p>2103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lain le Hetet</text:p>
          </table:table-cell>
          <table:table-cell office:value-type="string">
            <text:p>O9</text:p>
          </table:table-cell>
          <table:table-cell office:value-type="string">
            <text:p>P9</text:p>
          </table:table-cell>
          <table:table-cell office:value-type="string">
            <text:p>41</text:p>
          </table:table-cell>
          <table:table-cell office:value-type="string">
            <text:p>EQUIP.SPORT</text:p>
          </table:table-cell>
          <table:table-cell office:value-type="string">
            <text:p>0033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36">
            <text:p>436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1</text:p>
          </table:table-cell>
          <table:table-cell office:value-type="string">
            <text:p>164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Salle de sports Françoise Spinosi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Françoise Spinosi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les Petits Loups</text:p>
          </table:table-cell>
          <table:table-cell office:value-type="float" office:value="482">
            <text:p>48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es Petits Loups</text:p>
          </table:table-cell>
          <table:table-cell office:value-type="string">
            <text:p>O11</text:p>
          </table:table-cell>
          <table:table-cell/>
          <table:table-cell office:value-type="string">
            <text:p>31</text:p>
          </table:table-cell>
          <table:table-cell office:value-type="string">
            <text:p>CRECH/HGARD</text:p>
          </table:table-cell>
          <table:table-cell office:value-type="string">
            <text:p>00021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6">
            <text:p>246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1</text:p>
          </table:table-cell>
          <table:table-cell office:value-type="string">
            <text:p>0002100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Lycée Georges Frêch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25-20-Lycée Georges Frêche</text:p>
          </table:table-cell>
          <table:table-cell office:value-type="string">
            <text:p>P9</text:p>
          </table:table-cell>
          <table:table-cell office:value-type="string">
            <text:p>Q9</text:p>
          </table:table-cell>
          <table:table-cell/>
          <table:table-cell office:value-type="string">
            <text:p>ADM.EDUC.NAT</text:p>
          </table:table-cell>
          <table:table-cell/>
          <table:table-cell office:value-type="string">
            <text:p>LR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/>
          <table:table-cell office:value-type="string">
            <text:p>Projet Cité Hyppocrate</text:p>
          </table:table-cell>
          <table:table-cell office:value-type="float" office:value="3213">
            <text:p>3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0-10-Projet Cité Hyppocrate</text:p>
          </table:table-cell>
          <table:table-cell office:value-type="string">
            <text:p>P8</text:p>
          </table:table-cell>
          <table:table-cell office:value-type="string">
            <text:p>Q8</text:p>
          </table:table-cell>
          <table:table-cell/>
          <table:table-cell office:value-type="string">
            <text:p>ADM.SANTE AS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52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/>
          <table:table-cell office:value-type="string">
            <text:p>Transparence Lez-Liron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Transparence Lez-Lironde</text:p>
          </table:table-cell>
          <table:table-cell office:value-type="string">
            <text:p>P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rèche Antigone</text:p>
          </table:table-cell>
          <table:table-cell office:value-type="float" office:value="1295">
            <text:p>129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ntigon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CRECH/HGARD</text:p>
          </table:table-cell>
          <table:table-cell office:value-type="string">
            <text:p>0002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2">
            <text:p>24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9</text:p>
          </table:table-cell>
          <table:table-cell office:value-type="string">
            <text:p>83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place François Jaumes</text:p>
          </table:table-cell>
          <table:table-cell office:value-type="float" office:value="1349">
            <text:p>134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lace François Jaumes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82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7">
            <text:p>8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828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boxe Auguste Caulet</text:p>
          </table:table-cell>
          <table:table-cell office:value-type="float" office:value="2037">
            <text:p>203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boxe Auguste Caulet</text:p>
          </table:table-cell>
          <table:table-cell office:value-type="string">
            <text:p>M9</text:p>
          </table:table-cell>
          <table:table-cell/>
          <table:table-cell office:value-type="string">
            <text:p>40</text:p>
          </table:table-cell>
          <table:table-cell office:value-type="string">
            <text:p>EQUIP.SPORT</text:p>
          </table:table-cell>
          <table:table-cell office:value-type="string">
            <text:p>0007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95">
            <text:p>395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0</text:p>
          </table:table-cell>
          <table:table-cell office:value-type="string">
            <text:p>140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Florian</text:p>
          </table:table-cell>
          <table:table-cell office:value-type="float" office:value="1515">
            <text:p>1515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Florian</text:p>
          </table:table-cell>
          <table:table-cell office:value-type="string">
            <text:p>L9</text:p>
          </table:table-cell>
          <table:table-cell office:value-type="string">
            <text:p>M9</text:p>
          </table:table-cell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08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83">
            <text:p>283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0</text:p>
          </table:table-cell>
          <table:table-cell office:value-type="string">
            <text:p>101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Louis Figuier</text:p>
          </table:table-cell>
          <table:table-cell office:value-type="float" office:value="1005">
            <text:p>100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ouis Figuier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374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21">
            <text:p>32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9</text:p>
          </table:table-cell>
          <table:table-cell office:value-type="string">
            <text:p>118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Jean Monnet</text:p>
          </table:table-cell>
          <table:table-cell office:value-type="float" office:value="2381">
            <text:p>238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ean Monnet</text:p>
          </table:table-cell>
          <table:table-cell office:value-type="string">
            <text:p>M8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54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8">
            <text:p>3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542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Victor Hugo</text:p>
          </table:table-cell>
          <table:table-cell office:value-type="float" office:value="431">
            <text:p>43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Victor Hugo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373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20">
            <text:p>32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9</text:p>
          </table:table-cell>
          <table:table-cell office:value-type="string">
            <text:p>118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Edelweiss</text:p>
          </table:table-cell>
          <table:table-cell office:value-type="float" office:value="1133">
            <text:p>113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Edelweiss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CRECH/HGARD</text:p>
          </table:table-cell>
          <table:table-cell office:value-type="string">
            <text:p>00020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594">
            <text:p>594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9</text:p>
          </table:table-cell>
          <table:table-cell office:value-type="string">
            <text:p>83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des gares</text:p>
          </table:table-cell>
          <table:table-cell office:value-type="float" office:value="1325">
            <text:p>132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des gares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VIE QUOT.SCE</text:p>
          </table:table-cell>
          <table:table-cell office:value-type="string">
            <text:p>00043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54">
            <text:p>154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49</text:p>
          </table:table-cell>
          <table:table-cell office:value-type="string">
            <text:p>000438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Paul Bert</text:p>
          </table:table-cell>
          <table:table-cell office:value-type="float" office:value="1133">
            <text:p>1133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aul Bert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40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37">
            <text:p>337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9</text:p>
          </table:table-cell>
          <table:table-cell office:value-type="string">
            <text:p>126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Françoi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François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1">
            <text:p>661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9</text:p>
          </table:table-cell>
          <table:table-cell office:value-type="string">
            <text:p>3926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imetière des Protestant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Cimetière des Protestants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49</text:p>
          </table:table-cell>
          <table:table-cell office:value-type="string">
            <text:p>CUL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651">
            <text:p>651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9</text:p>
          </table:table-cell>
          <table:table-cell office:value-type="string">
            <text:p>TA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Robert Lopez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Robert Lopez</text:p>
          </table:table-cell>
          <table:table-cell office:value-type="string">
            <text:p>M8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0</text:p>
          </table:table-cell>
          <table:table-cell office:value-type="string">
            <text:p>77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ules Simon</text:p>
          </table:table-cell>
          <table:table-cell office:value-type="float" office:value="1515">
            <text:p>1515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es Simon</text:p>
          </table:table-cell>
          <table:table-cell office:value-type="string">
            <text:p>M9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0</text:p>
          </table:table-cell>
          <table:table-cell office:value-type="string">
            <text:p>107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Espace chiens du Parc Jean Monnet</text:p>
          </table:table-cell>
          <table:table-cell office:value-type="float" office:value="2381">
            <text:p>23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arc Jean Monnet</text:p>
          </table:table-cell>
          <table:table-cell office:value-type="string">
            <text:p>M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.P.T. Voltaire</text:p>
          </table:table-cell>
          <table:table-cell office:value-type="float" office:value="2381">
            <text:p>238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Voltaire</text:p>
          </table:table-cell>
          <table:table-cell office:value-type="string">
            <text:p>M8</text:p>
          </table:table-cell>
          <table:table-cell table:number-columns-repeated="3"/>
          <table:table-cell office:value-type="string">
            <text:p>00233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0</text:p>
          </table:table-cell>
          <table:table-cell office:value-type="string">
            <text:p>170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u Mas Vanneau</text:p>
          </table:table-cell>
          <table:table-cell office:value-type="float" office:value="1817">
            <text:p>1817</text:p>
          </table:table-cell>
          <table:table-cell office:value-type="float" office:value="1247">
            <text:p>1247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Vanneau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4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0">
            <text:p>3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404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entre de Gestion de la Fonction Publique</text:p>
          </table:table-cell>
          <table:table-cell office:value-type="float" office:value="2651">
            <text:p>265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de Gestion de la Fonction Publique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ADM.REG.DEP.</text:p>
          </table:table-cell>
          <table:table-cell office:value-type="string">
            <text:p>70005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61">
            <text:p>461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26</text:p>
          </table:table-cell>
          <table:table-cell office:value-type="string">
            <text:p>700057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Les jardins d'Alco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Les jardins d'Alco</text:p>
          </table:table-cell>
          <table:table-cell office:value-type="string">
            <text:p>E12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20">
            <text:p>62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TA6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Espri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Esprit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9">
            <text:p>669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26</text:p>
          </table:table-cell>
          <table:table-cell office:value-type="string">
            <text:p>TA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ôtel du Département</text:p>
          </table:table-cell>
          <table:table-cell office:value-type="float" office:value="861">
            <text:p>861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05-16-Hôtel du Département</text:p>
          </table:table-cell>
          <table:table-cell office:value-type="string">
            <text:p>E12</text:p>
          </table:table-cell>
          <table:table-cell/>
          <table:table-cell office:value-type="string">
            <text:p>26</text:p>
          </table:table-cell>
          <table:table-cell office:value-type="string">
            <text:p>ADM.REG.DEP.</text:p>
          </table:table-cell>
          <table:table-cell office:value-type="string">
            <text:p>700061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464">
            <text:p>464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26</text:p>
          </table:table-cell>
          <table:table-cell office:value-type="string">
            <text:p>390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CG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Victor Duruy</text:p>
          </table:table-cell>
          <table:table-cell office:value-type="float" office:value="2651">
            <text:p>2651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Victor Duruy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25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149">
            <text:p>149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6</text:p>
          </table:table-cell>
          <table:table-cell office:value-type="string">
            <text:p>88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Isadora Duncan</text:p>
          </table:table-cell>
          <table:table-cell office:value-type="float" office:value="526">
            <text:p>52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Isadora Duncan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EQUIP.SPORT</text:p>
          </table:table-cell>
          <table:table-cell office:value-type="string">
            <text:p>00047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4">
            <text:p>354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6</text:p>
          </table:table-cell>
          <table:table-cell office:value-type="string">
            <text:p>13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Emile Combes</text:p>
          </table:table-cell>
          <table:table-cell office:value-type="float" office:value="2651">
            <text:p>2651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Emile Combes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255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55">
            <text:p>25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8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Galinéta</text:p>
          </table:table-cell>
          <table:table-cell office:value-type="float" office:value="526">
            <text:p>526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Galinéta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CRECH/HGARD</text:p>
          </table:table-cell>
          <table:table-cell office:value-type="string">
            <text:p>000209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5">
            <text:p>245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26</text:p>
          </table:table-cell>
          <table:table-cell office:value-type="string">
            <text:p>84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Bernard Jouanique</text:p>
          </table:table-cell>
          <table:table-cell office:value-type="float" office:value="2850">
            <text:p>285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Bernard Jouanique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EQUIP.SPORT</text:p>
          </table:table-cell>
          <table:table-cell office:value-type="string">
            <text:p>00046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3">
            <text:p>35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27</text:p>
          </table:table-cell>
          <table:table-cell office:value-type="string">
            <text:p>13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Jouanique</text:p>
          </table:table-cell>
          <table:table-cell office:value-type="float" office:value="2197">
            <text:p>219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Jouanique</text:p>
          </table:table-cell>
          <table:table-cell office:value-type="string">
            <text:p>G12</text:p>
          </table:table-cell>
          <table:table-cell/>
          <table:table-cell office:value-type="string">
            <text:p>27</text:p>
          </table:table-cell>
          <table:table-cell office:value-type="string">
            <text:p>PARCS/JARDIN</text:p>
          </table:table-cell>
          <table:table-cell office:value-type="string">
            <text:p>00166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9">
            <text:p>6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1668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D.R.A.F</text:p>
          </table:table-cell>
          <table:table-cell office:value-type="float" office:value="448">
            <text:p>448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.R.A.F</text:p>
          </table:table-cell>
          <table:table-cell office:value-type="string">
            <text:p>F12</text:p>
          </table:table-cell>
          <table:table-cell/>
          <table:table-cell office:value-type="string">
            <text:p>26</text:p>
          </table:table-cell>
          <table:table-cell office:value-type="string">
            <text:p>ADM. AGRICOL</text:p>
          </table:table-cell>
          <table:table-cell office:value-type="string">
            <text:p>70000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37">
            <text:p>437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26</text:p>
          </table:table-cell>
          <table:table-cell office:value-type="string">
            <text:p>390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ulie Daubié</text:p>
          </table:table-cell>
          <table:table-cell office:value-type="float" office:value="494">
            <text:p>494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ulie Daubié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5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10">
            <text:p>31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12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adeleine Brès</text:p>
          </table:table-cell>
          <table:table-cell office:value-type="float" office:value="494">
            <text:p>494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deleine Brès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35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09">
            <text:p>309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6</text:p>
          </table:table-cell>
          <table:table-cell office:value-type="string">
            <text:p>11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<text:s/>Bel Air</text:p>
          </table:table-cell>
          <table:table-cell office:value-type="float" office:value="1676">
            <text:p>1676</text:p>
          </table:table-cell>
          <table:table-cell office:value-type="float" office:value="760">
            <text:p>76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<text:s/>Bel Air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EQUIP.SPORT</text:p>
          </table:table-cell>
          <table:table-cell office:value-type="string">
            <text:p>0007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">
            <text:p>13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26</text:p>
          </table:table-cell>
          <table:table-cell office:value-type="string">
            <text:p>14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Alco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Alco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ADM.COMMUNIC</text:p>
          </table:table-cell>
          <table:table-cell office:value-type="string">
            <text:p>700257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8">
            <text:p>578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26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Geneviève Bon</text:p>
          </table:table-cell>
          <table:table-cell office:value-type="float" office:value="1676">
            <text:p>1676</text:p>
          </table:table-cell>
          <table:table-cell office:value-type="float" office:value="971">
            <text:p>97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Geneviève Bon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41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38">
            <text:p>338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6</text:p>
          </table:table-cell>
          <table:table-cell office:value-type="string">
            <text:p>1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Louis Armstrong</text:p>
          </table:table-cell>
          <table:table-cell office:value-type="float" office:value="1676">
            <text:p>1676</text:p>
          </table:table-cell>
          <table:table-cell office:value-type="float" office:value="971">
            <text:p>971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ouis Armstrong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041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39">
            <text:p>33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u Petit Bard</text:p>
          </table:table-cell>
          <table:table-cell office:value-type="float" office:value="2077">
            <text:p>207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Petit Bard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67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1">
            <text:p>7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670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Paul Boulet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Paul Boulet</text:p>
          </table:table-cell>
          <table:table-cell office:value-type="string">
            <text:p>F11</text:p>
          </table:table-cell>
          <table:table-cell/>
          <table:table-cell office:value-type="string">
            <text:p>26</text:p>
          </table:table-cell>
          <table:table-cell office:value-type="string">
            <text:p>CLUB 3 AGE</text:p>
          </table:table-cell>
          <table:table-cell office:value-type="string">
            <text:p>00053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163">
            <text:p>163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6</text:p>
          </table:table-cell>
          <table:table-cell office:value-type="string">
            <text:p>0005300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oseph Delteil</text:p>
          </table:table-cell>
          <table:table-cell office:value-type="float" office:value="493">
            <text:p>4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oseph Delteil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143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418">
            <text:p>41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26</text:p>
          </table:table-cell>
          <table:table-cell office:value-type="string">
            <text:p>149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Jules Michelet</text:p>
          </table:table-cell>
          <table:table-cell office:value-type="float" office:value="493">
            <text:p>4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ules Michelet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  <table:table-cell office:value-type="string">
            <text:p>26</text:p>
          </table:table-cell>
          <table:table-cell office:value-type="string">
            <text:p>ECOLES</text:p>
          </table:table-cell>
          <table:table-cell office:value-type="string">
            <text:p>001061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408">
            <text:p>408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26</text:p>
          </table:table-cell>
          <table:table-cell office:value-type="string">
            <text:p>14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Henri de Régnier</text:p>
          </table:table-cell>
          <table:table-cell office:value-type="float" office:value="1214">
            <text:p>121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Henri de Régnier</text:p>
          </table:table-cell>
          <table:table-cell office:value-type="string">
            <text:p>E11</text:p>
          </table:table-cell>
          <table:table-cell/>
          <table:table-cell office:value-type="string">
            <text:p>26</text:p>
          </table:table-cell>
          <table:table-cell office:value-type="string">
            <text:p>PARCS/JARDIN</text:p>
          </table:table-cell>
          <table:table-cell office:value-type="string">
            <text:p>00191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8">
            <text:p>9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1919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Astruc</text:p>
          </table:table-cell>
          <table:table-cell office:value-type="float" office:value="838">
            <text:p>8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Astruc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79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7</text:p>
          </table:table-cell>
          <table:table-cell office:value-type="string">
            <text:p>142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Goethe</text:p>
          </table:table-cell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Goethe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ECOLES</text:p>
          </table:table-cell>
          <table:table-cell office:value-type="string">
            <text:p>000291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76">
            <text:p>276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7</text:p>
          </table:table-cell>
          <table:table-cell office:value-type="string">
            <text:p>96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Paul Langevin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Paul Langevin</text:p>
          </table:table-cell>
          <table:table-cell office:value-type="string">
            <text:p>H10</text:p>
          </table:table-cell>
          <table:table-cell/>
          <table:table-cell office:value-type="string">
            <text:p>37</text:p>
          </table:table-cell>
          <table:table-cell office:value-type="string">
            <text:p>ECOLES</text:p>
          </table:table-cell>
          <table:table-cell office:value-type="string">
            <text:p>00029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75">
            <text:p>27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7</text:p>
          </table:table-cell>
          <table:table-cell office:value-type="string">
            <text:p>96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Astruc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Astruc</text:p>
          </table:table-cell>
          <table:table-cell office:value-type="string">
            <text:p>H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157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es Pins</text:p>
          </table:table-cell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es Pins</text:p>
          </table:table-cell>
          <table:table-cell office:value-type="string">
            <text:p>F11</text:p>
          </table:table-cell>
          <table:table-cell office:value-type="string">
            <text:p>G11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26</text:p>
          </table:table-cell>
          <table:table-cell office:value-type="string">
            <text:p>TA14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Mas de Tesse</text:p>
          </table:table-cell>
          <table:table-cell office:value-type="float" office:value="1355">
            <text:p>1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s de Tesse</text:p>
          </table:table-cell>
          <table:table-cell office:value-type="string">
            <text:p>G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TA14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Aqueduc St Clement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queduc Saint Clement</text:p>
          </table:table-cell>
          <table:table-cell office:value-type="string">
            <text:p>G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7</text:p>
          </table:table-cell>
          <table:table-cell office:value-type="string">
            <text:p>TA4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arc Bartholomée de Las Casas</text:p>
          </table:table-cell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Bartholomée de Las Casas</text:p>
          </table:table-cell>
          <table:table-cell office:value-type="string">
            <text:p>F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6</text:p>
          </table:table-cell>
          <table:table-cell office:value-type="string">
            <text:p>TA6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La Bambinerie</text:p>
          </table:table-cell>
          <table:table-cell office:value-type="float" office:value="2028">
            <text:p>202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Bambinerie</text:p>
          </table:table-cell>
          <table:table-cell office:value-type="string">
            <text:p>H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7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La Coccinelle</text:p>
          </table:table-cell>
          <table:table-cell office:value-type="float" office:value="448">
            <text:p>448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Coccinelle</text:p>
          </table:table-cell>
          <table:table-cell office:value-type="string">
            <text:p>F10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6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aison de Quartier Jacques Prévert</text:p>
          </table:table-cell>
          <table:table-cell office:value-type="float" office:value="2028">
            <text:p>20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Jacques Prévert</text:p>
          </table:table-cell>
          <table:table-cell office:value-type="string">
            <text:p>H10</text:p>
          </table:table-cell>
          <table:table-cell table:number-columns-repeated="3"/>
          <table:table-cell office:value-type="string">
            <text:p>00052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7</text:p>
          </table:table-cell>
          <table:table-cell office:value-type="string">
            <text:p>168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iste bi-cross C. Béal / la Rauze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bi-cross C. Béal /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02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38">
            <text:p>138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7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mplexe sportif C. Béal / la Rauze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omplexe sportif C. Béal /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1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43">
            <text:p>143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8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Claude Béal</text:p>
          </table:table-cell>
          <table:table-cell office:value-type="float" office:value="2199">
            <text:p>2199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Claude Béal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11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86">
            <text:p>186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165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de la Rauze</text:p>
          </table:table-cell>
          <table:table-cell office:value-type="float" office:value="2199">
            <text:p>21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PARCS/JARDIN</text:p>
          </table:table-cell>
          <table:table-cell office:value-type="string">
            <text:p>00161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9">
            <text:p>4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 office:value-type="string">
            <text:p>1611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ours sportifs La Rauze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rcours sportifs La Rauze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10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85">
            <text:p>185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47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iscine Suzanne Berlioux</text:p>
          </table:table-cell>
          <table:table-cell office:value-type="float" office:value="1526">
            <text:p>1526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Suzanne Berlioux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70018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2">
            <text:p>222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60</text:p>
          </table:table-cell>
          <table:table-cell office:value-type="string">
            <text:p>81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édiathèque Federico Garcia Lorca</text:p>
          </table:table-cell>
          <table:table-cell office:value-type="float" office:value="1640">
            <text:p>1640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Federico Garcia Lorca</text:p>
          </table:table-cell>
          <table:table-cell office:value-type="string">
            <text:p>M5</text:p>
          </table:table-cell>
          <table:table-cell/>
          <table:table-cell office:value-type="string">
            <text:p>60</text:p>
          </table:table-cell>
          <table:table-cell office:value-type="string">
            <text:p>QUART.CULTUR</text:p>
          </table:table-cell>
          <table:table-cell office:value-type="string">
            <text:p>70244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7">
            <text:p>587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60</text:p>
          </table:table-cell>
          <table:table-cell office:value-type="string">
            <text:p>702442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octeur Fourcade</text:p>
          </table:table-cell>
          <table:table-cell office:value-type="float" office:value="2199">
            <text:p>21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octeur Fourcade</text:p>
          </table:table-cell>
          <table:table-cell office:value-type="string">
            <text:p>N5</text:p>
          </table:table-cell>
          <table:table-cell/>
          <table:table-cell office:value-type="string">
            <text:p>60</text:p>
          </table:table-cell>
          <table:table-cell office:value-type="string">
            <text:p>PARCS/JARDIN</text:p>
          </table:table-cell>
          <table:table-cell office:value-type="string">
            <text:p>0017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2">
            <text:p>8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 office:value-type="string">
            <text:p>1788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iste d'Auto Modélisme La Rauz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te d'Auto Modélisme La Rauze</text:p>
          </table:table-cell>
          <table:table-cell office:value-type="string">
            <text:p>O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1</text:p>
          </table:table-cell>
          <table:table-cell office:value-type="string">
            <text:p>TA12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each Volley La Rauze</text:p>
          </table:table-cell>
          <table:table-cell office:value-type="float" office:value="1526">
            <text:p>1526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each Volley La Rauz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TA10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a Rauze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 Rauze</text:p>
          </table:table-cell>
          <table:table-cell office:value-type="string">
            <text:p>M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45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ini Football Béal Nouveau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Béal Nouveau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TA15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ini Football Béal B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Béal B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TA15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ini Football Béal Enherbé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ni Football Béal Enherbé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TA15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Charles Dickens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Charles Dickens</text:p>
          </table:table-cell>
          <table:table-cell office:value-type="string">
            <text:p>M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0</text:p>
          </table:table-cell>
          <table:table-cell office:value-type="string">
            <text:p>167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La Rauz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La Rauz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0</text:p>
          </table:table-cell>
          <table:table-cell office:value-type="string">
            <text:p>145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a Rauze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a Rauze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37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s de Tir Claude Béal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as de Tir Claude Béal</text:p>
          </table:table-cell>
          <table:table-cell office:value-type="string">
            <text:p>N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TA12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Berges du Lez - cyprés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Lez - cyprés</text:p>
          </table:table-cell>
          <table:table-cell office:value-type="string">
            <text:p>O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 office:value-type="string">
            <text:p>TA4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Henri Ferrari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Henri Ferrari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1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40">
            <text:p>24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0</text:p>
          </table:table-cell>
          <table:table-cell office:value-type="string">
            <text:p>81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Crèche Adelaïde Cambon</text:p>
          </table:table-cell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delaïde Cambon</text:p>
          </table:table-cell>
          <table:table-cell office:value-type="string">
            <text:p>N7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Moulares</text:p>
          </table:table-cell>
          <table:table-cell office:value-type="float" office:value="15600">
            <text:p>15600</text:p>
          </table:table-cell>
          <table:table-cell office:value-type="float" office:value="765">
            <text:p>765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Moulares</text:p>
          </table:table-cell>
          <table:table-cell office:value-type="string">
            <text:p>N7</text:p>
          </table:table-cell>
          <table:table-cell table:number-columns-repeated="2"/>
          <table:table-cell office:value-type="string">
            <text:p>POSTE POLIC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/>
          <table:table-cell office:value-type="string">
            <text:p>M.P.T. Boris Vian</text:p>
          </table:table-cell>
          <table:table-cell office:value-type="float" office:value="470">
            <text:p>470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Boris Vian</text:p>
          </table:table-cell>
          <table:table-cell office:value-type="string">
            <text:p>M7</text:p>
          </table:table-cell>
          <table:table-cell table:number-columns-repeated="3"/>
          <table:table-cell office:value-type="string">
            <text:p>00052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0</text:p>
          </table:table-cell>
          <table:table-cell office:value-type="string">
            <text:p>169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aure Moulin</text:p>
          </table:table-cell>
          <table:table-cell office:value-type="float" office:value="1087">
            <text:p>1087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aure Moulin</text:p>
          </table:table-cell>
          <table:table-cell office:value-type="string">
            <text:p>L8</text:p>
          </table:table-cell>
          <table:table-cell/>
          <table:table-cell office:value-type="string">
            <text:p>49</text:p>
          </table:table-cell>
          <table:table-cell office:value-type="string">
            <text:p>CLUB 3 AGE</text:p>
          </table:table-cell>
          <table:table-cell office:value-type="string">
            <text:p>7001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42">
            <text:p>54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9</text:p>
          </table:table-cell>
          <table:table-cell office:value-type="string">
            <text:p>700185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Simone Signoret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Simone Signoret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296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78">
            <text:p>278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9</text:p>
          </table:table-cell>
          <table:table-cell office:value-type="string">
            <text:p>98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acques Brel</text:p>
          </table:table-cell>
          <table:table-cell office:value-type="float" office:value="1458">
            <text:p>145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acques Brel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29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77">
            <text:p>277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9</text:p>
          </table:table-cell>
          <table:table-cell office:value-type="string">
            <text:p>97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Hildevert</text:p>
          </table:table-cell>
          <table:table-cell office:value-type="float" office:value="1089">
            <text:p>108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Hildevert</text:p>
          </table:table-cell>
          <table:table-cell office:value-type="string">
            <text:p>L7</text:p>
          </table:table-cell>
          <table:table-cell office:value-type="string">
            <text:p>M7</text:p>
          </table:table-cell>
          <table:table-cell office:value-type="string">
            <text:p>49</text:p>
          </table:table-cell>
          <table:table-cell office:value-type="string">
            <text:p>PARCS/JARDIN</text:p>
          </table:table-cell>
          <table:table-cell office:value-type="string">
            <text:p>0014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4">
            <text:p>3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9</text:p>
          </table:table-cell>
          <table:table-cell office:value-type="string">
            <text:p>1476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Gérard Philipe</text:p>
          </table:table-cell>
          <table:table-cell office:value-type="float" office:value="1463">
            <text:p>1463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Gérard Philipe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ADM.EDUC.NAT</text:p>
          </table:table-cell>
          <table:table-cell office:value-type="string">
            <text:p>700108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9</text:p>
          </table:table-cell>
          <table:table-cell office:value-type="string">
            <text:p>3892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Cité Mion</text:p>
          </table:table-cell>
          <table:table-cell office:value-type="float" office:value="1463">
            <text:p>146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Cité Mion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QUIP.SPORT</text:p>
          </table:table-cell>
          <table:table-cell office:value-type="string">
            <text:p>0007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97">
            <text:p>397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9</text:p>
          </table:table-cell>
          <table:table-cell office:value-type="string">
            <text:p>140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Georges Busnel</text:p>
          </table:table-cell>
          <table:table-cell office:value-type="float" office:value="1854">
            <text:p>1854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Georges Busnel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EQUIP.SPORT</text:p>
          </table:table-cell>
          <table:table-cell office:value-type="string">
            <text:p>00231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22">
            <text:p>42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9</text:p>
          </table:table-cell>
          <table:table-cell office:value-type="string">
            <text:p>150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ardin de la Pépinière</text:p>
          </table:table-cell>
          <table:table-cell office:value-type="float" office:value="719">
            <text:p>719</text:p>
          </table:table-cell>
          <table:table-cell office:value-type="float" office:value="418">
            <text:p>41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a Pépinière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6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0">
            <text:p>5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612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L'Oustal dou Caganis</text:p>
          </table:table-cell>
          <table:table-cell office:value-type="float" office:value="1854">
            <text:p>1854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'Oustal dou Caganis</text:p>
          </table:table-cell>
          <table:table-cell office:value-type="string">
            <text:p>L7</text:p>
          </table:table-cell>
          <table:table-cell/>
          <table:table-cell office:value-type="string">
            <text:p>49</text:p>
          </table:table-cell>
          <table:table-cell office:value-type="string">
            <text:p>CRECH/HGARD</text:p>
          </table:table-cell>
          <table:table-cell office:value-type="string">
            <text:p>00070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394">
            <text:p>394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9</text:p>
          </table:table-cell>
          <table:table-cell office:value-type="string">
            <text:p>139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Thérèse Sentis</text:p>
          </table:table-cell>
          <table:table-cell office:value-type="float" office:value="1446">
            <text:p>1446</text:p>
          </table:table-cell>
          <table:table-cell office:value-type="float" office:value="655">
            <text:p>65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Thérèse Sentis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59</text:p>
          </table:table-cell>
          <table:table-cell office:value-type="string">
            <text:p>CRECH/HGARD</text:p>
          </table:table-cell>
          <table:table-cell office:value-type="string">
            <text:p>00021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8">
            <text:p>248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9</text:p>
          </table:table-cell>
          <table:table-cell office:value-type="string">
            <text:p>84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l Alain Bashun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il Alain Bashung</text:p>
          </table:table-cell>
          <table:table-cell office:value-type="string">
            <text:p>L6</text:p>
          </table:table-cell>
          <table:table-cell/>
          <table:table-cell office:value-type="string">
            <text:p>59</text:p>
          </table:table-cell>
          <table:table-cell office:value-type="string">
            <text:p>PARCS/JARDIN</text:p>
          </table:table-cell>
          <table:table-cell office:value-type="string">
            <text:p>00161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13">
            <text:p>61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1619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Prés d'Arènes - Port Marianne</text:p>
          </table:table-cell>
          <table:table-cell office:value-type="float" office:value="1298">
            <text:p>1298</text:p>
          </table:table-cell>
          <table:table-cell office:value-type="float" office:value="1">
            <text:p>1</text:p>
          </table:table-cell>
          <table:table-cell office:value-type="string">
            <text:p>bis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. Prés d'Arènes - Port Marianne</text:p>
          </table:table-cell>
          <table:table-cell office:value-type="string">
            <text:p>L6</text:p>
          </table:table-cell>
          <table:table-cell/>
          <table:table-cell office:value-type="string">
            <text:p>59</text:p>
          </table:table-cell>
          <table:table-cell office:value-type="string">
            <text:p>POSTE POLICE</text:p>
          </table:table-cell>
          <table:table-cell office:value-type="string">
            <text:p>0001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236">
            <text:p>236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9</text:p>
          </table:table-cell>
          <table:table-cell office:value-type="string">
            <text:p>000132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ire de jeux Saint Martin</text:p>
          </table:table-cell>
          <table:table-cell office:value-type="float" office:value="1298">
            <text:p>129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Saint Martin</text:p>
          </table:table-cell>
          <table:table-cell office:value-type="string">
            <text:p>L6</text:p>
          </table:table-cell>
          <table:table-cell/>
          <table:table-cell office:value-type="string">
            <text:p>59</text:p>
          </table:table-cell>
          <table:table-cell office:value-type="string">
            <text:p>PARCS/JARDIN</text:p>
          </table:table-cell>
          <table:table-cell office:value-type="string">
            <text:p>00161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4">
            <text:p>5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1618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Diderot</text:p>
          </table:table-cell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office:value-type="string">
            <text:p>bis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Diderot</text:p>
          </table:table-cell>
          <table:table-cell office:value-type="string">
            <text:p>M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41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0">
            <text:p>34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60</text:p>
          </table:table-cell>
          <table:table-cell office:value-type="string">
            <text:p>127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Jean Cocteau</text:p>
          </table:table-cell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office:value-type="string">
            <text:p>bis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ean Cocteau</text:p>
          </table:table-cell>
          <table:table-cell office:value-type="string">
            <text:p>M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41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41">
            <text:p>34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60</text:p>
          </table:table-cell>
          <table:table-cell office:value-type="string">
            <text:p>106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Mart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Martin</text:p>
          </table:table-cell>
          <table:table-cell office:value-type="string">
            <text:p>L6</text:p>
          </table:table-cell>
          <table:table-cell office:value-type="string">
            <text:p>M6</text:p>
          </table:table-cell>
          <table:table-cell office:value-type="string">
            <text:p>60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3">
            <text:p>663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60</text:p>
          </table:table-cell>
          <table:table-cell office:value-type="string">
            <text:p>TA2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Albert Dubout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Albert Dubout</text:p>
          </table:table-cell>
          <table:table-cell office:value-type="string">
            <text:p>L7</text:p>
          </table:table-cell>
          <table:table-cell office:value-type="string">
            <text:p>M7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9</text:p>
          </table:table-cell>
          <table:table-cell office:value-type="string">
            <text:p>144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Saint Martin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Saint Martin</text:p>
          </table:table-cell>
          <table:table-cell office:value-type="string">
            <text:p>L6</text:p>
          </table:table-cell>
          <table:table-cell office:value-type="string">
            <text:p>M6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9</text:p>
          </table:table-cell>
          <table:table-cell office:value-type="string">
            <text:p>164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Prés d'arènes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rés d'Arènes</text:p>
          </table:table-cell>
          <table:table-cell office:value-type="string">
            <text:p>M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127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Espace chiens Jardin de la Pépinière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Jardin de la Pépinière</text:p>
          </table:table-cell>
          <table:table-cell office:value-type="string">
            <text:p><text:s/>M7</text:p>
          </table:table-cell>
          <table:table-cell table:number-columns-repeated="2"/>
          <table:table-cell office:value-type="string">
            <text:p>PARCS/JARDIN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u Mail Bashung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Mail Bashung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lub de loisirs Jacqueline Beguin</text:p>
          </table:table-cell>
          <table:table-cell office:value-type="float" office:value="1446">
            <text:p>1446</text:p>
          </table:table-cell>
          <table:table-cell office:value-type="float" office:value="630">
            <text:p>630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Jacqueline Beguin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CLUB 3 AG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9</text:p>
          </table:table-cell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M.P.T. l'Escoutaïre</text:p>
          </table:table-cell>
          <table:table-cell office:value-type="float" office:value="1854">
            <text:p>1854</text:p>
          </table:table-cell>
          <table:table-cell office:value-type="float" office:value="67">
            <text:p>67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l'Escoutaïre</text:p>
          </table:table-cell>
          <table:table-cell office:value-type="string">
            <text:p>L7</text:p>
          </table:table-cell>
          <table:table-cell table:number-columns-repeated="3"/>
          <table:table-cell office:value-type="string">
            <text:p>0007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9</text:p>
          </table:table-cell>
          <table:table-cell office:value-type="string">
            <text:p>139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int de propreté Demeter Prés d'Arènes</text:p>
          </table:table-cell>
          <table:table-cell office:value-type="float" office:value="2239">
            <text:p>2239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Point de propreté Demeter Prés d'Arènes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59</text:p>
          </table:table-cell>
          <table:table-cell office:value-type="string">
            <text:p>VIE QUOT.SCE</text:p>
          </table:table-cell>
          <table:table-cell office:value-type="string">
            <text:p>000861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500">
            <text:p>9500</text:p>
          </table:table-cell>
          <table:table-cell office:value-type="float" office:value="29">
            <text:p>29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59</text:p>
          </table:table-cell>
          <table:table-cell office:value-type="string">
            <text:p>000861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Fabre de Morlhon</text:p>
          </table:table-cell>
          <table:table-cell office:value-type="float" office:value="2761">
            <text:p>276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abre de Morlhon</text:p>
          </table:table-cell>
          <table:table-cell office:value-type="string">
            <text:p>K6</text:p>
          </table:table-cell>
          <table:table-cell/>
          <table:table-cell office:value-type="string">
            <text:p>59</text:p>
          </table:table-cell>
          <table:table-cell office:value-type="string">
            <text:p>PARCS/JARDIN</text:p>
          </table:table-cell>
          <table:table-cell office:value-type="string">
            <text:p>00194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0">
            <text:p>10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1940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Prés d'Arènes</text:p>
          </table:table-cell>
          <table:table-cell office:value-type="float" office:value="1640">
            <text:p>164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Prés d'Arènes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60</text:p>
          </table:table-cell>
          <table:table-cell office:value-type="string">
            <text:p>PARCS/JARDIN</text:p>
          </table:table-cell>
          <table:table-cell office:value-type="string">
            <text:p>0014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6">
            <text:p>3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0</text:p>
          </table:table-cell>
          <table:table-cell office:value-type="string">
            <text:p>1491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lace de Tibériade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de tibériade</text:p>
          </table:table-cell>
          <table:table-cell office:value-type="string">
            <text:p>K4</text:p>
          </table:table-cell>
          <table:table-cell/>
          <table:table-cell office:value-type="string">
            <text:p>66</text:p>
          </table:table-cell>
          <table:table-cell office:value-type="string">
            <text:p>PARCS/JARDIN</text:p>
          </table:table-cell>
          <table:table-cell office:value-type="string">
            <text:p>0015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14">
            <text:p>61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6</text:p>
          </table:table-cell>
          <table:table-cell office:value-type="string">
            <text:p>25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Ernest Onillon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Ernest Onillon</text:p>
          </table:table-cell>
          <table:table-cell office:value-type="string">
            <text:p>M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0</text:p>
          </table:table-cell>
          <table:table-cell office:value-type="string">
            <text:p>78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Tournezy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Tournezy</text:p>
          </table:table-cell>
          <table:table-cell office:value-type="string">
            <text:p>K4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6</text:p>
          </table:table-cell>
          <table:table-cell office:value-type="string">
            <text:p>164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Tournezy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Tournezy</text:p>
          </table:table-cell>
          <table:table-cell office:value-type="string">
            <text:p>K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9</text:p>
          </table:table-cell>
          <table:table-cell office:value-type="string">
            <text:p>156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/>
          <table:table-cell office:value-type="string">
            <text:p>Square Ferdinand de Lesseps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erdinand de Lesseps</text:p>
          </table:table-cell>
          <table:table-cell office:value-type="string">
            <text:p>L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9</text:p>
          </table:table-cell>
          <table:table-cell office:value-type="string">
            <text:p>TA8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Antonin Balmès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Antonin Balmès</text:p>
          </table:table-cell>
          <table:table-cell office:value-type="string">
            <text:p>K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6</text:p>
          </table:table-cell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aison de Quartier Jean-Pierre Caillens</text:p>
          </table:table-cell>
          <table:table-cell office:value-type="float" office:value="2189">
            <text:p>2189</text:p>
          </table:table-cell>
          <table:table-cell office:value-type="float" office:value="99999">
            <text:p>99999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Jean-Pierre Caillens</text:p>
          </table:table-cell>
          <table:table-cell office:value-type="string">
            <text:p>K4</text:p>
          </table:table-cell>
          <table:table-cell table:number-columns-repeated="3"/>
          <table:table-cell office:value-type="string">
            <text:p>0008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66</text:p>
          </table:table-cell>
          <table:table-cell office:value-type="string">
            <text:p>169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lphonse Daudet</text:p>
          </table:table-cell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lphonse Daudet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8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25">
            <text:p>325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8</text:p>
          </table:table-cell>
          <table:table-cell office:value-type="string">
            <text:p>120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Saint Cléophas</text:p>
          </table:table-cell>
          <table:table-cell office:value-type="float" office:value="2057">
            <text:p>205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Saint Cléophas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6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7">
            <text:p>7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1694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Marie Curie</text:p>
          </table:table-cell>
          <table:table-cell office:value-type="float" office:value="659">
            <text:p>65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Marie Curie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7905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24">
            <text:p>324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8</text:p>
          </table:table-cell>
          <table:table-cell office:value-type="string">
            <text:p>120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Cléopha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Cléopha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9">
            <text:p>659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8</text:p>
          </table:table-cell>
          <table:table-cell office:value-type="string">
            <text:p>TA1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rugby Sabathé</text:p>
          </table:table-cell>
          <table:table-cell office:value-type="float" office:value="1929">
            <text:p>1929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rugby Sabathé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QUIP.SPORT</text:p>
          </table:table-cell>
          <table:table-cell office:value-type="string">
            <text:p>0010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">
            <text:p>2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8</text:p>
          </table:table-cell>
          <table:table-cell office:value-type="string">
            <text:p>145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Blanche Neige</text:p>
          </table:table-cell>
          <table:table-cell office:value-type="float" office:value="2690">
            <text:p>269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Blanche Neige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RECH/HGARD</text:p>
          </table:table-cell>
          <table:table-cell office:value-type="string">
            <text:p>00020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43">
            <text:p>243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 office:value-type="string">
            <text:p>83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Mary Poppin's</text:p>
          </table:table-cell>
          <table:table-cell office:value-type="float" office:value="2690">
            <text:p>2690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Mary Poppin'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RECH/HGARD</text:p>
          </table:table-cell>
          <table:table-cell office:value-type="string">
            <text:p>00085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182">
            <text:p>18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 office:value-type="string">
            <text:p>144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Roger Couderc</text:p>
          </table:table-cell>
          <table:table-cell office:value-type="float" office:value="1929">
            <text:p>1929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Roger Couderc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QUIP.SPORT</text:p>
          </table:table-cell>
          <table:table-cell office:value-type="string">
            <text:p>00014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39">
            <text:p>239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8</text:p>
          </table:table-cell>
          <table:table-cell office:value-type="string">
            <text:p>79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Albert Camus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lbert Camu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8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3">
            <text:p>9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1884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irie annexe Tastavin</text:p>
          </table:table-cell>
          <table:table-cell office:value-type="float" office:value="2480">
            <text:p>2480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Tastavi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MAIRIES ANN.</text:p>
          </table:table-cell>
          <table:table-cell office:value-type="string">
            <text:p>00077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178">
            <text:p>178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48</text:p>
          </table:table-cell>
          <table:table-cell office:value-type="string">
            <text:p>177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Tastavin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Tastavi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61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8">
            <text:p>4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001610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rché Tastavin</text:p>
          </table:table-cell>
          <table:table-cell office:value-type="float" office:value="1686">
            <text:p>168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Tastavi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HALLES/MCH</text:p>
          </table:table-cell>
          <table:table-cell office:value-type="string">
            <text:p>0013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89">
            <text:p>189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48</text:p>
          </table:table-cell>
          <table:table-cell office:value-type="string">
            <text:p>1334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Mas Drevon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Mas Drevo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ADM.COMMUNIC</text:p>
          </table:table-cell>
          <table:table-cell office:value-type="string">
            <text:p>70022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9">
            <text:p>569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Georges Simenon</text:p>
          </table:table-cell>
          <table:table-cell office:value-type="float" office:value="1686">
            <text:p>1686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eorges Simenon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5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06">
            <text:p>306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8</text:p>
          </table:table-cell>
          <table:table-cell office:value-type="string">
            <text:p>111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Robert Surcouf</text:p>
          </table:table-cell>
          <table:table-cell office:value-type="float" office:value="1686">
            <text:p>1686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Robert Surcouf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35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05">
            <text:p>305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8</text:p>
          </table:table-cell>
          <table:table-cell office:value-type="string">
            <text:p>110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Jacque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Jacques</text:p>
          </table:table-cell>
          <table:table-cell office:value-type="string">
            <text:p>J7</text:p>
          </table:table-cell>
          <table:table-cell/>
          <table:table-cell office:value-type="string">
            <text:p>48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72">
            <text:p>67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8</text:p>
          </table:table-cell>
          <table:table-cell office:value-type="string">
            <text:p>TA2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Garibaldi</text:p>
          </table:table-cell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aribaldi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38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28">
            <text:p>32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8</text:p>
          </table:table-cell>
          <table:table-cell office:value-type="string">
            <text:p>122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emasson</text:p>
          </table:table-cell>
          <table:table-cell office:value-type="float" office:value="1882">
            <text:p>188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emasson</text:p>
          </table:table-cell>
          <table:table-cell office:value-type="string">
            <text:p>J6</text:p>
          </table:table-cell>
          <table:table-cell office:value-type="string">
            <text:p>K6</text:p>
          </table:table-cell>
          <table:table-cell office:value-type="string">
            <text:p>58</text:p>
          </table:table-cell>
          <table:table-cell office:value-type="string">
            <text:p>CLUB 3 AGE</text:p>
          </table:table-cell>
          <table:table-cell office:value-type="string">
            <text:p>70018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44">
            <text:p>544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8</text:p>
          </table:table-cell>
          <table:table-cell office:value-type="string">
            <text:p>700187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Bertie Albrecht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Bertie Albrecht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38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29">
            <text:p>329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8</text:p>
          </table:table-cell>
          <table:table-cell office:value-type="string">
            <text:p>122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Arceaux</text:p>
          </table:table-cell>
          <table:table-cell office:value-type="float" office:value="497">
            <text:p>49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Arceaux</text:p>
          </table:table-cell>
          <table:table-cell office:value-type="string">
            <text:p>I10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47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2">
            <text:p>3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4720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es Arceaux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es Arceaux</text:p>
          </table:table-cell>
          <table:table-cell office:value-type="string">
            <text:p>I10</text:p>
          </table:table-cell>
          <table:table-cell/>
          <table:table-cell office:value-type="string">
            <text:p>38</text:p>
          </table:table-cell>
          <table:table-cell office:value-type="string">
            <text:p>HALLES/MCH</text:p>
          </table:table-cell>
          <table:table-cell office:value-type="string">
            <text:p>00056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68">
            <text:p>168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8</text:p>
          </table:table-cell>
          <table:table-cell office:value-type="string">
            <text:p>0005660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Chaptal</text:p>
          </table:table-cell>
          <table:table-cell office:value-type="float" office:value="497">
            <text:p>49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haptal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289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74">
            <text:p>27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8</text:p>
          </table:table-cell>
          <table:table-cell office:value-type="string">
            <text:p>96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ne d'Arc</text:p>
          </table:table-cell>
          <table:table-cell office:value-type="float" office:value="497">
            <text:p>49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ne d'Arc</text:p>
          </table:table-cell>
          <table:table-cell office:value-type="string">
            <text:p>J10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288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73">
            <text:p>27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95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u Maquis Bir-Hakeim</text:p>
          </table:table-cell>
          <table:table-cell office:value-type="float" office:value="2743">
            <text:p>274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Maquis Bir-Hakeim</text:p>
          </table:table-cell>
          <table:table-cell office:value-type="string">
            <text:p>H10</text:p>
          </table:table-cell>
          <table:table-cell office:value-type="string">
            <text:p>I10</text:p>
          </table:table-cell>
          <table:table-cell office:value-type="string">
            <text:p>37</text:p>
          </table:table-cell>
          <table:table-cell office:value-type="string">
            <text:p>PARCS/JARDIN</text:p>
          </table:table-cell>
          <table:table-cell office:value-type="string">
            <text:p>0015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 office:value-type="string">
            <text:p>15170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rèche Sophie Lagrèze</text:p>
          </table:table-cell>
          <table:table-cell office:value-type="float" office:value="1259">
            <text:p>125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Sophie Lagrèze</text:p>
          </table:table-cell>
          <table:table-cell office:value-type="string">
            <text:p>I10</text:p>
          </table:table-cell>
          <table:table-cell office:value-type="string">
            <text:p>J10</text:p>
          </table:table-cell>
          <table:table-cell office:value-type="string">
            <text:p>38</text:p>
          </table:table-cell>
          <table:table-cell office:value-type="string">
            <text:p>CRECH/HGARD</text:p>
          </table:table-cell>
          <table:table-cell office:value-type="string">
            <text:p>00022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8</text:p>
          </table:table-cell>
          <table:table-cell office:value-type="string">
            <text:p>85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des Arceaux 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des Arceaux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8</text:p>
          </table:table-cell>
          <table:table-cell office:value-type="string">
            <text:p>76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des Arceaux 2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des Arceaux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8</text:p>
          </table:table-cell>
          <table:table-cell office:value-type="string">
            <text:p>76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Espace chiens Benjamin Milhaud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Benjamin Milhaud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TA5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héâtre Gérard Philipe</text:p>
          </table:table-cell>
          <table:table-cell office:value-type="float" office:value="1634">
            <text:p>163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Théâtre Gérard Philipe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QUART.CULTUR</text:p>
          </table:table-cell>
          <table:table-cell office:value-type="string">
            <text:p>000529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04">
            <text:p>604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0005290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de la Guirlande</text:p>
          </table:table-cell>
          <table:table-cell office:value-type="float" office:value="1899">
            <text:p>189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Guirlande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59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42">
            <text:p>4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593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Abbé Coursindel</text:p>
          </table:table-cell>
          <table:table-cell office:value-type="float" office:value="1936">
            <text:p>193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Abbé Coursindel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20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3">
            <text:p>10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2032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Luis Mariano</text:p>
          </table:table-cell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Luis Mariano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CLUB 3 AGE</text:p>
          </table:table-cell>
          <table:table-cell office:value-type="string">
            <text:p>7001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41">
            <text:p>541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8</text:p>
          </table:table-cell>
          <table:table-cell office:value-type="string">
            <text:p>180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Docteur Roux</text:p>
          </table:table-cell>
          <table:table-cell office:value-type="float" office:value="1012">
            <text:p>1012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Docteur Roux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303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80">
            <text:p>28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8</text:p>
          </table:table-cell>
          <table:table-cell office:value-type="string">
            <text:p>99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Figuerolles</text:p>
          </table:table-cell>
          <table:table-cell office:value-type="float" office:value="1012">
            <text:p>1012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iguerolles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ARCS/JARDIN</text:p>
          </table:table-cell>
          <table:table-cell office:value-type="string">
            <text:p>00163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1">
            <text:p>6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 office:value-type="string">
            <text:p>1636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Figuerolles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Figuerolles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8</text:p>
          </table:table-cell>
          <table:table-cell office:value-type="string">
            <text:p>76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Figuerolles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Figuerolles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8</text:p>
          </table:table-cell>
          <table:table-cell office:value-type="string">
            <text:p>166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/>
          <table:table-cell office:value-type="string">
            <text:p>Espace chiens Cité Gely</text:p>
          </table:table-cell>
          <table:table-cell office:value-type="float" office:value="1899">
            <text:p>18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Cité Gely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u Square Abbé Coursindel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Square Abbé Coursindel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Les Moussaillons</text:p>
          </table:table-cell>
          <table:table-cell office:value-type="float" office:value="2903">
            <text:p>2903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Moussaillons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Joseph Ricôme</text:p>
          </table:table-cell>
          <table:table-cell office:value-type="float" office:value="1634">
            <text:p>1634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Joseph Ricôme</text:p>
          </table:table-cell>
          <table:table-cell office:value-type="string">
            <text:p>I9</text:p>
          </table:table-cell>
          <table:table-cell office:value-type="string">
            <text:p>J9</text:p>
          </table:table-cell>
          <table:table-cell table:number-columns-repeated="2"/>
          <table:table-cell office:value-type="string">
            <text:p>00052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8</text:p>
          </table:table-cell>
          <table:table-cell office:value-type="string">
            <text:p>169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/>
          <table:table-cell office:value-type="string">
            <text:p>M.P.T. Albertine Sarrazin</text:p>
          </table:table-cell>
          <table:table-cell office:value-type="float" office:value="1899">
            <text:p>189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lbertine Sarrazin</text:p>
          </table:table-cell>
          <table:table-cell office:value-type="string">
            <text:p>I9</text:p>
          </table:table-cell>
          <table:table-cell table:number-columns-repeated="3"/>
          <table:table-cell office:value-type="string">
            <text:p>002720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7</text:p>
          </table:table-cell>
          <table:table-cell office:value-type="string">
            <text:p>170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Gendarmerie Nationale</text:p>
          </table:table-cell>
          <table:table-cell office:value-type="float" office:value="2265">
            <text:p>2265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Gendarmerie Nationale</text:p>
          </table:table-cell>
          <table:table-cell office:value-type="string">
            <text:p>H8</text:p>
          </table:table-cell>
          <table:table-cell/>
          <table:table-cell office:value-type="string">
            <text:p>37</text:p>
          </table:table-cell>
          <table:table-cell office:value-type="string">
            <text:p>ADM.INTER.</text:p>
          </table:table-cell>
          <table:table-cell office:value-type="string">
            <text:p>70001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42">
            <text:p>442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7</text:p>
          </table:table-cell>
          <table:table-cell office:value-type="string">
            <text:p>4000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 Dian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Diane</text:p>
          </table:table-cell>
          <table:table-cell office:value-type="string">
            <text:p>I7</text:p>
          </table:table-cell>
          <table:table-cell office:value-type="string">
            <text:p>I8</text:p>
          </table:table-cell>
          <table:table-cell office:value-type="string">
            <text:p>48</text:p>
          </table:table-cell>
          <table:table-cell office:value-type="string">
            <text:p>PARCS/JARDIN</text:p>
          </table:table-cell>
          <table:table-cell office:value-type="string">
            <text:p>0017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18">
            <text:p>61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1746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Hibiscus</text:p>
          </table:table-cell>
          <table:table-cell office:value-type="float" office:value="1232">
            <text:p>123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Hibiscus</text:p>
          </table:table-cell>
          <table:table-cell office:value-type="string">
            <text:p>H6</text:p>
          </table:table-cell>
          <table:table-cell/>
          <table:table-cell office:value-type="string">
            <text:p>57</text:p>
          </table:table-cell>
          <table:table-cell office:value-type="string">
            <text:p>PARCS/JARDIN</text:p>
          </table:table-cell>
          <table:table-cell office:value-type="string">
            <text:p>00183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8">
            <text:p>88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 office:value-type="string">
            <text:p>1834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u chai Molière</text:p>
          </table:table-cell>
          <table:table-cell office:value-type="float" office:value="1232">
            <text:p>123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chai Molière</text:p>
          </table:table-cell>
          <table:table-cell office:value-type="string">
            <text:p>H6</text:p>
          </table:table-cell>
          <table:table-cell/>
          <table:table-cell office:value-type="string">
            <text:p>57</text:p>
          </table:table-cell>
          <table:table-cell office:value-type="string">
            <text:p>PARCS/JARDIN</text:p>
          </table:table-cell>
          <table:table-cell office:value-type="string">
            <text:p>00221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9">
            <text:p>11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 office:value-type="string">
            <text:p>2213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Square Chely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iltisport Square Chely</text:p>
          </table:table-cell>
          <table:table-cell office:value-type="string">
            <text:p>H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7</text:p>
          </table:table-cell>
          <table:table-cell office:value-type="string">
            <text:p>73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/>
          <table:table-cell office:value-type="string">
            <text:p>Square Bernard Chely</text:p>
          </table:table-cell>
          <table:table-cell office:value-type="float" office:value="3024">
            <text:p>30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ernard Chely</text:p>
          </table:table-cell>
          <table:table-cell office:value-type="string">
            <text:p>H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TA8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omplexe sportif du Parc Montcal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Complexe sportif du Parc Montcalm</text:p>
          </table:table-cell>
          <table:table-cell office:value-type="string">
            <text:p>H7</text:p>
          </table:table-cell>
          <table:table-cell office:value-type="string">
            <text:p>I7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7</text:p>
          </table:table-cell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Parc du Belvedère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Belvedère</text:p>
          </table:table-cell>
          <table:table-cell office:value-type="string">
            <text:p>G6</text:p>
          </table:table-cell>
          <table:table-cell office:value-type="string">
            <text:p>G5</text:p>
          </table:table-cell>
          <table:table-cell/>
          <table:table-cell office:value-type="string">
            <text:p>PARCS/JARDIN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cole élémentaire Esope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Esope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Ecole maternelle Olympe de Gouges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Olympe de Gouges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Crèche Joséphine Baker</text:p>
          </table:table-cell>
          <table:table-cell office:value-type="float" office:value="3430">
            <text:p>34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Joséphine Baker</text:p>
          </table:table-cell>
          <table:table-cell office:value-type="string">
            <text:p>G5</text:p>
          </table:table-cell>
          <table:table-cell office:value-type="string">
            <text:p>H5</text:p>
          </table:table-cell>
          <table:table-cell/>
          <table:table-cell office:value-type="string">
            <text:p>CRECHE/HGARD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les Sept Nains</text:p>
          </table:table-cell>
          <table:table-cell office:value-type="float" office:value="1714">
            <text:p>17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les Sept Nain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CRECH/HGARD</text:p>
          </table:table-cell>
          <table:table-cell office:value-type="string">
            <text:p>0001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144">
            <text:p>144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9</text:p>
          </table:table-cell>
          <table:table-cell office:value-type="string">
            <text:p>83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s Relations Internationales</text:p>
          </table:table-cell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s Relations Internationale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4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369">
            <text:p>369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68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ardin de l'Hôtel de Sully</text:p>
          </table:table-cell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'Hôtel de Sully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9">
            <text:p>7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697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Jardin d'Assas</text:p>
          </table:table-cell>
          <table:table-cell office:value-type="float" office:value="2127">
            <text:p>212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'Assa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21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5">
            <text:p>11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2106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Direction Régionale des Affaires Culturelles</text:p>
          </table:table-cell>
          <table:table-cell office:value-type="float" office:value="1982">
            <text:p>198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Direction Régionale des Affaires Culturelle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ADM.CULT.SPT</text:p>
          </table:table-cell>
          <table:table-cell office:value-type="string">
            <text:p>700003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39">
            <text:p>439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9</text:p>
          </table:table-cell>
          <table:table-cell office:value-type="string">
            <text:p>700003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entre chorégraphique national (AGORA)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entre chorégraphique national (AGORA)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84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99">
            <text:p>599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200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aculté de Droit</text:p>
          </table:table-cell>
          <table:table-cell office:value-type="float" office:value="695">
            <text:p>69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7-10-Faculté de Droit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12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700">
            <text:p>2700</text:p>
          </table:table-cell>
          <table:table-cell office:value-type="float" office:value="511">
            <text:p>511</text:p>
          </table:table-cell>
          <table:table-cell office:value-type="string">
            <text:p>Enseignement</text:p>
          </table:table-cell>
          <table:table-cell office:value-type="string">
            <text:p>Enseignement supérieur</text:p>
          </table:table-cell>
          <table:table-cell office:value-type="string">
            <text:p>39</text:p>
          </table:table-cell>
          <table:table-cell office:value-type="string">
            <text:p>3916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de la Providence</text:p>
          </table:table-cell>
          <table:table-cell office:value-type="float" office:value="1826">
            <text:p>182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de la Providenc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8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9">
            <text:p>8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865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vêché de Montpellier-chape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vêché de Montpellier-chapell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2">
            <text:p>65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TA3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 la Cathédrale</text:p>
          </table:table-cell>
          <table:table-cell office:value-type="float" office:value="686">
            <text:p>68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a Cathédral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22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1">
            <text:p>12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2232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Rectorat de l'Académie de Montpellier</text:p>
          </table:table-cell>
          <table:table-cell office:value-type="float" office:value="2086">
            <text:p>2086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2</text:p>
          </table:table-cell>
          <table:table-cell office:value-type="string">
            <text:p>05</text:p>
          </table:table-cell>
          <table:table-cell office:value-type="string">
            <text:p>22-05-Rectorat de l'Académie de Montpellier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EDUC.NAT</text:p>
          </table:table-cell>
          <table:table-cell office:value-type="string">
            <text:p>70002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2200">
            <text:p>2200</text:p>
          </table:table-cell>
          <table:table-cell office:value-type="float" office:value="454">
            <text:p>454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9</text:p>
          </table:table-cell>
          <table:table-cell office:value-type="string">
            <text:p>3984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05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Matthieu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Eglise Saint Matthieu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71">
            <text:p>671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139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Jean-Jacques Rousseau</text:p>
          </table:table-cell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ean-Jacques Rousseau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3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93">
            <text:p>293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9</text:p>
          </table:table-cell>
          <table:table-cell office:value-type="string">
            <text:p>127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Jardin de la Canourgue</text:p>
          </table:table-cell>
          <table:table-cell office:value-type="float" office:value="1970">
            <text:p>197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 la Canourgu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47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5">
            <text:p>3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479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Hôtel de la Préfecture</text:p>
          </table:table-cell>
          <table:table-cell office:value-type="float" office:value="1472">
            <text:p>1472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92</text:p>
          </table:table-cell>
          <table:table-cell office:value-type="string">
            <text:p>10</text:p>
          </table:table-cell>
          <table:table-cell office:value-type="string">
            <text:p>92-10-Hôtel de la Préfectur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REG.DEP.</text:p>
          </table:table-cell>
          <table:table-cell office:value-type="string">
            <text:p>70006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465">
            <text:p>465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3951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92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aux fleurs</text:p>
          </table:table-cell>
          <table:table-cell office:value-type="float" office:value="2305">
            <text:p>23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ux fleur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608">
            <text:p>608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TA18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Préfecture</text:p>
          </table:table-cell>
          <table:table-cell office:value-type="float" office:value="1472">
            <text:p>147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Préfectur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ADM.COMMUNIC</text:p>
          </table:table-cell>
          <table:table-cell office:value-type="string">
            <text:p>700229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71">
            <text:p>571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king Foch</text:p>
          </table:table-cell>
          <table:table-cell office:value-type="float" office:value="1043">
            <text:p>104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Foch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7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75">
            <text:p>175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637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nservatoire à rayonnement régional Montpellier Agglo</text:p>
          </table:table-cell>
          <table:table-cell office:value-type="float" office:value="998">
            <text:p>998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nservatoire à rayonnement régional Montpellier Agglo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3976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les Castellane</text:p>
          </table:table-cell>
          <table:table-cell office:value-type="float" office:value="1393">
            <text:p>139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Castella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29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606">
            <text:p>606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2915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antiquaires - Sainte Anne</text:p>
          </table:table-cell>
          <table:table-cell office:value-type="float" office:value="1711">
            <text:p>1711</text:p>
          </table:table-cell>
          <table:table-cell office:value-type="float" office:value="99998">
            <text:p>99998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antiquaires - Sainte An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16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93">
            <text:p>193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1606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arré Sainte Anne</text:p>
          </table:table-cell>
          <table:table-cell office:value-type="float" office:value="1724">
            <text:p>17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arré Sainte Anne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9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405">
            <text:p>405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76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Lamartine</text:p>
          </table:table-cell>
          <table:table-cell office:value-type="float" office:value="2098">
            <text:p>209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amartin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48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03">
            <text:p>30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9</text:p>
          </table:table-cell>
          <table:table-cell office:value-type="string">
            <text:p>110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Pasteur</text:p>
          </table:table-cell>
          <table:table-cell office:value-type="float" office:value="1965">
            <text:p>196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steur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ECOLES</text:p>
          </table:table-cell>
          <table:table-cell office:value-type="string">
            <text:p>000349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04">
            <text:p>30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9</text:p>
          </table:table-cell>
          <table:table-cell office:value-type="string">
            <text:p>110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Roch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Saint Roch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2">
            <text:p>662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139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Saint Roch</text:p>
          </table:table-cell>
          <table:table-cell office:value-type="float" office:value="1963">
            <text:p>196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Saint Roch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1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1">
            <text:p>5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1614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ission Grand Coeur</text:p>
          </table:table-cell>
          <table:table-cell office:value-type="float" office:value="1305">
            <text:p>130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Mission Grand Coeur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MAIRIES ANN.</text:p>
          </table:table-cell>
          <table:table-cell office:value-type="string">
            <text:p>00310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434">
            <text:p>434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59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La Panacée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La Panacé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47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La Visitation</text:p>
          </table:table-cell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La Visitation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29</text:p>
          </table:table-cell>
          <table:table-cell office:value-type="string">
            <text:p>199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Square de l'Intendance du Languedoc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 l'Intendance du Languedoc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8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n Cavaillé Coll</text:p>
          </table:table-cell>
          <table:table-cell office:value-type="float" office:value="3027">
            <text:p>30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n Cavaillé Coll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8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quare Louis Boffet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ouis Boffet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9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onservatoire à rayonnement régional de Candolle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nservatoire à rayonnement régional de Candoll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Festival Montpellier Danse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Festival Montpellier Dans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Département d'art dramatique Louis Jouvet</text:p>
          </table:table-cell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Département d'art dramatique Louis Jouvet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Aire de jeux rue Vien</text:p>
          </table:table-cell>
          <table:table-cell office:value-type="float" office:value="2130">
            <text:p>213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rue Vien</text:p>
          </table:table-cell>
          <table:table-cell office:value-type="string">
            <text:p>K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70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Fontaine Préfecture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Fontaine Préfectur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lan de l'Université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n de l'Université</text:p>
          </table:table-cell>
          <table:table-cell office:value-type="string">
            <text:p>K13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quare Théophraste Renaudot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Théophraste Renaudot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asilique Notre Dame des Tables</text:p>
          </table:table-cell>
          <table:table-cell office:value-type="float" office:value="1605">
            <text:p>160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Basilique Notre Dame des Table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70">
            <text:p>670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137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ur Jacques Coeur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ur Jacques Coeur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371">
            <text:p>37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000504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sée Fabre</text:p>
          </table:table-cell>
          <table:table-cell office:value-type="float" office:value="1554">
            <text:p>155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Fabr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158">
            <text:p>158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7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.H.P.A.D Montpellieret</text:p>
          </table:table-cell>
          <table:table-cell office:value-type="float" office:value="1002">
            <text:p>100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Montpellieret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SOLIDARITE</text:p>
          </table:table-cell>
          <table:table-cell office:value-type="string">
            <text:p>7001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609">
            <text:p>609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9</text:p>
          </table:table-cell>
          <table:table-cell office:value-type="string">
            <text:p>3908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ôtel de Varennes</text:p>
          </table:table-cell>
          <table:table-cell office:value-type="float" office:value="1717">
            <text:p>17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Hôtel de Varenne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370">
            <text:p>37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80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sée du Vieux Montpellier</text:p>
          </table:table-cell>
          <table:table-cell office:value-type="float" office:value="1717">
            <text:p>17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du Vieux Montpellier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50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370">
            <text:p>37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000500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Rabelais</text:p>
          </table:table-cell>
          <table:table-cell office:value-type="float" office:value="1990">
            <text:p>199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Rabelais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00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231">
            <text:p>23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78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Dominicains-chape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Dominicains-chapelle</text:p>
          </table:table-cell>
          <table:table-cell office:value-type="string">
            <text:p>L10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3">
            <text:p>653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TA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la Maison des Enfants</text:p>
          </table:table-cell>
          <table:table-cell office:value-type="float" office:value="954">
            <text:p>9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la Maison des Enfants</text:p>
          </table:table-cell>
          <table:table-cell office:value-type="string">
            <text:p>K10</text:p>
          </table:table-cell>
          <table:table-cell/>
          <table:table-cell office:value-type="string">
            <text:p>39</text:p>
          </table:table-cell>
          <table:table-cell office:value-type="string">
            <text:p>CRECH/HGARD</text:p>
          </table:table-cell>
          <table:table-cell office:value-type="string">
            <text:p>00049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597">
            <text:p>597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9</text:p>
          </table:table-cell>
          <table:table-cell office:value-type="string">
            <text:p>135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oste - Comédie</text:p>
          </table:table-cell>
          <table:table-cell office:value-type="float" office:value="1990">
            <text:p>199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Comédie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39</text:p>
          </table:table-cell>
          <table:table-cell office:value-type="string">
            <text:p>ADM.COMMUNIC</text:p>
          </table:table-cell>
          <table:table-cell office:value-type="string">
            <text:p>700220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3">
            <text:p>563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Galerie Saint Ravy</text:p>
          </table:table-cell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Galerie Saint Ravy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00242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601">
            <text:p>60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79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Comédie</text:p>
          </table:table-cell>
          <table:table-cell office:value-type="float" office:value="815">
            <text:p>815</text:p>
          </table:table-cell>
          <table:table-cell office:value-type="float" office:value="9038">
            <text:p>9038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Comédie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6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74">
            <text:p>174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3933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Orthodoxe de Franc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55</text:p>
          </table:table-cell>
          <table:table-cell office:value-type="string">
            <text:p>97-55-Eglise Orthodoxe de Franc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50">
            <text:p>9750</text:p>
          </table:table-cell>
          <table:table-cell office:value-type="float" office:value="675">
            <text:p>675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TA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5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Fontaine des Trois Grâce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Fontaine des Trois Grâces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DIVER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600">
            <text:p>9600</text:p>
          </table:table-cell>
          <table:table-cell office:value-type="float" office:value="641">
            <text:p>641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2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hambre de Commerce</text:p>
          </table:table-cell>
          <table:table-cell office:value-type="float" office:value="1293">
            <text:p>129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hambre de Commerc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ADM.INDUST.</text:p>
          </table:table-cell>
          <table:table-cell office:value-type="string">
            <text:p>700045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58">
            <text:p>458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39</text:p>
          </table:table-cell>
          <table:table-cell office:value-type="string">
            <text:p>3998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Opéra Comédie</text:p>
          </table:table-cell>
          <table:table-cell office:value-type="float" office:value="2124">
            <text:p>212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Opéra Comédie</text:p>
          </table:table-cell>
          <table:table-cell office:value-type="string">
            <text:p>K9</text:p>
          </table:table-cell>
          <table:table-cell office:value-type="string">
            <text:p>L9</text:p>
          </table:table-cell>
          <table:table-cell office:value-type="string">
            <text:p>39</text:p>
          </table:table-cell>
          <table:table-cell office:value-type="string">
            <text:p>QUART.CULTUR</text:p>
          </table:table-cell>
          <table:table-cell office:value-type="string">
            <text:p>70059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2">
            <text:p>58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200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Docteur Bonnet</text:p>
          </table:table-cell>
          <table:table-cell office:value-type="float" office:value="995">
            <text:p>99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Docteur Bonnet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LUB 3 AGE</text:p>
          </table:table-cell>
          <table:table-cell office:value-type="string">
            <text:p>70025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6">
            <text:p>216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9</text:p>
          </table:table-cell>
          <table:table-cell office:value-type="string">
            <text:p>700254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hapelle de la Miséricorde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hapelle de la Miséricord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44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ypte-Musée de l'Histoire de Montpellier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rypte - Musée de l'Histoire de Montpellier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2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sée de la Pharmacie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usée de la Pharmacie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3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Espace Montpellier Jeunesse</text:p>
          </table:table-cell>
          <table:table-cell office:value-type="float" office:value="1426">
            <text:p>142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Espace Montpellier Jeunesse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TA18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Maison de la Prévention Santé</text:p>
          </table:table-cell>
          <table:table-cell office:value-type="float" office:value="1426">
            <text:p>142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son de la Prévention Santé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74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U.L.S.D Bellevue</text:p>
          </table:table-cell>
          <table:table-cell office:value-type="float" office:value="884">
            <text:p>884</text:p>
          </table:table-cell>
          <table:table-cell office:value-type="float" office:value="408">
            <text:p>408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U.L.S.D Bellevue</text:p>
          </table:table-cell>
          <table:table-cell office:value-type="string">
            <text:p>H1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U.L.S.D Antonin Balmès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U.L.S.D Antonin Balmès</text:p>
          </table:table-cell>
          <table:table-cell office:value-type="string">
            <text:p>H13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M.R.P.A Jean Péridier</text:p>
          </table:table-cell>
          <table:table-cell office:value-type="float" office:value="174">
            <text:p>174</text:p>
          </table:table-cell>
          <table:table-cell office:value-type="float" office:value="1254">
            <text:p>1254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.R.P.A Jean Péridier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Salle Pétrarque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Pétrarque</text:p>
          </table:table-cell>
          <table:table-cell office:value-type="string">
            <text:p>K10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35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Sabatier d'Esperan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batier d'Esperan</text:p>
          </table:table-cell>
          <table:table-cell office:value-type="string">
            <text:p>L10</text:p>
          </table:table-cell>
          <table:table-cell table:number-columns-repeated="2"/>
          <table:table-cell office:value-type="string">
            <text:p>QUART.CULT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rché du Plan Cabanes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70-20-Marché du Plan Cabanes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HALLES/MCH</text:p>
          </table:table-cell>
          <table:table-cell office:value-type="string">
            <text:p>00057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169">
            <text:p>169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8</text:p>
          </table:table-cell>
          <table:table-cell office:value-type="string">
            <text:p>000571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7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Gambetta</text:p>
          </table:table-cell>
          <table:table-cell office:value-type="float" office:value="1108">
            <text:p>1108</text:p>
          </table:table-cell>
          <table:table-cell office:value-type="float" office:value="51">
            <text:p>51</text:p>
          </table:table-cell>
          <table:table-cell office:value-type="string">
            <text:p>bis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Gambetta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POSTE POLICE</text:p>
          </table:table-cell>
          <table:table-cell office:value-type="string">
            <text:p>00012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234">
            <text:p>234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8</text:p>
          </table:table-cell>
          <table:table-cell office:value-type="string">
            <text:p>48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s associations Guy de Montpellier</text:p>
          </table:table-cell>
          <table:table-cell office:value-type="float" office:value="1108">
            <text:p>1108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aison des associations Guy de Montpellier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QUART.CULTUR</text:p>
          </table:table-cell>
          <table:table-cell office:value-type="string">
            <text:p>0011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412">
            <text:p>412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8</text:p>
          </table:table-cell>
          <table:table-cell office:value-type="string">
            <text:p>180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Gambetta</text:p>
          </table:table-cell>
          <table:table-cell office:value-type="float" office:value="2014">
            <text:p>2014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Gambetta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31304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86">
            <text:p>286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102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Francis Garnier</text:p>
          </table:table-cell>
          <table:table-cell office:value-type="float" office:value="1132">
            <text:p>11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Francis Garnier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309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84">
            <text:p>28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8</text:p>
          </table:table-cell>
          <table:table-cell office:value-type="string">
            <text:p>101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.R.A.M</text:p>
          </table:table-cell>
          <table:table-cell office:value-type="float" office:value="1108">
            <text:p>110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.R.A.M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ADM.SANTE AS</text:p>
          </table:table-cell>
          <table:table-cell office:value-type="string">
            <text:p>700171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6">
            <text:p>536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8</text:p>
          </table:table-cell>
          <table:table-cell office:value-type="string">
            <text:p>3959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.P.A.M</text:p>
          </table:table-cell>
          <table:table-cell office:value-type="float" office:value="1108">
            <text:p>1108</text:p>
          </table:table-cell>
          <table:table-cell office:value-type="float" office:value="29">
            <text:p>29</text:p>
          </table:table-cell>
          <table:table-cell office:value-type="string">
            <text:p>bis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90-30-C.P.A.M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ADM.SANTE AS</text:p>
          </table:table-cell>
          <table:table-cell office:value-type="string">
            <text:p>700170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35">
            <text:p>535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8</text:p>
          </table:table-cell>
          <table:table-cell office:value-type="string">
            <text:p>4002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0</text:p>
          </table:table-cell>
          <table:table-cell office:value-type="string">
            <text:p>3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Sévigné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évigné</text:p>
          </table:table-cell>
          <table:table-cell office:value-type="string">
            <text:p>J9</text:p>
          </table:table-cell>
          <table:table-cell/>
          <table:table-cell office:value-type="string">
            <text:p>38</text:p>
          </table:table-cell>
          <table:table-cell office:value-type="string">
            <text:p>ECOLES</text:p>
          </table:table-cell>
          <table:table-cell office:value-type="string">
            <text:p>000419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2">
            <text:p>34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8</text:p>
          </table:table-cell>
          <table:table-cell office:value-type="string">
            <text:p>127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Gambetta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Gambetta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63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76">
            <text:p>176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638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Réformée-temp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65</text:p>
          </table:table-cell>
          <table:table-cell office:value-type="string">
            <text:p>97-65-Eglise Réformée-templ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60">
            <text:p>9760</text:p>
          </table:table-cell>
          <table:table-cell office:value-type="float" office:value="674">
            <text:p>674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3943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6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Saint Denis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Eglise Saint Denis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60">
            <text:p>66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139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ssociation Cultuelle Israélite</text:p>
          </table:table-cell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</text:p>
          </table:table-cell>
          <table:table-cell office:value-type="string">
            <text:p>35</text:p>
          </table:table-cell>
          <table:table-cell office:value-type="string">
            <text:p>97-35-Association Cultuelle Israélit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30">
            <text:p>9730</text:p>
          </table:table-cell>
          <table:table-cell office:value-type="float" office:value="673">
            <text:p>673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39</text:p>
          </table:table-cell>
          <table:table-cell office:value-type="string">
            <text:p>4028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7</text:p>
          </table:table-cell>
          <table:table-cell office:value-type="string">
            <text:p>3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natole France</text:p>
          </table:table-cell>
          <table:table-cell office:value-type="float" office:value="1127">
            <text:p>112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natole France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ECOLES</text:p>
          </table:table-cell>
          <table:table-cell office:value-type="string">
            <text:p>000257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56">
            <text:p>256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9</text:p>
          </table:table-cell>
          <table:table-cell office:value-type="string">
            <text:p>88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Clémenceau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Clémenceau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50">
            <text:p>65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TA6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Rondelet</text:p>
          </table:table-cell>
          <table:table-cell office:value-type="float" office:value="1896">
            <text:p>189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Rondelet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ADM.COMMUNIC</text:p>
          </table:table-cell>
          <table:table-cell office:value-type="string">
            <text:p>700216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59">
            <text:p>559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Gare routière</text:p>
          </table:table-cell>
          <table:table-cell office:value-type="float" office:value="1325">
            <text:p>132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95</text:p>
          </table:table-cell>
          <table:table-cell office:value-type="string">
            <text:p>10</text:p>
          </table:table-cell>
          <table:table-cell office:value-type="string">
            <text:p>95-10-Gare routière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VIE QUOT.SCE</text:p>
          </table:table-cell>
          <table:table-cell office:value-type="string">
            <text:p>000437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350">
            <text:p>350</text:p>
          </table:table-cell>
          <table:table-cell office:value-type="string">
            <text:p>Transports</text:p>
          </table:table-cell>
          <table:table-cell office:value-type="string">
            <text:p>Gares</text:p>
          </table:table-cell>
          <table:table-cell office:value-type="string">
            <text:p>49</text:p>
          </table:table-cell>
          <table:table-cell office:value-type="string">
            <text:p>000437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5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Transports</text:p>
          </table:table-cell>
          <table:table-cell office:value-type="string">
            <text:p>Ga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Amélie Blanchard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mélie Blanchard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EQUIP.SPORT</text:p>
          </table:table-cell>
          <table:table-cell office:value-type="string">
            <text:p>00046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2">
            <text:p>35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9</text:p>
          </table:table-cell>
          <table:table-cell office:value-type="string">
            <text:p>131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Emmanuel Gambardella</text:p>
          </table:table-cell>
          <table:table-cell office:value-type="float" office:value="1143">
            <text:p>114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Emmanuel Gambardella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EQUIP.SPORT</text:p>
          </table:table-cell>
          <table:table-cell office:value-type="string">
            <text:p>0023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23">
            <text:p>423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8</text:p>
          </table:table-cell>
          <table:table-cell office:value-type="string">
            <text:p>150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Georges Clémenceau</text:p>
          </table:table-cell>
          <table:table-cell office:value-type="float" office:value="1143">
            <text:p>114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Georges Clémenceau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ADM.EDUC.NAT</text:p>
          </table:table-cell>
          <table:table-cell office:value-type="string">
            <text:p>700095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131">
            <text:p>131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9</text:p>
          </table:table-cell>
          <table:table-cell office:value-type="string">
            <text:p>700095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Georges Clémenceau</text:p>
          </table:table-cell>
          <table:table-cell office:value-type="float" office:value="1143">
            <text:p>114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Georges Clémenceau</text:p>
          </table:table-cell>
          <table:table-cell office:value-type="string">
            <text:p>K8</text:p>
          </table:table-cell>
          <table:table-cell/>
          <table:table-cell office:value-type="string">
            <text:p>49</text:p>
          </table:table-cell>
          <table:table-cell office:value-type="string">
            <text:p>ADM.EDUC.NAT</text:p>
          </table:table-cell>
          <table:table-cell office:value-type="string">
            <text:p>700102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86">
            <text:p>486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9</text:p>
          </table:table-cell>
          <table:table-cell office:value-type="string">
            <text:p>700102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Lycée Georges Clémenceau</text:p>
          </table:table-cell>
          <table:table-cell office:value-type="float" office:value="1143">
            <text:p>1143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Georges Clémenceau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ADM.EDUC.NAT</text:p>
          </table:table-cell>
          <table:table-cell office:value-type="string">
            <text:p>700094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79">
            <text:p>479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48</text:p>
          </table:table-cell>
          <table:table-cell office:value-type="string">
            <text:p>3969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/>
          <table:table-cell office:value-type="string">
            <text:p>S.N.C.F Direction régionale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S.N.C.F Direction régionale</text:p>
          </table:table-cell>
          <table:table-cell office:value-type="string">
            <text:p>K8</text:p>
          </table:table-cell>
          <table:table-cell table:number-columns-repeated="2"/>
          <table:table-cell office:value-type="string">
            <text:p>ADM.EQUIP.TR</text:p>
          </table:table-cell>
          <table:table-cell/>
          <table:table-cell office:value-type="string">
            <text:p>E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9</text:p>
          </table:table-cell>
          <table:table-cell office:value-type="string">
            <text:p>TA1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Espace chiens Clemenceau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Clemenceau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 office:value-type="string">
            <text:p>TA5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arc René Dumont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René Dumont</text:p>
          </table:table-cell>
          <table:table-cell office:value-type="string">
            <text:p>K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La Gerbe</text:p>
          </table:table-cell>
          <table:table-cell office:value-type="float" office:value="735">
            <text:p>73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Gerbe</text:p>
          </table:table-cell>
          <table:table-cell office:value-type="string">
            <text:p>J9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Sucre d'Orge</text:p>
          </table:table-cell>
          <table:table-cell office:value-type="float" office:value="587">
            <text:p>58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Sucre d'Orge</text:p>
          </table:table-cell>
          <table:table-cell office:value-type="string">
            <text:p>I4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ôtel des Impôts Chaptal</text:p>
          </table:table-cell>
          <table:table-cell office:value-type="float" office:value="1274">
            <text:p>127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Hôtel des Impôts Chaptal</text:p>
          </table:table-cell>
          <table:table-cell office:value-type="string">
            <text:p>J8</text:p>
          </table:table-cell>
          <table:table-cell/>
          <table:table-cell office:value-type="string">
            <text:p>48</text:p>
          </table:table-cell>
          <table:table-cell office:value-type="string">
            <text:p>ADM.ECO.FIN.</text:p>
          </table:table-cell>
          <table:table-cell office:value-type="string">
            <text:p>700019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46">
            <text:p>446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8</text:p>
          </table:table-cell>
          <table:table-cell office:value-type="string">
            <text:p>3904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Maison de l'Agriculture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Maison de l'Agriculture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ADM. AGRICOL</text:p>
          </table:table-cell>
          <table:table-cell/>
          <table:table-cell office:value-type="string">
            <text:p>LR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Autres administrations</text:p>
          </table:table-cell>
          <table:table-cell office:value-type="string">
            <text:p>48</text:p>
          </table:table-cell>
          <table:table-cell office:value-type="string">
            <text:p>TA1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LR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Square du père Bonnet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père Bonnet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Ecusson Centre Ville</text:p>
          </table:table-cell>
          <table:table-cell office:value-type="float" office:value="927">
            <text:p>9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Centre Historiqu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POSTE POLICE</text:p>
          </table:table-cell>
          <table:table-cell office:value-type="string">
            <text:p>00300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598">
            <text:p>598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9</text:p>
          </table:table-cell>
          <table:table-cell office:value-type="string">
            <text:p>003006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les Laissac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70-10-Halles Laissac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HALLES/MCH</text:p>
          </table:table-cell>
          <table:table-cell office:value-type="string">
            <text:p>00051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7000">
            <text:p>7000</text:p>
          </table:table-cell>
          <table:table-cell office:value-type="float" office:value="373">
            <text:p>373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  <table:table-cell office:value-type="string">
            <text:p>39</text:p>
          </table:table-cell>
          <table:table-cell office:value-type="string">
            <text:p>000511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7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Halles et marché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king Laissac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95-20-Parking Laissac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VIE QUOT.SCE</text:p>
          </table:table-cell>
          <table:table-cell office:value-type="string">
            <text:p>000512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160">
            <text:p>160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  <table:table-cell office:value-type="string">
            <text:p>39</text:p>
          </table:table-cell>
          <table:table-cell office:value-type="string">
            <text:p>000512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95</text:p>
          </table:table-cell>
          <table:table-cell office:value-type="string">
            <text:p>20</text:p>
          </table:table-cell>
          <table:table-cell office:value-type="string">
            <text:p>MA</text:p>
          </table:table-cell>
          <table:table-cell office:value-type="string">
            <text:p>Transports</text:p>
          </table:table-cell>
          <table:table-cell office:value-type="string">
            <text:p>Parking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Planchon</text:p>
          </table:table-cell>
          <table:table-cell office:value-type="float" office:value="1867">
            <text:p>186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lanchon</text:p>
          </table:table-cell>
          <table:table-cell office:value-type="string">
            <text:p>L9</text:p>
          </table:table-cell>
          <table:table-cell/>
          <table:table-cell office:value-type="string">
            <text:p>39</text:p>
          </table:table-cell>
          <table:table-cell office:value-type="string">
            <text:p>PARCS/JARDIN</text:p>
          </table:table-cell>
          <table:table-cell office:value-type="string">
            <text:p>0016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2">
            <text:p>5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51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ison de la Démocratie - D.M.P.T</text:p>
          </table:table-cell>
          <table:table-cell office:value-type="float" office:value="1867">
            <text:p>186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Maison de la Démocratie - D.M.P.T</text:p>
          </table:table-cell>
          <table:table-cell office:value-type="string">
            <text:p>K9</text:p>
          </table:table-cell>
          <table:table-cell office:value-type="string">
            <text:p>L9</text:p>
          </table:table-cell>
          <table:table-cell office:value-type="string">
            <text:p>39</text:p>
          </table:table-cell>
          <table:table-cell office:value-type="string">
            <text:p>MAIRIES ANN.</text:p>
          </table:table-cell>
          <table:table-cell office:value-type="string">
            <text:p>00273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432">
            <text:p>432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  <table:table-cell office:value-type="string">
            <text:p>39</text:p>
          </table:table-cell>
          <table:table-cell office:value-type="string">
            <text:p>156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La Babote</text:p>
          </table:table-cell>
          <table:table-cell office:value-type="float" office:value="1652">
            <text:p>16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a Babote</text:p>
          </table:table-cell>
          <table:table-cell office:value-type="string">
            <text:p>K9</text:p>
          </table:table-cell>
          <table:table-cell/>
          <table:table-cell office:value-type="string">
            <text:p>39</text:p>
          </table:table-cell>
          <table:table-cell office:value-type="string">
            <text:p>EQUIP.SPORT</text:p>
          </table:table-cell>
          <table:table-cell office:value-type="string">
            <text:p>00071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96">
            <text:p>396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9</text:p>
          </table:table-cell>
          <table:table-cell office:value-type="string">
            <text:p>140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are Montpellier St Roch</text:p>
          </table:table-cell>
          <table:table-cell office:value-type="float" office:value="522">
            <text:p>5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95</text:p>
          </table:table-cell>
          <table:table-cell office:value-type="string">
            <text:p>10</text:p>
          </table:table-cell>
          <table:table-cell office:value-type="string">
            <text:p>95-10-Gare Montpellier St Roch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39</text:p>
          </table:table-cell>
          <table:table-cell office:value-type="string">
            <text:p>DIVERS</text:p>
          </table:table-cell>
          <table:table-cell office:value-type="string">
            <text:p>70020200</text:p>
          </table:table-cell>
          <table:table-cell office:value-type="string">
            <text:p>E</text:p>
          </table:table-cell>
          <table:table-cell office:value-type="string">
            <text:p>340172</text:p>
          </table:table-cell>
          <table:table-cell office:value-type="float" office:value="9300">
            <text:p>9300</text:p>
          </table:table-cell>
          <table:table-cell office:value-type="float" office:value="554">
            <text:p>554</text:p>
          </table:table-cell>
          <table:table-cell office:value-type="string">
            <text:p>Transports</text:p>
          </table:table-cell>
          <table:table-cell office:value-type="string">
            <text:p>Gares</text:p>
          </table:table-cell>
          <table:table-cell office:value-type="string">
            <text:p>39</text:p>
          </table:table-cell>
          <table:table-cell office:value-type="string">
            <text:p>204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95</text:p>
          </table:table-cell>
          <table:table-cell office:value-type="string">
            <text:p>10</text:p>
          </table:table-cell>
          <table:table-cell office:value-type="string">
            <text:p>E</text:p>
          </table:table-cell>
          <table:table-cell office:value-type="string">
            <text:p>Transports</text:p>
          </table:table-cell>
          <table:table-cell office:value-type="string">
            <text:p>Ga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médie du Livre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omédie du Livre</text:p>
          </table:table-cell>
          <table:table-cell office:value-type="string">
            <text:p>K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 office:value-type="string">
            <text:p>TA2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D.C.P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05-20-D.C.P</text:p>
          </table:table-cell>
          <table:table-cell office:value-type="string">
            <text:p>L9</text:p>
          </table:table-cell>
          <table:table-cell table:number-columns-repeated="2"/>
          <table:table-cell office:value-type="string">
            <text:p>MAIRIES ANN.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TA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Parc Emmanuel Roblès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mmanuel Roblès</text:p>
          </table:table-cell>
          <table:table-cell office:value-type="string">
            <text:p>K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9</text:p>
          </table:table-cell>
          <table:table-cell office:value-type="string">
            <text:p>TA7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Hotel Montcalm-Musée de l'histoire de France en Algérie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Hotel Montcalm-Musée de l'histoire de France en Algérie</text:p>
          </table:table-cell>
          <table:table-cell office:value-type="string">
            <text:p>K9</text:p>
          </table:table-cell>
          <table:table-cell office:value-type="string">
            <text:p>L9</text:p>
          </table:table-cell>
          <table:table-cell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Crèche associative Moussia</text:p>
          </table:table-cell>
          <table:table-cell office:value-type="float" office:value="587">
            <text:p>58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Moussia</text:p>
          </table:table-cell>
          <table:table-cell office:value-type="string">
            <text:p>J8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Square des Escarcelliers</text:p>
          </table:table-cell>
          <table:table-cell office:value-type="float" office:value="979">
            <text:p>9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Escarcelliers</text:p>
          </table:table-cell>
          <table:table-cell office:value-type="string">
            <text:p>E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TA8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hateau de la Piscine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ateau de la Piscine</text:p>
          </table:table-cell>
          <table:table-cell office:value-type="string">
            <text:p>F10</text:p>
          </table:table-cell>
          <table:table-cell table:number-columns-repeated="2"/>
          <table:table-cell office:value-type="string">
            <text:p>DIVERS</text:p>
          </table:table-cell>
          <table:table-cell table:number-columns-repeated="2"/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6</text:p>
          </table:table-cell>
          <table:table-cell office:value-type="string">
            <text:p>TA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ibliothèque Simone de Beauvoir</text:p>
          </table:table-cell>
          <table:table-cell office:value-type="float" office:value="2418">
            <text:p>2418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Bibliothèque Simone de Beauvoir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QUART.CULTUR</text:p>
          </table:table-cell>
          <table:table-cell office:value-type="string">
            <text:p>000023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230">
            <text:p>230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35</text:p>
          </table:table-cell>
          <table:table-cell office:value-type="string">
            <text:p>58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rue François d'Orbay</text:p>
          </table:table-cell>
          <table:table-cell office:value-type="float" office:value="2418">
            <text:p>241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rue François d'Orbay</text:p>
          </table:table-cell>
          <table:table-cell office:value-type="string">
            <text:p>C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88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4">
            <text:p>9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1889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Pape Carpantier</text:p>
          </table:table-cell>
          <table:table-cell office:value-type="float" office:value="936">
            <text:p>93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pe Carpantier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ECOLES</text:p>
          </table:table-cell>
          <table:table-cell office:value-type="string">
            <text:p>000398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34">
            <text:p>33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5</text:p>
          </table:table-cell>
          <table:table-cell office:value-type="string">
            <text:p>125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Louis Carles</text:p>
          </table:table-cell>
          <table:table-cell office:value-type="float" office:value="936">
            <text:p>936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Louis Carles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79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5">
            <text:p>8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1791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splanade Léo Malet</text:p>
          </table:table-cell>
          <table:table-cell office:value-type="float" office:value="717">
            <text:p>71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Léo Malet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6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5">
            <text:p>5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1620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<text:s/>Bonnier de la Mosson</text:p>
          </table:table-cell>
          <table:table-cell office:value-type="float" office:value="2723">
            <text:p>272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<text:s/>Bonnier de la Mosson</text:p>
          </table:table-cell>
          <table:table-cell office:value-type="string">
            <text:p>C10</text:p>
          </table:table-cell>
          <table:table-cell/>
          <table:table-cell office:value-type="string">
            <text:p>35</text:p>
          </table:table-cell>
          <table:table-cell office:value-type="string">
            <text:p>EQUIP.SPORT</text:p>
          </table:table-cell>
          <table:table-cell office:value-type="string">
            <text:p>00079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4">
            <text:p>14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5</text:p>
          </table:table-cell>
          <table:table-cell office:value-type="string">
            <text:p>000795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Vincent Scotto</text:p>
          </table:table-cell>
          <table:table-cell office:value-type="float" office:value="2425">
            <text:p>242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Vincent Scotto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CLUB 3 AGE</text:p>
          </table:table-cell>
          <table:table-cell office:value-type="string">
            <text:p>70021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2">
            <text:p>212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5</text:p>
          </table:table-cell>
          <table:table-cell office:value-type="string">
            <text:p>700212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Léo Malet</text:p>
          </table:table-cell>
          <table:table-cell office:value-type="float" office:value="2566">
            <text:p>25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Léo Malet</text:p>
          </table:table-cell>
          <table:table-cell office:value-type="string">
            <text:p>D10</text:p>
          </table:table-cell>
          <table:table-cell/>
          <table:table-cell office:value-type="string">
            <text:p>35</text:p>
          </table:table-cell>
          <table:table-cell office:value-type="string">
            <text:p>ECOLES</text:p>
          </table:table-cell>
          <table:table-cell office:value-type="string">
            <text:p>00028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72">
            <text:p>27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5</text:p>
          </table:table-cell>
          <table:table-cell office:value-type="string">
            <text:p>95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Domaine Bonnier de la Mosson</text:p>
          </table:table-cell>
          <table:table-cell office:value-type="float" office:value="1392">
            <text:p>139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Domaine Bonnier de la Mosson</text:p>
          </table:table-cell>
          <table:table-cell office:value-type="string">
            <text:p>C10</text:p>
          </table:table-cell>
          <table:table-cell/>
          <table:table-cell office:value-type="string">
            <text:p>35</text:p>
          </table:table-cell>
          <table:table-cell office:value-type="string">
            <text:p>PARCS/JARDIN</text:p>
          </table:table-cell>
          <table:table-cell office:value-type="string">
            <text:p>00158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39">
            <text:p>3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3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Pierre Causse</text:p>
          </table:table-cell>
          <table:table-cell office:value-type="float" office:value="1731">
            <text:p>173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Pierre Causse</text:p>
          </table:table-cell>
          <table:table-cell office:value-type="string">
            <text:p>E10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62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7">
            <text:p>5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1625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Celleneuve</text:p>
          </table:table-cell>
          <table:table-cell office:value-type="float" office:value="3420">
            <text:p>3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Celleneuve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5</text:p>
          </table:table-cell>
          <table:table-cell office:value-type="string">
            <text:p>75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Celleneuve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Celleneuve</text:p>
          </table:table-cell>
          <table:table-cell office:value-type="string">
            <text:p>C10</text:p>
          </table:table-cell>
          <table:table-cell office:value-type="string">
            <text:p>D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35</text:p>
          </table:table-cell>
          <table:table-cell office:value-type="string">
            <text:p>166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éo Mallet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éo Mallet</text:p>
          </table:table-cell>
          <table:table-cell office:value-type="string">
            <text:p>D10</text:p>
          </table:table-cell>
          <table:table-cell office:value-type="string">
            <text:p>E10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TA12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Place François Mansart</text:p>
          </table:table-cell>
          <table:table-cell office:value-type="float" office:value="2421">
            <text:p>24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lace François Mansart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209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Quai Louis Le Vau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Quai Louis Le Vau</text:p>
          </table:table-cell>
          <table:table-cell office:value-type="string">
            <text:p>C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TA8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arc Edouard André</text:p>
          </table:table-cell>
          <table:table-cell office:value-type="float" office:value="3198">
            <text:p>31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douard André</text:p>
          </table:table-cell>
          <table:table-cell office:value-type="string">
            <text:p>C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TA7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Parc Dioscoride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ioscoride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5</text:p>
          </table:table-cell>
          <table:table-cell office:value-type="string">
            <text:p>TA6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alle de cinéma Nestor Burma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Salle de cinéma Nestor Burma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QUART.CULTUR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5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M.P.T <text:s/>Marie Curie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 Marie Curie</text:p>
          </table:table-cell>
          <table:table-cell office:value-type="string">
            <text:p>D1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5</text:p>
          </table:table-cell>
          <table:table-cell office:value-type="string">
            <text:p>172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André Chamson</text:p>
          </table:table-cell>
          <table:table-cell office:value-type="float" office:value="2523">
            <text:p>2523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André Chamson</text:p>
          </table:table-cell>
          <table:table-cell office:value-type="string">
            <text:p>E9</text:p>
          </table:table-cell>
          <table:table-cell/>
          <table:table-cell office:value-type="string">
            <text:p>36</text:p>
          </table:table-cell>
          <table:table-cell office:value-type="string">
            <text:p>CRECH/HGARD</text:p>
          </table:table-cell>
          <table:table-cell office:value-type="string">
            <text:p>000532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382">
            <text:p>382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36</text:p>
          </table:table-cell>
          <table:table-cell office:value-type="string">
            <text:p>136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Jeanne Deroin</text:p>
          </table:table-cell>
          <table:table-cell office:value-type="float" office:value="2524">
            <text:p>2524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Jeanne Deroin</text:p>
          </table:table-cell>
          <table:table-cell office:value-type="string">
            <text:p>E9</text:p>
          </table:table-cell>
          <table:table-cell/>
          <table:table-cell office:value-type="string">
            <text:p>36</text:p>
          </table:table-cell>
          <table:table-cell office:value-type="string">
            <text:p>ECOLES</text:p>
          </table:table-cell>
          <table:table-cell office:value-type="string">
            <text:p>00034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00">
            <text:p>30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36</text:p>
          </table:table-cell>
          <table:table-cell office:value-type="string">
            <text:p>109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Spinoza</text:p>
          </table:table-cell>
          <table:table-cell office:value-type="float" office:value="2524">
            <text:p>2524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pinoza</text:p>
          </table:table-cell>
          <table:table-cell office:value-type="string">
            <text:p>E9</text:p>
          </table:table-cell>
          <table:table-cell/>
          <table:table-cell office:value-type="string">
            <text:p>36</text:p>
          </table:table-cell>
          <table:table-cell office:value-type="string">
            <text:p>ECOLES</text:p>
          </table:table-cell>
          <table:table-cell office:value-type="string">
            <text:p>00034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99">
            <text:p>29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6</text:p>
          </table:table-cell>
          <table:table-cell office:value-type="string">
            <text:p>109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a Martelle</text:p>
          </table:table-cell>
          <table:table-cell office:value-type="float" office:value="2524">
            <text:p>25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a Martelle</text:p>
          </table:table-cell>
          <table:table-cell office:value-type="string">
            <text:p>E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109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Chateau de Bionne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ateau de Bionne</text:p>
          </table:table-cell>
          <table:table-cell office:value-type="string">
            <text:p>C8</text:p>
          </table:table-cell>
          <table:table-cell office:value-type="string">
            <text:p>C7</text:p>
          </table:table-cell>
          <table:table-cell/>
          <table:table-cell office:value-type="string">
            <text:p>DIVERS</text:p>
          </table:table-cell>
          <table:table-cell table:number-columns-repeated="2"/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5</text:p>
          </table:table-cell>
          <table:table-cell office:value-type="string">
            <text:p>29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Ruisseau Rieucoulon</text:p>
          </table:table-cell>
          <table:table-cell office:value-type="float" office:value="2718">
            <text:p>27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Ruisseau Rieucoulon</text:p>
          </table:table-cell>
          <table:table-cell office:value-type="string">
            <text:p>D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 office:value-type="string">
            <text:p>TA8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Jardin des Amandiers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s Amandiers</text:p>
          </table:table-cell>
          <table:table-cell office:value-type="string">
            <text:p>G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.P.T. André Chamson</text:p>
          </table:table-cell>
          <table:table-cell office:value-type="float" office:value="2523">
            <text:p>2523</text:p>
          </table:table-cell>
          <table:table-cell office:value-type="float" office:value="105">
            <text:p>10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ndré Chamson</text:p>
          </table:table-cell>
          <table:table-cell office:value-type="string">
            <text:p>E9</text:p>
          </table:table-cell>
          <table:table-cell table:number-columns-repeated="3"/>
          <table:table-cell office:value-type="string">
            <text:p>00053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36</text:p>
          </table:table-cell>
          <table:table-cell office:value-type="string">
            <text:p>59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linique Beau Soleil</text:p>
          </table:table-cell>
          <table:table-cell office:value-type="float" office:value="1390">
            <text:p>1390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90-20-Clinique Beau Soleil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37</text:p>
          </table:table-cell>
          <table:table-cell office:value-type="string">
            <text:p>ADM.SANTE AS</text:p>
          </table:table-cell>
          <table:table-cell office:value-type="string">
            <text:p>700155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000">
            <text:p>9000</text:p>
          </table:table-cell>
          <table:table-cell office:value-type="float" office:value="524">
            <text:p>524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37</text:p>
          </table:table-cell>
          <table:table-cell office:value-type="string">
            <text:p>3906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9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ardins des Amandiers</text:p>
          </table:table-cell>
          <table:table-cell office:value-type="float" office:value="617">
            <text:p>61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s des Amandiers</text:p>
          </table:table-cell>
          <table:table-cell office:value-type="string">
            <text:p>E8</text:p>
          </table:table-cell>
          <table:table-cell/>
          <table:table-cell office:value-type="string">
            <text:p>46</text:p>
          </table:table-cell>
          <table:table-cell office:value-type="string">
            <text:p>PARCS/JARDIN</text:p>
          </table:table-cell>
          <table:table-cell office:value-type="string">
            <text:p>0022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23">
            <text:p>12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2245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u Mas Prunet</text:p>
          </table:table-cell>
          <table:table-cell office:value-type="float" office:value="2797">
            <text:p>2797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Prunet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45</text:p>
          </table:table-cell>
          <table:table-cell office:value-type="string">
            <text:p>PARCS/JARDIN</text:p>
          </table:table-cell>
          <table:table-cell office:value-type="string">
            <text:p>00207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6">
            <text:p>10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 office:value-type="string">
            <text:p>2079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ail du Mas de Perrett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ail du Mas de Perrette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  <table:table-cell office:value-type="string">
            <text:p>46</text:p>
          </table:table-cell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21">
            <text:p>621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TA6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nnis Saint-Exupery</text:p>
          </table:table-cell>
          <table:table-cell office:value-type="float" office:value="2259">
            <text:p>2259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nnis Saint-Exupery</text:p>
          </table:table-cell>
          <table:table-cell office:value-type="string">
            <text:p>E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112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87">
            <text:p>187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  <table:table-cell office:value-type="string">
            <text:p>46</text:p>
          </table:table-cell>
          <table:table-cell office:value-type="string">
            <text:p>1122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Dr Fourcade</text:p>
          </table:table-cell>
          <table:table-cell office:value-type="float" office:value="617">
            <text:p>617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Dr Fourcade</text:p>
          </table:table-cell>
          <table:table-cell office:value-type="string">
            <text:p>E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079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6</text:p>
          </table:table-cell>
          <table:table-cell office:value-type="string">
            <text:p>143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Jacques Roseau</text:p>
          </table:table-cell>
          <table:table-cell office:value-type="float" office:value="1363">
            <text:p>136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Jacques Roseau</text:p>
          </table:table-cell>
          <table:table-cell office:value-type="string">
            <text:p>E7</text:p>
          </table:table-cell>
          <table:table-cell/>
          <table:table-cell office:value-type="string">
            <text:p>46</text:p>
          </table:table-cell>
          <table:table-cell office:value-type="string">
            <text:p>PARCS/JARDIN</text:p>
          </table:table-cell>
          <table:table-cell office:value-type="string">
            <text:p>00179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84">
            <text:p>8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1790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Montpellier Village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ontpellier Village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  <table:table-cell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48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Chateau Bon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8</text:p>
          </table:table-cell>
          <table:table-cell office:value-type="string">
            <text:p>10</text:p>
          </table:table-cell>
          <table:table-cell office:value-type="string">
            <text:p>98-10-Chateau Bon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VERS</text:p>
          </table:table-cell>
          <table:table-cell table:number-columns-repeated="2"/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45</text:p>
          </table:table-cell>
          <table:table-cell office:value-type="string">
            <text:p>TA1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98</text:p>
          </table:table-cell>
          <table:table-cell office:value-type="string">
            <text:p>10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Parc de Font Colombe</text:p>
          </table:table-cell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Font Colombe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5</text:p>
          </table:table-cell>
          <table:table-cell office:value-type="string">
            <text:p>TA6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aison de Quartier Antoine de St-Exupéry</text:p>
          </table:table-cell>
          <table:table-cell office:value-type="float" office:value="2259">
            <text:p>2259</text:p>
          </table:table-cell>
          <table:table-cell office:value-type="float" office:value="130">
            <text:p>13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Antoine de St-Exupéry</text:p>
          </table:table-cell>
          <table:table-cell office:value-type="string">
            <text:p>F7</text:p>
          </table:table-cell>
          <table:table-cell table:number-columns-repeated="3"/>
          <table:table-cell office:value-type="string">
            <text:p>00053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6</text:p>
          </table:table-cell>
          <table:table-cell office:value-type="string">
            <text:p>169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Fontcarrade</text:p>
          </table:table-cell>
          <table:table-cell office:value-type="float" office:value="1044">
            <text:p>1044</text:p>
          </table:table-cell>
          <table:table-cell office:value-type="float" office:value="653">
            <text:p>653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Fontcarrade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ADM.EDUC.NAT</text:p>
          </table:table-cell>
          <table:table-cell office:value-type="string">
            <text:p>700109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2">
            <text:p>492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37</text:p>
          </table:table-cell>
          <table:table-cell office:value-type="string">
            <text:p>3935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Renoncules</text:p>
          </table:table-cell>
          <table:table-cell office:value-type="float" office:value="1864">
            <text:p>186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Renoncules</text:p>
          </table:table-cell>
          <table:table-cell office:value-type="string">
            <text:p>G9</text:p>
          </table:table-cell>
          <table:table-cell/>
          <table:table-cell office:value-type="string">
            <text:p>37</text:p>
          </table:table-cell>
          <table:table-cell office:value-type="string">
            <text:p>PARCS/JARDIN</text:p>
          </table:table-cell>
          <table:table-cell office:value-type="string">
            <text:p>00168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3">
            <text:p>7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7</text:p>
          </table:table-cell>
          <table:table-cell office:value-type="string">
            <text:p>1683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François Dezeuze</text:p>
          </table:table-cell>
          <table:table-cell office:value-type="float" office:value="1079">
            <text:p>107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François Dezeuze</text:p>
          </table:table-cell>
          <table:table-cell office:value-type="string">
            <text:p>F9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63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59">
            <text:p>5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1633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etit bois de la Collin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etit bois de la Colline</text:p>
          </table:table-cell>
          <table:table-cell office:value-type="string">
            <text:p>F9</text:p>
          </table:table-cell>
          <table:table-cell/>
          <table:table-cell office:value-type="string">
            <text:p>36</text:p>
          </table:table-cell>
          <table:table-cell office:value-type="string">
            <text:p>PARCS/JARDIN</text:p>
          </table:table-cell>
          <table:table-cell office:value-type="string">
            <text:p>00158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23">
            <text:p>62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 office:value-type="string">
            <text:p>2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Lycée Professionnel la Colline</text:p>
          </table:table-cell>
          <table:table-cell office:value-type="float" office:value="806">
            <text:p>806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-20-Lycée Professionnel la Colline</text:p>
          </table:table-cell>
          <table:table-cell office:value-type="string">
            <text:p>F9</text:p>
          </table:table-cell>
          <table:table-cell/>
          <table:table-cell office:value-type="string">
            <text:p>36</text:p>
          </table:table-cell>
          <table:table-cell office:value-type="string">
            <text:p>ADM.EDUC.NAT</text:p>
          </table:table-cell>
          <table:table-cell office:value-type="string">
            <text:p>700093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2515">
            <text:p>2515</text:p>
          </table:table-cell>
          <table:table-cell office:value-type="float" office:value="478">
            <text:p>478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  <table:table-cell office:value-type="string">
            <text:p>36</text:p>
          </table:table-cell>
          <table:table-cell office:value-type="string">
            <text:p>700093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LR</text:p>
          </table:table-cell>
          <table:table-cell office:value-type="string">
            <text:p>Enseignement</text:p>
          </table:table-cell>
          <table:table-cell office:value-type="string">
            <text:p>Lycé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aria Callas</text:p>
          </table:table-cell>
          <table:table-cell office:value-type="float" office:value="864">
            <text:p>864</text:p>
          </table:table-cell>
          <table:table-cell office:value-type="float" office:value="843">
            <text:p>843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ia Callas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83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61">
            <text:p>36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6</text:p>
          </table:table-cell>
          <table:table-cell office:value-type="string">
            <text:p>133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Dante Alighiéri</text:p>
          </table:table-cell>
          <table:table-cell office:value-type="float" office:value="864">
            <text:p>864</text:p>
          </table:table-cell>
          <table:table-cell office:value-type="float" office:value="759">
            <text:p>75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Dante Alighiéri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8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59">
            <text:p>35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6</text:p>
          </table:table-cell>
          <table:table-cell office:value-type="string">
            <text:p>133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Sun Yat Sen</text:p>
          </table:table-cell>
          <table:table-cell office:value-type="float" office:value="864">
            <text:p>864</text:p>
          </table:table-cell>
          <table:table-cell office:value-type="float" office:value="759">
            <text:p>75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Sun Yat Sen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8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60">
            <text:p>36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6</text:p>
          </table:table-cell>
          <table:table-cell office:value-type="string">
            <text:p>133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Louis Lachenal</text:p>
          </table:table-cell>
          <table:table-cell office:value-type="float" office:value="864">
            <text:p>86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ouis Lachenal</text:p>
          </table:table-cell>
          <table:table-cell office:value-type="string">
            <text:p>F8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04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62">
            <text:p>362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6</text:p>
          </table:table-cell>
          <table:table-cell office:value-type="string">
            <text:p>134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glise N.D. de la Pai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5</text:p>
          </table:table-cell>
          <table:table-cell office:value-type="string">
            <text:p>97-15-Eglise N.D. de la Paix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CULTE</text:p>
          </table:table-cell>
          <table:table-cell table:number-columns-repeated="2"/>
          <table:table-cell office:value-type="string">
            <text:p>340172</text:p>
          </table:table-cell>
          <table:table-cell office:value-type="float" office:value="9710">
            <text:p>9710</text:p>
          </table:table-cell>
          <table:table-cell office:value-type="float" office:value="656">
            <text:p>656</text:p>
          </table:table-cell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  <table:table-cell office:value-type="string">
            <text:p>47</text:p>
          </table:table-cell>
          <table:table-cell office:value-type="string">
            <text:p>3926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97</text:p>
          </table:table-cell>
          <table:table-cell office:value-type="string">
            <text:p>15</text:p>
          </table:table-cell>
          <table:table-cell/>
          <table:table-cell office:value-type="string">
            <text:p>Culture et loisirs</text:p>
          </table:table-cell>
          <table:table-cell office:value-type="string">
            <text:p>Cultes et cimetiè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rèche Françoise Dolto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Françoise Dolto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CRECH/HGARD</text:p>
          </table:table-cell>
          <table:table-cell office:value-type="string">
            <text:p>00085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401">
            <text:p>401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7</text:p>
          </table:table-cell>
          <table:table-cell office:value-type="string">
            <text:p>144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Paul Valéry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Paul Valéry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CLUB 3 AGE</text:p>
          </table:table-cell>
          <table:table-cell office:value-type="string">
            <text:p>70020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211">
            <text:p>211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7</text:p>
          </table:table-cell>
          <table:table-cell office:value-type="string">
            <text:p>700208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airie annexe La Chamberte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05-30-Mairie annexe La Chamberte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MAIRIES ANN.</text:p>
          </table:table-cell>
          <table:table-cell office:value-type="string">
            <text:p>00056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166">
            <text:p>166</text:p>
          </table:table-cell>
          <table:table-cell office:value-type="string">
            <text:p>Vie des quartiers</text:p>
          </table:table-cell>
          <table:table-cell office:value-type="string">
            <text:p>Mairies annexes</text:p>
          </table:table-cell>
          <table:table-cell office:value-type="string">
            <text:p>47</text:p>
          </table:table-cell>
          <table:table-cell office:value-type="string">
            <text:p>178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05</text:p>
          </table:table-cell>
          <table:table-cell office:value-type="string">
            <text:p>3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Cuisine centrale</text:p>
          </table:table-cell>
          <table:table-cell office:value-type="float" office:value="1467">
            <text:p>1467</text:p>
          </table:table-cell>
          <table:table-cell office:value-type="float" office:value="950">
            <text:p>95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uisine centrale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VIE QUOT.SCE</text:p>
          </table:table-cell>
          <table:table-cell office:value-type="string">
            <text:p>0002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249">
            <text:p>249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46</text:p>
          </table:table-cell>
          <table:table-cell office:value-type="string">
            <text:p>85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La Martelle</text:p>
          </table:table-cell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 Martelle</text:p>
          </table:table-cell>
          <table:table-cell office:value-type="string">
            <text:p>F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157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ine de Jeu La Collin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ine de Jeu La Colline</text:p>
          </table:table-cell>
          <table:table-cell office:value-type="string">
            <text:p>F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6</text:p>
          </table:table-cell>
          <table:table-cell office:value-type="string">
            <text:p>TA12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La Chambert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La Chamberte</text:p>
          </table:table-cell>
          <table:table-cell office:value-type="string">
            <text:p>F8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34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Espace chiens du petit bois de la colline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petit bois de la colline</text:p>
          </table:table-cell>
          <table:table-cell office:value-type="string">
            <text:p>F9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36</text:p>
          </table:table-cell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.P.T Marcel Pagnol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 Marcel Pagnol</text:p>
          </table:table-cell>
          <table:table-cell office:value-type="string">
            <text:p>G8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7</text:p>
          </table:table-cell>
          <table:table-cell office:value-type="string">
            <text:p>169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Jean Farré</text:p>
          </table:table-cell>
          <table:table-cell office:value-type="float" office:value="1315">
            <text:p>131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Jean Farré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4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7">
            <text:p>357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7</text:p>
          </table:table-cell>
          <table:table-cell office:value-type="string">
            <text:p>132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Frédéric Bazille</text:p>
          </table:table-cell>
          <table:table-cell office:value-type="float" office:value="1489">
            <text:p>1489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Frédéric Bazille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ECOLES</text:p>
          </table:table-cell>
          <table:table-cell office:value-type="string">
            <text:p>00031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85">
            <text:p>28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37</text:p>
          </table:table-cell>
          <table:table-cell office:value-type="string">
            <text:p>101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Foyer Logement Eugénie Milleret</text:p>
          </table:table-cell>
          <table:table-cell office:value-type="float" office:value="200">
            <text:p>20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Foyer Logement Eugénie Milleret</text:p>
          </table:table-cell>
          <table:table-cell office:value-type="string">
            <text:p>J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Maison de retraite protestante</text:p>
          </table:table-cell>
          <table:table-cell office:value-type="float" office:value="2252">
            <text:p>2252</text:p>
          </table:table-cell>
          <table:table-cell office:value-type="float" office:value="1518">
            <text:p>1518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aison de retraite protestante</text:p>
          </table:table-cell>
          <table:table-cell office:value-type="string">
            <text:p>I1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M.A.P.A.D Les Couralies</text:p>
          </table:table-cell>
          <table:table-cell office:value-type="float" office:value="13">
            <text:p>13</text:p>
          </table:table-cell>
          <table:table-cell office:value-type="float" office:value="1591">
            <text:p>1591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.A.P.A.D Les Couralies</text:p>
          </table:table-cell>
          <table:table-cell office:value-type="string">
            <text:p>L12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Residence Orpea - Les Monts d'Aurelle</text:p>
          </table:table-cell>
          <table:table-cell office:value-type="float" office:value="1482">
            <text:p>1482</text:p>
          </table:table-cell>
          <table:table-cell office:value-type="float" office:value="1960">
            <text:p>196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Residence Orpea - Les Monts d'Aurelle</text:p>
          </table:table-cell>
          <table:table-cell office:value-type="string">
            <text:p>E15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0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Centre de la Roseraie Sainte Odile</text:p>
          </table:table-cell>
          <table:table-cell office:value-type="float" office:value="16">
            <text:p>16</text:p>
          </table:table-cell>
          <table:table-cell office:value-type="float" office:value="1967">
            <text:p>196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Centre de la Roseraie Sainte Odile</text:p>
          </table:table-cell>
          <table:table-cell office:value-type="string">
            <text:p>K12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Jean Ramel</text:p>
          </table:table-cell>
          <table:table-cell office:value-type="float" office:value="1315">
            <text:p>131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Jean Ramel</text:p>
          </table:table-cell>
          <table:table-cell office:value-type="string">
            <text:p>H9</text:p>
          </table:table-cell>
          <table:table-cell/>
          <table:table-cell office:value-type="string">
            <text:p>37</text:p>
          </table:table-cell>
          <table:table-cell office:value-type="string">
            <text:p>EQUIP.SPORT</text:p>
          </table:table-cell>
          <table:table-cell office:value-type="string">
            <text:p>0004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56">
            <text:p>356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37</text:p>
          </table:table-cell>
          <table:table-cell office:value-type="string">
            <text:p>132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Cité Gély</text:p>
          </table:table-cell>
          <table:table-cell office:value-type="float" office:value="1363">
            <text:p>136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Cité Gély</text:p>
          </table:table-cell>
          <table:table-cell office:value-type="string">
            <text:p>I9</text:p>
          </table:table-cell>
          <table:table-cell/>
          <table:table-cell office:value-type="string">
            <text:p>38</text:p>
          </table:table-cell>
          <table:table-cell office:value-type="string">
            <text:p>POSTE POLICE</text:p>
          </table:table-cell>
          <table:table-cell office:value-type="string">
            <text:p>00012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233">
            <text:p>233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38</text:p>
          </table:table-cell>
          <table:table-cell office:value-type="string">
            <text:p>176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Figuerolles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Figuerolles</text:p>
          </table:table-cell>
          <table:table-cell office:value-type="string">
            <text:p>H9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132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hapelle Cité Gely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Chapelle Cité Gely</text:p>
          </table:table-cell>
          <table:table-cell office:value-type="string">
            <text:p>H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37</text:p>
          </table:table-cell>
          <table:table-cell office:value-type="string">
            <text:p>20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ibliothèque Jean Paul Sartre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Bibliothèque Jean Paul Sartre</text:p>
          </table:table-cell>
          <table:table-cell office:value-type="string">
            <text:p>I9</text:p>
          </table:table-cell>
          <table:table-cell table:number-columns-repeated="2"/>
          <table:table-cell office:value-type="string">
            <text:p>QUART.CULTU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38</text:p>
          </table:table-cell>
          <table:table-cell office:value-type="string">
            <text:p>TA3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Aire de jeux Clos des Orangers</text:p>
          </table:table-cell>
          <table:table-cell office:value-type="float" office:value="1363">
            <text:p>1363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Clos des Orangers</text:p>
          </table:table-cell>
          <table:table-cell office:value-type="string">
            <text:p>H8</text:p>
          </table:table-cell>
          <table:table-cell/>
          <table:table-cell office:value-type="string">
            <text:p>47</text:p>
          </table:table-cell>
          <table:table-cell office:value-type="string">
            <text:p>PARCS/JARDIN</text:p>
          </table:table-cell>
          <table:table-cell office:value-type="string">
            <text:p>0020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0">
            <text:p>11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2096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Poste - Estanove</text:p>
          </table:table-cell>
          <table:table-cell office:value-type="float" office:value="1362">
            <text:p>1362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96-10-Poste - Estanove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47</text:p>
          </table:table-cell>
          <table:table-cell office:value-type="string">
            <text:p>ADM.COMMUNIC</text:p>
          </table:table-cell>
          <table:table-cell office:value-type="string">
            <text:p>70022100</text:p>
          </table:table-cell>
          <table:table-cell office:value-type="string">
            <text:p>P</text:p>
          </table:table-cell>
          <table:table-cell office:value-type="string">
            <text:p>340172</text:p>
          </table:table-cell>
          <table:table-cell office:value-type="float" office:value="9400">
            <text:p>9400</text:p>
          </table:table-cell>
          <table:table-cell office:value-type="float" office:value="564">
            <text:p>564</text:p>
          </table:table-cell>
          <table:table-cell office:value-type="string">
            <text:p>Administrations et organismes divers</text:p>
          </table:table-cell>
          <table:table-cell office:value-type="string">
            <text:p>Postes et télécommunications</text:p>
          </table:table-cell>
          <table:table-cell office:value-type="string">
            <text:p>47</text:p>
          </table:table-cell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96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Winston Churchill</text:p>
          </table:table-cell>
          <table:table-cell office:value-type="float" office:value="1362">
            <text:p>1362</text:p>
          </table:table-cell>
          <table:table-cell office:value-type="float" office:value="424">
            <text:p>424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Winston Churchill</text:p>
          </table:table-cell>
          <table:table-cell office:value-type="string">
            <text:p>H7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304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81">
            <text:p>281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7</text:p>
          </table:table-cell>
          <table:table-cell office:value-type="string">
            <text:p>100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. Desbordes-Valmore</text:p>
          </table:table-cell>
          <table:table-cell office:value-type="float" office:value="1362">
            <text:p>1362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. Desbordes-Valmore</text:p>
          </table:table-cell>
          <table:table-cell office:value-type="string">
            <text:p>H7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30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82">
            <text:p>282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7</text:p>
          </table:table-cell>
          <table:table-cell office:value-type="string">
            <text:p>100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Saint Berthomieu</text:p>
          </table:table-cell>
          <table:table-cell office:value-type="float" office:value="1151">
            <text:p>115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Saint Berthomieu</text:p>
          </table:table-cell>
          <table:table-cell office:value-type="string">
            <text:p>H7</text:p>
          </table:table-cell>
          <table:table-cell/>
          <table:table-cell office:value-type="string">
            <text:p>47</text:p>
          </table:table-cell>
          <table:table-cell office:value-type="string">
            <text:p>PARCS/JARDIN</text:p>
          </table:table-cell>
          <table:table-cell office:value-type="string">
            <text:p>0016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4">
            <text:p>7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1684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Clos des Orangers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Clos des Orangers</text:p>
          </table:table-cell>
          <table:table-cell office:value-type="string">
            <text:p>H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7</text:p>
          </table:table-cell>
          <table:table-cell office:value-type="string">
            <text:p>165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Square Boulevard Paul Valery</text:p>
          </table:table-cell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Boulevard Paul Valery</text:p>
          </table:table-cell>
          <table:table-cell office:value-type="string">
            <text:p>G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Enclava Del Lop</text:p>
          </table:table-cell>
          <table:table-cell office:value-type="float" office:value="1363">
            <text:p>136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Enclava Del Lop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PARCS/JARDIN</text:p>
          </table:table-cell>
          <table:table-cell office:value-type="string">
            <text:p>0016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2">
            <text:p>6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7</text:p>
          </table:table-cell>
          <table:table-cell office:value-type="string">
            <text:p>1643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Victor Schoelcher</text:p>
          </table:table-cell>
          <table:table-cell office:value-type="float" office:value="1884">
            <text:p>1884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Victor Schoelcher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400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35">
            <text:p>33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7</text:p>
          </table:table-cell>
          <table:table-cell office:value-type="string">
            <text:p>125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Lily Boulanger</text:p>
          </table:table-cell>
          <table:table-cell office:value-type="float" office:value="1884">
            <text:p>1884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Lily Boulanger</text:p>
          </table:table-cell>
          <table:table-cell office:value-type="string">
            <text:p>G8</text:p>
          </table:table-cell>
          <table:table-cell/>
          <table:table-cell office:value-type="string">
            <text:p>47</text:p>
          </table:table-cell>
          <table:table-cell office:value-type="string">
            <text:p>ECOLES</text:p>
          </table:table-cell>
          <table:table-cell office:value-type="string">
            <text:p>000401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36">
            <text:p>336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7</text:p>
          </table:table-cell>
          <table:table-cell office:value-type="string">
            <text:p>125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alle de sports Charles Rigoulot</text:p>
          </table:table-cell>
          <table:table-cell office:value-type="float" office:value="1655">
            <text:p>165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Charles Rigoulot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string">
            <text:p>EQUIP.SPORT</text:p>
          </table:table-cell>
          <table:table-cell office:value-type="string">
            <text:p>002361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26">
            <text:p>426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7</text:p>
          </table:table-cell>
          <table:table-cell office:value-type="string">
            <text:p>153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Marcel Cerdan</text:p>
          </table:table-cell>
          <table:table-cell office:value-type="float" office:value="1206">
            <text:p>120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Marcel Cerdan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string">
            <text:p>EQUIP.SPORT</text:p>
          </table:table-cell>
          <table:table-cell office:value-type="string">
            <text:p>00048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364">
            <text:p>364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47</text:p>
          </table:table-cell>
          <table:table-cell office:value-type="string">
            <text:p>134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splanade Paul Valéry</text:p>
          </table:table-cell>
          <table:table-cell office:value-type="float" office:value="1363">
            <text:p>1363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Paul Valéry</text:p>
          </table:table-cell>
          <table:table-cell office:value-type="string">
            <text:p>F7</text:p>
          </table:table-cell>
          <table:table-cell office:value-type="string">
            <text:p>G7</text:p>
          </table:table-cell>
          <table:table-cell office:value-type="string">
            <text:p>46</text:p>
          </table:table-cell>
          <table:table-cell office:value-type="string">
            <text:p>PARCS/JARDIN</text:p>
          </table:table-cell>
          <table:table-cell office:value-type="string">
            <text:p>00209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9">
            <text:p>109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 office:value-type="string">
            <text:p>2094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iscine M. Spilliaert</text:p>
          </table:table-cell>
          <table:table-cell office:value-type="float" office:value="663">
            <text:p>663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M. Spilliaert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701119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7">
            <text:p>227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46</text:p>
          </table:table-cell>
          <table:table-cell office:value-type="string">
            <text:p>148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Paul Valéry</text:p>
          </table:table-cell>
          <table:table-cell office:value-type="float" office:value="1655">
            <text:p>1655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Paul Valéry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QUIP.SPORT</text:p>
          </table:table-cell>
          <table:table-cell office:value-type="string">
            <text:p>00080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6</text:p>
          </table:table-cell>
          <table:table-cell office:value-type="string">
            <text:p>143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Alain Savary</text:p>
          </table:table-cell>
          <table:table-cell office:value-type="float" office:value="2220">
            <text:p>222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Alain Savary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25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5">
            <text:p>345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6</text:p>
          </table:table-cell>
          <table:table-cell office:value-type="string">
            <text:p>129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Hélène Boucher</text:p>
          </table:table-cell>
          <table:table-cell office:value-type="float" office:value="2220">
            <text:p>222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Hélène Boucher</text:p>
          </table:table-cell>
          <table:table-cell office:value-type="string">
            <text:p>F7</text:p>
          </table:table-cell>
          <table:table-cell/>
          <table:table-cell office:value-type="string">
            <text:p>46</text:p>
          </table:table-cell>
          <table:table-cell office:value-type="string">
            <text:p>ECOLES</text:p>
          </table:table-cell>
          <table:table-cell office:value-type="string">
            <text:p>000425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152">
            <text:p>152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46</text:p>
          </table:table-cell>
          <table:table-cell office:value-type="string">
            <text:p>129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Marcel Pagnol</text:p>
          </table:table-cell>
          <table:table-cell office:value-type="float" office:value="1678">
            <text:p>1678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Marcel Pagnol</text:p>
          </table:table-cell>
          <table:table-cell office:value-type="string">
            <text:p>G7</text:p>
          </table:table-cell>
          <table:table-cell/>
          <table:table-cell office:value-type="string">
            <text:p>47</text:p>
          </table:table-cell>
          <table:table-cell office:value-type="string">
            <text:p>ADM.EDUC.NAT</text:p>
          </table:table-cell>
          <table:table-cell office:value-type="string">
            <text:p>700104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87">
            <text:p>487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47</text:p>
          </table:table-cell>
          <table:table-cell office:value-type="string">
            <text:p>3894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splanade Pierre Paraf</text:p>
          </table:table-cell>
          <table:table-cell office:value-type="float" office:value="1512">
            <text:p>1512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lanade Pierre Paraf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57</text:p>
          </table:table-cell>
          <table:table-cell office:value-type="string">
            <text:p>PARCS/JARDIN</text:p>
          </table:table-cell>
          <table:table-cell office:value-type="string">
            <text:p>00191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97">
            <text:p>9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 office:value-type="string">
            <text:p>1915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e Bagatelle</text:p>
          </table:table-cell>
          <table:table-cell office:value-type="float" office:value="2165">
            <text:p>2165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Bagatelle</text:p>
          </table:table-cell>
          <table:table-cell office:value-type="string">
            <text:p>E6</text:p>
          </table:table-cell>
          <table:table-cell office:value-type="string">
            <text:p>F6</text:p>
          </table:table-cell>
          <table:table-cell office:value-type="string">
            <text:p>56</text:p>
          </table:table-cell>
          <table:table-cell office:value-type="string">
            <text:p>PARCS/JARDIN</text:p>
          </table:table-cell>
          <table:table-cell office:value-type="string">
            <text:p>00168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2">
            <text:p>7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 office:value-type="string">
            <text:p>1680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.H.P.A.D Simone Gillet-Demangel</text:p>
          </table:table-cell>
          <table:table-cell office:value-type="float" office:value="2202">
            <text:p>2202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D.A Simone Gillet-Demangel</text:p>
          </table:table-cell>
          <table:table-cell office:value-type="string">
            <text:p>E6</text:p>
          </table:table-cell>
          <table:table-cell office:value-type="string">
            <text:p>F6</text:p>
          </table:table-cell>
          <table:table-cell office:value-type="string">
            <text:p>56</text:p>
          </table:table-cell>
          <table:table-cell office:value-type="string">
            <text:p>SOLIDARITE</text:p>
          </table:table-cell>
          <table:table-cell office:value-type="string">
            <text:p>70017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39">
            <text:p>539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6</text:p>
          </table:table-cell>
          <table:table-cell office:value-type="string">
            <text:p>3923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tade Yves du Manoi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tade Yves du Manoir</text:p>
          </table:table-cell>
          <table:table-cell office:value-type="string">
            <text:p>G6</text:p>
          </table:table-cell>
          <table:table-cell/>
          <table:table-cell office:value-type="string">
            <text:p>57</text:p>
          </table:table-cell>
          <table:table-cell office:value-type="string">
            <text:p>EQUIP.SPORT</text:p>
          </table:table-cell>
          <table:table-cell/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79">
            <text:p>679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7</text:p>
          </table:table-cell>
          <table:table-cell office:value-type="string">
            <text:p>3961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Bernard Gasset</text:p>
          </table:table-cell>
          <table:table-cell office:value-type="float" office:value="1512">
            <text:p>1512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Bernard Gasset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56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Paul Valery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Paul Valery</text:p>
          </table:table-cell>
          <table:table-cell office:value-type="string">
            <text:p>G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77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eu Lyonnais Bernard Gasset</text:p>
          </table:table-cell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Jeu Lyonnais Bernard Gasset</text:p>
          </table:table-cell>
          <table:table-cell office:value-type="string">
            <text:p>H10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37</text:p>
          </table:table-cell>
          <table:table-cell office:value-type="string">
            <text:p>75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Val de Croze</text:p>
          </table:table-cell>
          <table:table-cell office:value-type="float" office:value="2168">
            <text:p>21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Val de Croze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6</text:p>
          </table:table-cell>
          <table:table-cell office:value-type="string">
            <text:p>166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Paul Valery</text:p>
          </table:table-cell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Paul Valery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46</text:p>
          </table:table-cell>
          <table:table-cell office:value-type="string">
            <text:p>TA16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Paul Valery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Paul Valery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46</text:p>
          </table:table-cell>
          <table:table-cell office:value-type="string">
            <text:p>144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E.H.P.A.D Françoise Gauffier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A.D Françoise Gauffier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Berges du Rieucoulon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u Rieucoulon</text:p>
          </table:table-cell>
          <table:table-cell office:value-type="string">
            <text:p>E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Bagatelle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Bagatelle</text:p>
          </table:table-cell>
          <table:table-cell office:value-type="string">
            <text:p>E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e l'esplanade Pierre Paraf</text:p>
          </table:table-cell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e l'esplanade Pierre Paraf</text:p>
          </table:table-cell>
          <table:table-cell office:value-type="string">
            <text:p>G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alle de sports La Bagatelle</text:p>
          </table:table-cell>
          <table:table-cell office:value-type="float" office:value="2204">
            <text:p>2204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La Bagatell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Crèche associative Bamboubulle</text:p>
          </table:table-cell>
          <table:table-cell office:value-type="float" office:value="663">
            <text:p>663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Bamboubulle</text:p>
          </table:table-cell>
          <table:table-cell office:value-type="string">
            <text:p>F7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4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La Belle Journée</text:p>
          </table:table-cell>
          <table:table-cell office:value-type="float" office:value="2207">
            <text:p>2207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a Belle Journé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Ribambelle</text:p>
          </table:table-cell>
          <table:table-cell office:value-type="float" office:value="2206">
            <text:p>2206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Ribambelle</text:p>
          </table:table-cell>
          <table:table-cell office:value-type="string">
            <text:p>F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6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.P.T. Michel Colucci</text:p>
          </table:table-cell>
          <table:table-cell office:value-type="float" office:value="2165">
            <text:p>2165</text:p>
          </table:table-cell>
          <table:table-cell office:value-type="float" office:value="205">
            <text:p>205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Michel Colucci</text:p>
          </table:table-cell>
          <table:table-cell office:value-type="string">
            <text:p>F6</text:p>
          </table:table-cell>
          <table:table-cell table:number-columns-repeated="3"/>
          <table:table-cell office:value-type="string">
            <text:p>000102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6</text:p>
          </table:table-cell>
          <table:table-cell office:value-type="string">
            <text:p>170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ACM/OPAC siège social</text:p>
          </table:table-cell>
          <table:table-cell office:value-type="float" office:value="2300">
            <text:p>2300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ACM/OPAC siège social</text:p>
          </table:table-cell>
          <table:table-cell office:value-type="string">
            <text:p>N8</text:p>
          </table:table-cell>
          <table:table-cell/>
          <table:table-cell office:value-type="string">
            <text:p>50</text:p>
          </table:table-cell>
          <table:table-cell office:value-type="string">
            <text:p>OFFICES HLM</text:p>
          </table:table-cell>
          <table:table-cell office:value-type="string">
            <text:p>70014700</text:p>
          </table:table-cell>
          <table:table-cell office:value-type="string">
            <text:p>LR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210">
            <text:p>21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50</text:p>
          </table:table-cell>
          <table:table-cell office:value-type="string">
            <text:p>4025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LR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Hôtel de Ville</text:p>
          </table:table-cell>
          <table:table-cell office:value-type="float" office:value="3476">
            <text:p>347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05-10-Hôtel de Ville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39</text:p>
          </table:table-cell>
          <table:table-cell office:value-type="string">
            <text:p>MAIRIES ANN.</text:p>
          </table:table-cell>
          <table:table-cell office:value-type="string">
            <text:p>00053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500">
            <text:p>500</text:p>
          </table:table-cell>
          <table:table-cell office:value-type="float" office:value="384">
            <text:p>384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39</text:p>
          </table:table-cell>
          <table:table-cell office:value-type="string">
            <text:p>TA9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arc des Aiguerelles</text:p>
          </table:table-cell>
          <table:table-cell office:value-type="float" office:value="1784">
            <text:p>178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s Aiguerelles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64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4">
            <text:p>6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645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des Aiguerelles</text:p>
          </table:table-cell>
          <table:table-cell office:value-type="float" office:value="1784">
            <text:p>1784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des Aiguerelles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ADM.EDUC.NAT</text:p>
          </table:table-cell>
          <table:table-cell office:value-type="string">
            <text:p>700114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7">
            <text:p>497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50</text:p>
          </table:table-cell>
          <table:table-cell office:value-type="string">
            <text:p>3935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Charles Dickens</text:p>
          </table:table-cell>
          <table:table-cell office:value-type="float" office:value="1784">
            <text:p>1784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arles Dickens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ECOLES</text:p>
          </table:table-cell>
          <table:table-cell office:value-type="string">
            <text:p>000252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253">
            <text:p>253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0</text:p>
          </table:table-cell>
          <table:table-cell office:value-type="string">
            <text:p>87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nne Frank</text:p>
          </table:table-cell>
          <table:table-cell office:value-type="float" office:value="1784">
            <text:p>1784</text:p>
          </table:table-cell>
          <table:table-cell office:value-type="float" office:value="686">
            <text:p>686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nne Frank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ECOLES</text:p>
          </table:table-cell>
          <table:table-cell office:value-type="string">
            <text:p>000253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254">
            <text:p>254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0</text:p>
          </table:table-cell>
          <table:table-cell office:value-type="string">
            <text:p>87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Square des Améthystes</text:p>
          </table:table-cell>
          <table:table-cell office:value-type="float" office:value="470">
            <text:p>47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es Améthystes</text:p>
          </table:table-cell>
          <table:table-cell office:value-type="string">
            <text:p>M7</text:p>
          </table:table-cell>
          <table:table-cell/>
          <table:table-cell office:value-type="string">
            <text:p>50</text:p>
          </table:table-cell>
          <table:table-cell office:value-type="string">
            <text:p>PARCS/JARDIN</text:p>
          </table:table-cell>
          <table:table-cell office:value-type="string">
            <text:p>00169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6">
            <text:p>76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0</text:p>
          </table:table-cell>
          <table:table-cell office:value-type="string">
            <text:p>1693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Robert Granier</text:p>
          </table:table-cell>
          <table:table-cell office:value-type="float" office:value="1784">
            <text:p>178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Robert Granier</text:p>
          </table:table-cell>
          <table:table-cell office:value-type="string">
            <text:p>O6</text:p>
          </table:table-cell>
          <table:table-cell/>
          <table:table-cell office:value-type="string">
            <text:p>61</text:p>
          </table:table-cell>
          <table:table-cell office:value-type="string">
            <text:p>EQUIP.SPORT</text:p>
          </table:table-cell>
          <table:table-cell office:value-type="string">
            <text:p>0025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7">
            <text:p>27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61</text:p>
          </table:table-cell>
          <table:table-cell office:value-type="string">
            <text:p>155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Jean Macé</text:p>
          </table:table-cell>
          <table:table-cell office:value-type="float" office:value="1941">
            <text:p>1941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Jean Macé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346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02">
            <text:p>302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60</text:p>
          </table:table-cell>
          <table:table-cell office:value-type="string">
            <text:p>110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Paul Eluard</text:p>
          </table:table-cell>
          <table:table-cell office:value-type="float" office:value="1941">
            <text:p>1941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Paul Eluard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COLES</text:p>
          </table:table-cell>
          <table:table-cell office:value-type="string">
            <text:p>000345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01">
            <text:p>301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60</text:p>
          </table:table-cell>
          <table:table-cell office:value-type="string">
            <text:p>109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Gymnase Henri Ferrari</text:p>
          </table:table-cell>
          <table:table-cell office:value-type="float" office:value="2199">
            <text:p>2199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Henri Ferrari</text:p>
          </table:table-cell>
          <table:table-cell office:value-type="string">
            <text:p>N6</text:p>
          </table:table-cell>
          <table:table-cell/>
          <table:table-cell office:value-type="string">
            <text:p>60</text:p>
          </table:table-cell>
          <table:table-cell office:value-type="string">
            <text:p>EQUIP.SPORT</text:p>
          </table:table-cell>
          <table:table-cell office:value-type="string">
            <text:p>00018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40">
            <text:p>24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60</text:p>
          </table:table-cell>
          <table:table-cell office:value-type="string">
            <text:p>81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u Mas Drevon</text:p>
          </table:table-cell>
          <table:table-cell office:value-type="float" office:value="2368">
            <text:p>2368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u Mas Drevon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168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75">
            <text:p>75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1686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Bernard Giambrone</text:p>
          </table:table-cell>
          <table:table-cell office:value-type="float" office:value="1553">
            <text:p>155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Bernard Giambrone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QUIP.SPORT</text:p>
          </table:table-cell>
          <table:table-cell office:value-type="string">
            <text:p>00079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8</text:p>
          </table:table-cell>
          <table:table-cell office:value-type="string">
            <text:p>142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des Sylvains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s Sylvains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1644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3">
            <text:p>63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1644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iscine Jean Vives</text:p>
          </table:table-cell>
          <table:table-cell office:value-type="float" office:value="1511">
            <text:p>1511</text:p>
          </table:table-cell>
          <table:table-cell office:value-type="float" office:value="1933">
            <text:p>1933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iscine Jean Vives</text:p>
          </table:table-cell>
          <table:table-cell office:value-type="string">
            <text:p>K5</text:p>
          </table:table-cell>
          <table:table-cell/>
          <table:table-cell office:value-type="string">
            <text:p>59</text:p>
          </table:table-cell>
          <table:table-cell office:value-type="string">
            <text:p>EQUIP.SPORT</text:p>
          </table:table-cell>
          <table:table-cell office:value-type="string">
            <text:p>700658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24">
            <text:p>224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  <table:table-cell office:value-type="string">
            <text:p>59</text:p>
          </table:table-cell>
          <table:table-cell office:value-type="string">
            <text:p>139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Sport</text:p>
          </table:table-cell>
          <table:table-cell office:value-type="string">
            <text:p>Piscin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Cholet</text:p>
          </table:table-cell>
          <table:table-cell office:value-type="float" office:value="1501">
            <text:p>1501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Cholet</text:p>
          </table:table-cell>
          <table:table-cell office:value-type="string">
            <text:p>K5</text:p>
          </table:table-cell>
          <table:table-cell/>
          <table:table-cell office:value-type="string">
            <text:p>59</text:p>
          </table:table-cell>
          <table:table-cell office:value-type="string">
            <text:p>EQUIP.SPORT</text:p>
          </table:table-cell>
          <table:table-cell office:value-type="string">
            <text:p>002320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25">
            <text:p>25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9</text:p>
          </table:table-cell>
          <table:table-cell office:value-type="string">
            <text:p>151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Yvan Velay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Lantissargues</text:p>
          </table:table-cell>
          <table:table-cell office:value-type="string">
            <text:p>K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9</text:p>
          </table:table-cell>
          <table:table-cell office:value-type="string">
            <text:p>TA11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Tastavin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Tastavin</text:p>
          </table:table-cell>
          <table:table-cell office:value-type="string">
            <text:p>I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57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Jeu Lyonnais Lucien Feron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Jeu Lyonnais Lucien Feron</text:p>
          </table:table-cell>
          <table:table-cell office:value-type="string">
            <text:p>K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9</text:p>
          </table:table-cell>
          <table:table-cell office:value-type="string">
            <text:p>TA12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Mas Drevon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Mas Drevo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22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Aire de jeux Villeneuve d'Angoulème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Villeneuve d'Angoulème</text:p>
          </table:table-cell>
          <table:table-cell office:value-type="string">
            <text:p>J7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48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du Square du Mas Drevon</text:p>
          </table:table-cell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Square du Mas Drevo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space chiens Lemasson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Lemasso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Jardin Demain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Jardin Demain</text:p>
          </table:table-cell>
          <table:table-cell office:value-type="string">
            <text:p>J6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.P.T. Albert Camus</text:p>
          </table:table-cell>
          <table:table-cell office:value-type="float" office:value="2480">
            <text:p>2480</text:p>
          </table:table-cell>
          <table:table-cell office:value-type="float" office:value="118">
            <text:p>118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.P.T. Albert Camus</text:p>
          </table:table-cell>
          <table:table-cell office:value-type="string">
            <text:p>J7</text:p>
          </table:table-cell>
          <table:table-cell table:number-columns-repeated="3"/>
          <table:table-cell office:value-type="string">
            <text:p>00077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48</text:p>
          </table:table-cell>
          <table:table-cell office:value-type="string">
            <text:p>141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Médiathèque Victor Hugo</text:p>
          </table:table-cell>
          <table:table-cell office:value-type="float" office:value="1193">
            <text:p>1193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Médiathèque Victor Hugo</text:p>
          </table:table-cell>
          <table:table-cell office:value-type="string">
            <text:p>I7</text:p>
          </table:table-cell>
          <table:table-cell office:value-type="string">
            <text:p>J7</text:p>
          </table:table-cell>
          <table:table-cell office:value-type="string">
            <text:p>48</text:p>
          </table:table-cell>
          <table:table-cell office:value-type="string">
            <text:p>QUART.CULTUR</text:p>
          </table:table-cell>
          <table:table-cell office:value-type="string">
            <text:p>701330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5000">
            <text:p>5000</text:p>
          </table:table-cell>
          <table:table-cell office:value-type="float" office:value="586">
            <text:p>586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  <table:table-cell office:value-type="string">
            <text:p>48</text:p>
          </table:table-cell>
          <table:table-cell office:value-type="string">
            <text:p>57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Médiathèqu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Voltaire</text:p>
          </table:table-cell>
          <table:table-cell office:value-type="float" office:value="1213">
            <text:p>1213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Voltaire</text:p>
          </table:table-cell>
          <table:table-cell office:value-type="string">
            <text:p>I7</text:p>
          </table:table-cell>
          <table:table-cell/>
          <table:table-cell office:value-type="string">
            <text:p>48</text:p>
          </table:table-cell>
          <table:table-cell office:value-type="string">
            <text:p>ECOLES</text:p>
          </table:table-cell>
          <table:table-cell office:value-type="string">
            <text:p>00043401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9">
            <text:p>349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48</text:p>
          </table:table-cell>
          <table:table-cell office:value-type="string">
            <text:p>131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lub de loisirs Jacqueline Maillan</text:p>
          </table:table-cell>
          <table:table-cell office:value-type="float" office:value="1140">
            <text:p>1140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80-10-Club de loisirs Jacqueline Maillan</text:p>
          </table:table-cell>
          <table:table-cell office:value-type="string">
            <text:p>I6</text:p>
          </table:table-cell>
          <table:table-cell office:value-type="string">
            <text:p>I7</text:p>
          </table:table-cell>
          <table:table-cell office:value-type="string">
            <text:p>48</text:p>
          </table:table-cell>
          <table:table-cell office:value-type="string">
            <text:p>CLUB 3 AGE</text:p>
          </table:table-cell>
          <table:table-cell office:value-type="string">
            <text:p>70018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8000">
            <text:p>8000</text:p>
          </table:table-cell>
          <table:table-cell office:value-type="float" office:value="543">
            <text:p>543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48</text:p>
          </table:table-cell>
          <table:table-cell office:value-type="string">
            <text:p>700186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8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Square d'Arsonval</text:p>
          </table:table-cell>
          <table:table-cell office:value-type="float" office:value="1140">
            <text:p>1140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Square d'Arsonval</text:p>
          </table:table-cell>
          <table:table-cell office:value-type="string">
            <text:p>I6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196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02">
            <text:p>10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1965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Marcel Pagnol</text:p>
          </table:table-cell>
          <table:table-cell office:value-type="float" office:value="1140">
            <text:p>1140</text:p>
          </table:table-cell>
          <table:table-cell office:value-type="float" office:value="305">
            <text:p>305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Marcel Pagnol</text:p>
          </table:table-cell>
          <table:table-cell office:value-type="string">
            <text:p>J6</text:p>
          </table:table-cell>
          <table:table-cell/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382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326">
            <text:p>326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8</text:p>
          </table:table-cell>
          <table:table-cell office:value-type="string">
            <text:p>121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Collège Croix d'Argent</text:p>
          </table:table-cell>
          <table:table-cell office:value-type="float" office:value="505">
            <text:p>505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5-10-Collège Croix d'Argent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58</text:p>
          </table:table-cell>
          <table:table-cell office:value-type="string">
            <text:p>ADM.EDUC.NAT</text:p>
          </table:table-cell>
          <table:table-cell office:value-type="string">
            <text:p>70011000</text:p>
          </table:table-cell>
          <table:table-cell office:value-type="string">
            <text:p>CG</text:p>
          </table:table-cell>
          <table:table-cell office:value-type="string">
            <text:p>340172</text:p>
          </table:table-cell>
          <table:table-cell office:value-type="float" office:value="2500">
            <text:p>2500</text:p>
          </table:table-cell>
          <table:table-cell office:value-type="float" office:value="493">
            <text:p>493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  <table:table-cell office:value-type="string">
            <text:p>58</text:p>
          </table:table-cell>
          <table:table-cell office:value-type="string">
            <text:p>3942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CG</text:p>
          </table:table-cell>
          <table:table-cell office:value-type="string">
            <text:p>Enseignement</text:p>
          </table:table-cell>
          <table:table-cell office:value-type="string">
            <text:p>Collèg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Gymnase Alain Colas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Gymnase Alain Colas</text:p>
          </table:table-cell>
          <table:table-cell office:value-type="string">
            <text:p>J5</text:p>
          </table:table-cell>
          <table:table-cell/>
          <table:table-cell office:value-type="string">
            <text:p>58</text:p>
          </table:table-cell>
          <table:table-cell office:value-type="string">
            <text:p>EQUIP.SPORT</text:p>
          </table:table-cell>
          <table:table-cell office:value-type="string">
            <text:p>00314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616">
            <text:p>616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8</text:p>
          </table:table-cell>
          <table:table-cell office:value-type="string">
            <text:p>159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Halte-garderie Villeneuve-Angoulème</text:p>
          </table:table-cell>
          <table:table-cell office:value-type="float" office:value="1254">
            <text:p>1254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Halte-garderie Villeneuve-Angoulème</text:p>
          </table:table-cell>
          <table:table-cell office:value-type="string">
            <text:p>I5</text:p>
          </table:table-cell>
          <table:table-cell/>
          <table:table-cell office:value-type="string">
            <text:p>58</text:p>
          </table:table-cell>
          <table:table-cell office:value-type="string">
            <text:p>CRECH/HGARD</text:p>
          </table:table-cell>
          <table:table-cell office:value-type="string">
            <text:p>00144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000">
            <text:p>2000</text:p>
          </table:table-cell>
          <table:table-cell office:value-type="float" office:value="420">
            <text:p>42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8</text:p>
          </table:table-cell>
          <table:table-cell office:value-type="string">
            <text:p>149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oste de police municipale Croix d'Argent</text:p>
          </table:table-cell>
          <table:table-cell office:value-type="float" office:value="2139">
            <text:p>2139</text:p>
          </table:table-cell>
          <table:table-cell office:value-type="float" office:value="1523">
            <text:p>1523</text:p>
          </table:table-cell>
          <table:table-cell/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92-20-Poste de police municipale Croix d'Argent</text:p>
          </table:table-cell>
          <table:table-cell office:value-type="string">
            <text:p>J5</text:p>
          </table:table-cell>
          <table:table-cell/>
          <table:table-cell office:value-type="string">
            <text:p>58</text:p>
          </table:table-cell>
          <table:table-cell office:value-type="string">
            <text:p>POSTE POLICE</text:p>
          </table:table-cell>
          <table:table-cell office:value-type="string">
            <text:p>002998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200">
            <text:p>9200</text:p>
          </table:table-cell>
          <table:table-cell office:value-type="float" office:value="615">
            <text:p>615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  <table:table-cell office:value-type="string">
            <text:p>58</text:p>
          </table:table-cell>
          <table:table-cell office:value-type="string">
            <text:p>63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9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Police et justice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élémentaire Ronsard</text:p>
          </table:table-cell>
          <table:table-cell office:value-type="float" office:value="1254">
            <text:p>1254</text:p>
          </table:table-cell>
          <table:table-cell office:value-type="float" office:value="694">
            <text:p>694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Ronsard</text:p>
          </table:table-cell>
          <table:table-cell office:value-type="string">
            <text:p>I5</text:p>
          </table:table-cell>
          <table:table-cell office:value-type="string">
            <text:p>J5</text:p>
          </table:table-cell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43002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17">
            <text:p>2217</text:p>
          </table:table-cell>
          <table:table-cell office:value-type="float" office:value="348">
            <text:p>348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8</text:p>
          </table:table-cell>
          <table:table-cell office:value-type="string">
            <text:p>1306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Ecole maternelle Aliénor d'Aquitaine</text:p>
          </table:table-cell>
          <table:table-cell office:value-type="float" office:value="1254">
            <text:p>1254</text:p>
          </table:table-cell>
          <table:table-cell office:value-type="float" office:value="694">
            <text:p>694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Aliénor d'Aquitaine</text:p>
          </table:table-cell>
          <table:table-cell office:value-type="string">
            <text:p>I5</text:p>
          </table:table-cell>
          <table:table-cell office:value-type="string">
            <text:p>J5</text:p>
          </table:table-cell>
          <table:table-cell office:value-type="string">
            <text:p>58</text:p>
          </table:table-cell>
          <table:table-cell office:value-type="string">
            <text:p>ECOLES</text:p>
          </table:table-cell>
          <table:table-cell office:value-type="string">
            <text:p>00043003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2207">
            <text:p>2207</text:p>
          </table:table-cell>
          <table:table-cell office:value-type="float" office:value="153">
            <text:p>153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8</text:p>
          </table:table-cell>
          <table:table-cell office:value-type="string">
            <text:p>130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Terrain de foot Gil Fayard</text:p>
          </table:table-cell>
          <table:table-cell office:value-type="float" office:value="2548">
            <text:p>2548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Terrain de foot Gil Fayard</text:p>
          </table:table-cell>
          <table:table-cell office:value-type="string">
            <text:p>I5</text:p>
          </table:table-cell>
          <table:table-cell/>
          <table:table-cell office:value-type="string">
            <text:p>58</text:p>
          </table:table-cell>
          <table:table-cell office:value-type="string">
            <text:p>EQUIP.SPORT</text:p>
          </table:table-cell>
          <table:table-cell office:value-type="string">
            <text:p>00079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8</text:p>
          </table:table-cell>
          <table:table-cell office:value-type="string">
            <text:p>142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arc de la Croix d'Argent</text:p>
          </table:table-cell>
          <table:table-cell office:value-type="float" office:value="2139">
            <text:p>2139</text:p>
          </table:table-cell>
          <table:table-cell office:value-type="float" office:value="99999">
            <text:p>99999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e la Croix d'Argent</text:p>
          </table:table-cell>
          <table:table-cell office:value-type="string">
            <text:p>I5</text:p>
          </table:table-cell>
          <table:table-cell/>
          <table:table-cell office:value-type="string">
            <text:p>58</text:p>
          </table:table-cell>
          <table:table-cell office:value-type="string">
            <text:p>PARCS/JARDIN</text:p>
          </table:table-cell>
          <table:table-cell office:value-type="string">
            <text:p>002103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4">
            <text:p>114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8</text:p>
          </table:table-cell>
          <table:table-cell office:value-type="string">
            <text:p>2103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Aire de jeux Mas de Bagnères</text:p>
          </table:table-cell>
          <table:table-cell office:value-type="float" office:value="1794">
            <text:p>1794</text:p>
          </table:table-cell>
          <table:table-cell office:value-type="float" office:value="381">
            <text:p>381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Aire de jeux Mas de Bagnères</text:p>
          </table:table-cell>
          <table:table-cell office:value-type="string">
            <text:p>H4</text:p>
          </table:table-cell>
          <table:table-cell/>
          <table:table-cell office:value-type="string">
            <text:p>64</text:p>
          </table:table-cell>
          <table:table-cell office:value-type="string">
            <text:p>PARCS/JARDIN</text:p>
          </table:table-cell>
          <table:table-cell office:value-type="string">
            <text:p>001685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617">
            <text:p>617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4</text:p>
          </table:table-cell>
          <table:table-cell office:value-type="string">
            <text:p>1685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Point de propreté Demeter - Croix d'Argent</text:p>
          </table:table-cell>
          <table:table-cell office:value-type="float" office:value="1511">
            <text:p>1511</text:p>
          </table:table-cell>
          <table:table-cell office:value-type="float" office:value="2850">
            <text:p>2850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Point de propreté Demeter - Croix d'Argent</text:p>
          </table:table-cell>
          <table:table-cell office:value-type="string">
            <text:p>K4</text:p>
          </table:table-cell>
          <table:table-cell/>
          <table:table-cell office:value-type="string">
            <text:p>66</text:p>
          </table:table-cell>
          <table:table-cell office:value-type="string">
            <text:p>VIE QUOT.SCE</text:p>
          </table:table-cell>
          <table:table-cell office:value-type="string">
            <text:p>00109400</text:p>
          </table:table-cell>
          <table:table-cell office:value-type="string">
            <text:p>MA</text:p>
          </table:table-cell>
          <table:table-cell office:value-type="string">
            <text:p>340172</text:p>
          </table:table-cell>
          <table:table-cell office:value-type="float" office:value="9500">
            <text:p>9500</text:p>
          </table:table-cell>
          <table:table-cell office:value-type="float" office:value="410">
            <text:p>410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66</text:p>
          </table:table-cell>
          <table:table-cell office:value-type="string">
            <text:p>001094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omplexe sportif Albert Batteux</text:p>
          </table:table-cell>
          <table:table-cell office:value-type="float" office:value="401">
            <text:p>401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lbert Batteux</text:p>
          </table:table-cell>
          <table:table-cell office:value-type="string">
            <text:p>H2</text:p>
          </table:table-cell>
          <table:table-cell/>
          <table:table-cell office:value-type="string">
            <text:p>68</text:p>
          </table:table-cell>
          <table:table-cell office:value-type="string">
            <text:p>EQUIP.SPORT</text:p>
          </table:table-cell>
          <table:table-cell office:value-type="string">
            <text:p>003277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4000">
            <text:p>4000</text:p>
          </table:table-cell>
          <table:table-cell office:value-type="float" office:value="435">
            <text:p>435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68</text:p>
          </table:table-cell>
          <table:table-cell office:value-type="string">
            <text:p>16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Centre Municipal Garosud</text:p>
          </table:table-cell>
          <table:table-cell office:value-type="float" office:value="2514">
            <text:p>2514</text:p>
          </table:table-cell>
          <table:table-cell office:value-type="float" office:value="3490">
            <text:p>349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Municipal Garosud</text:p>
          </table:table-cell>
          <table:table-cell office:value-type="string">
            <text:p>H2</text:p>
          </table:table-cell>
          <table:table-cell office:value-type="string">
            <text:p>I2</text:p>
          </table:table-cell>
          <table:table-cell office:value-type="string">
            <text:p>68</text:p>
          </table:table-cell>
          <table:table-cell office:value-type="string">
            <text:p>VIE QUOT.SCE</text:p>
          </table:table-cell>
          <table:table-cell office:value-type="string">
            <text:p>002316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9900">
            <text:p>9900</text:p>
          </table:table-cell>
          <table:table-cell office:value-type="float" office:value="424">
            <text:p>424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68</text:p>
          </table:table-cell>
          <table:table-cell office:value-type="string">
            <text:p>61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Maison de retraite Petites Soeurs des Pauvres</text:p>
          </table:table-cell>
          <table:table-cell office:value-type="float" office:value="4">
            <text:p>4</text:p>
          </table:table-cell>
          <table:table-cell office:value-type="float" office:value="1324">
            <text:p>1324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Maison de retraite Petites Soeurs des Pauvres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Accueil de jour thérapeutique Alzheimer Ciel Bleu</text:p>
          </table:table-cell>
          <table:table-cell office:value-type="float" office:value="38">
            <text:p>38</text:p>
          </table:table-cell>
          <table:table-cell office:value-type="float" office:value="1347">
            <text:p>134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Accueil de jour thérapeutique Alzheimer Ciel Bleu</text:p>
          </table:table-cell>
          <table:table-cell office:value-type="string">
            <text:p>K11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E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29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E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Résidence Retraite Maisonnée Lavalette</text:p>
          </table:table-cell>
          <table:table-cell office:value-type="float" office:value="50">
            <text:p>50</text:p>
          </table:table-cell>
          <table:table-cell office:value-type="float" office:value="457">
            <text:p>45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Résidence Retraite Maisonnée Lavalette</text:p>
          </table:table-cell>
          <table:table-cell office:value-type="string">
            <text:p>J16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/>
          <table:table-cell office:value-type="string">
            <text:p>Résidence Les Glycines</text:p>
          </table:table-cell>
          <table:table-cell office:value-type="float" office:value="34">
            <text:p>34</text:p>
          </table:table-cell>
          <table:table-cell office:value-type="float" office:value="497">
            <text:p>497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Résidence Les Glycines</text:p>
          </table:table-cell>
          <table:table-cell office:value-type="string">
            <text:p>I10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  <table:table-cell office:value-type="string">
            <text:p>38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Age d'or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Boulodrome Croix d'Argent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Boulodrome Croix d'Argent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64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Multisport les Sabines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Multisport les Sabines</text:p>
          </table:table-cell>
          <table:table-cell office:value-type="string">
            <text:p>J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  <table:table-cell office:value-type="string">
            <text:p>58</text:p>
          </table:table-cell>
          <table:table-cell office:value-type="string">
            <text:p>158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Stad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Alain Colas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Alain Colas</text:p>
          </table:table-cell>
          <table:table-cell office:value-type="string">
            <text:p>J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3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string">
            <text:p>Plateaux Sportifs Voltaire</text:p>
          </table:table-cell>
          <table:table-cell office:value-type="float" office:value="1140">
            <text:p>11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Plateaux Sportifs Voltaire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  <table:table-cell office:value-type="string">
            <text:p>58</text:p>
          </table:table-cell>
          <table:table-cell office:value-type="string">
            <text:p>130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Autres</text:p>
          </table:table-cell>
        </table:table-row>
        <table:table-row table:style-name="ro1">
          <table:table-cell/>
          <table:table-cell office:value-type="string">
            <text:p>Centre T.A.M <text:s/>La jeune Parque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99-10-Centre T.A.M <text:s/>la jeune Parque</text:p>
          </table:table-cell>
          <table:table-cell office:value-type="string">
            <text:p>J3</text:p>
          </table:table-cell>
          <table:table-cell table:number-columns-repeated="2"/>
          <table:table-cell office:value-type="string">
            <text:p>ADM.EQUIP.T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Collectivités territoriales</text:p>
          </table:table-cell>
          <table:table-cell office:value-type="string">
            <text:p>65</text:p>
          </table:table-cell>
          <table:table-cell office:value-type="string">
            <text:p>TA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99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Administrations et organismes divers</text:p>
          </table:table-cell>
          <table:table-cell/>
        </table:table-row>
        <table:table-row table:style-name="ro1">
          <table:table-cell/>
          <table:table-cell office:value-type="string">
            <text:p>Unité de Méthanisation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97-10-Usine Méthanisation</text:p>
          </table:table-cell>
          <table:table-cell office:value-type="string">
            <text:p>I3</text:p>
          </table:table-cell>
          <table:table-cell table:number-columns-repeated="2"/>
          <table:table-cell office:value-type="string">
            <text:p>VIE.QUART.SO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  <table:table-cell office:value-type="string">
            <text:p>65</text:p>
          </table:table-cell>
          <table:table-cell office:value-type="string">
            <text:p>25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97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Vie des quartiers</text:p>
          </table:table-cell>
          <table:table-cell office:value-type="string">
            <text:p>Propreté</text:p>
          </table:table-cell>
        </table:table-row>
        <table:table-row table:style-name="ro1">
          <table:table-cell/>
          <table:table-cell office:value-type="string">
            <text:p>RAM Croix d'Argent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RAM Croix d'Argent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CRECH/HGAR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8</text:p>
          </table:table-cell>
          <table:table-cell office:value-type="string">
            <text:p>TA20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Parc du Mas Nouguier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Parc du Mas Nouguier</text:p>
          </table:table-cell>
          <table:table-cell office:value-type="string">
            <text:p>H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Salle de sports Alain Colas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40-10-Salle de sports Alain Colas</text:p>
          </table:table-cell>
          <table:table-cell office:value-type="string">
            <text:p>J5</text:p>
          </table:table-cell>
          <table:table-cell table:number-columns-repeated="2"/>
          <table:table-cell office:value-type="string">
            <text:p>EQUIP.SPORT</text:p>
          </table:table-cell>
          <table:table-cell/>
          <table:table-cell office:value-type="string">
            <text:p>M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Sport</text:p>
          </table:table-cell>
          <table:table-cell office:value-type="string">
            <text:p>Gymnases</text:p>
          </table:table-cell>
        </table:table-row>
        <table:table-row table:style-name="ro1">
          <table:table-cell/>
          <table:table-cell office:value-type="string">
            <text:p>Réserves Provisoires du Musée Fabre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50-10-Réserves Provisoires du Musée Fabre</text:p>
          </table:table-cell>
          <table:table-cell office:value-type="string">
            <text:p>H2</text:p>
          </table:table-cell>
          <table:table-cell office:value-type="string">
            <text:p>I2</text:p>
          </table:table-cell>
          <table:table-cell/>
          <table:table-cell office:value-type="string">
            <text:p>QUART.CULTUR</text:p>
          </table:table-cell>
          <table:table-cell/>
          <table:table-cell office:value-type="string">
            <text:p>MA</text:p>
          </table:table-cell>
          <table:table-cell office:value-type="string">
            <text:p>340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  <table:table-cell office:value-type="string">
            <text:p>69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MA</text:p>
          </table:table-cell>
          <table:table-cell office:value-type="string">
            <text:p>Culture et loisirs</text:p>
          </table:table-cell>
          <table:table-cell office:value-type="string">
            <text:p>Culture et monuments</text:p>
          </table:table-cell>
        </table:table-row>
        <table:table-row table:style-name="ro1">
          <table:table-cell/>
          <table:table-cell office:value-type="string">
            <text:p>Espace chiens du <text:s/>Mas de Bagnère</text:p>
          </table:table-cell>
          <table:table-cell office:value-type="float" office:value="2284">
            <text:p>2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Espace chiens du <text:s/>Mas de Bagnère</text:p>
          </table:table-cell>
          <table:table-cell office:value-type="string">
            <text:p>H4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64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Crèche associative Les Lilas</text:p>
          </table:table-cell>
          <table:table-cell office:value-type="float" office:value="1397">
            <text:p>1397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Lilas</text:p>
          </table:table-cell>
          <table:table-cell office:value-type="string">
            <text:p>I6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8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Crèche associative Les Petits Bout'Choux</text:p>
          </table:table-cell>
          <table:table-cell office:value-type="float" office:value="3082">
            <text:p>3082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1-10-Crèche associative Les Petits Bout'Choux</text:p>
          </table:table-cell>
          <table:table-cell office:value-type="string">
            <text:p>O11</text:p>
          </table:table-cell>
          <table:table-cell table:number-columns-repeated="2"/>
          <table:table-cell office:value-type="string">
            <text:p>CRECH/HGARD</text:p>
          </table:table-cell>
          <table:table-cell/>
          <table:table-cell office:value-type="string">
            <text:p>P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  <table:table-cell office:value-type="string">
            <text:p>57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Vie des quartiers</text:p>
          </table:table-cell>
          <table:table-cell office:value-type="string">
            <text:p>Petite enfance</text:p>
          </table:table-cell>
        </table:table-row>
        <table:table-row table:style-name="ro1">
          <table:table-cell/>
          <table:table-cell office:value-type="string">
            <text:p>Maison de Quartier Pauline Lafon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0</text:p>
          </table:table-cell>
          <table:table-cell office:value-type="string">
            <text:p>10-10-Maison de Quartier Pauline Lafont</text:p>
          </table:table-cell>
          <table:table-cell office:value-type="string">
            <text:p>I5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e des quartiers</text:p>
          </table:table-cell>
          <table:table-cell office:value-type="string">
            <text:p>MPT</text:p>
          </table:table-cell>
          <table:table-cell office:value-type="string">
            <text:p>58</text:p>
          </table:table-cell>
          <table:table-cell office:value-type="string">
            <text:p>170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Vie des quartiers</text:p>
          </table:table-cell>
          <table:table-cell/>
        </table:table-row>
        <table:table-row table:style-name="ro1">
          <table:table-cell office:value-type="string">
            <text:p>0</text:p>
          </table:table-cell>
          <table:table-cell office:value-type="string">
            <text:p>Berges de la Mosson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Berges de la Mosson</text:p>
          </table:table-cell>
          <table:table-cell office:value-type="string">
            <text:p>A14</text:p>
          </table:table-cell>
          <table:table-cell/>
          <table:table-cell office:value-type="string">
            <text:p>14</text:p>
          </table:table-cell>
          <table:table-cell office:value-type="string">
            <text:p>PARCS/JARDIN</text:p>
          </table:table-cell>
          <table:table-cell office:value-type="string">
            <text:p>00209900</text:p>
          </table:table-cell>
          <table:table-cell office:value-type="string">
            <text:p>M</text:p>
          </table:table-cell>
          <table:table-cell office:value-type="string">
            <text:p>340172</text:p>
          </table:table-cell>
          <table:table-cell office:value-type="float" office:value="6000">
            <text:p>6000</text:p>
          </table:table-cell>
          <table:table-cell office:value-type="float" office:value="112">
            <text:p>112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14</text:p>
          </table:table-cell>
          <table:table-cell office:value-type="string">
            <text:p>2099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Miroir d'eau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60-10-Miroir d'eau</text:p>
          </table:table-cell>
          <table:table-cell office:value-type="string">
            <text:p>O8</text:p>
          </table:table-cell>
          <table:table-cell table:number-columns-repeated="2"/>
          <table:table-cell office:value-type="string">
            <text:p>PARCS/JARDIN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ulture et loisirs</text:p>
          </table:table-cell>
          <table:table-cell office:value-type="string">
            <text:p>Parcs et jardin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Culture et loisirs</text:p>
          </table:table-cell>
          <table:table-cell/>
        </table:table-row>
        <table:table-row table:style-name="ro1">
          <table:table-cell/>
          <table:table-cell office:value-type="string">
            <text:p>Ecole maternelle Chengdu</text:p>
          </table:table-cell>
          <table:table-cell office:value-type="float" office:value="3352">
            <text:p>33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22-10-Ecole maternelle Chengdu</text:p>
          </table:table-cell>
          <table:table-cell office:value-type="string">
            <text:p>O7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préélementaire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/>
        </table:table-row>
        <table:table-row table:style-name="ro1">
          <table:table-cell/>
          <table:table-cell office:value-type="string">
            <text:p>Ecole élémentaire Chengdu</text:p>
          </table:table-cell>
          <table:table-cell office:value-type="float" office:value="3352">
            <text:p>33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2-20-Ecole élémentaire Chengdu</text:p>
          </table:table-cell>
          <table:table-cell office:value-type="string">
            <text:p>O7</text:p>
          </table:table-cell>
          <table:table-cell table:number-columns-repeated="2"/>
          <table:table-cell office:value-type="string">
            <text:p>ECOLES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  <table:table-cell office:value-type="string">
            <text:p>5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Enseignement</text:p>
          </table:table-cell>
          <table:table-cell office:value-type="string">
            <text:p>Ecoles élémentaires</text:p>
          </table:table-cell>
        </table:table-row>
        <table:table-row table:style-name="ro1">
          <table:table-cell/>
          <table:table-cell office:value-type="string">
            <text:p>E.H.P.A.D les Glycines</text:p>
          </table:table-cell>
          <table:table-cell office:value-type="float" office:value="803">
            <text:p>803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80-20-E.H.P.A.D les Glycines</text:p>
          </table:table-cell>
          <table:table-cell office:value-type="string">
            <text:p>K8</text:p>
          </table:table-cell>
          <table:table-cell table:number-columns-repeated="2"/>
          <table:table-cell office:value-type="string">
            <text:p>SOLIDARITE</text:p>
          </table:table-cell>
          <table:table-cell/>
          <table:table-cell office:value-type="string">
            <text:p>M</text:p>
          </table:table-cell>
          <table:table-cell office:value-type="string">
            <text:p>34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  <table:table-cell office:value-type="string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string">
            <text:p>80</text:p>
          </table:table-cell>
          <table:table-cell office:value-type="string">
            <text:p>20</text:p>
          </table:table-cell>
          <table:table-cell office:value-type="string">
            <text:p>M</text:p>
          </table:table-cell>
          <table:table-cell office:value-type="string">
            <text:p>Administrations et organismes divers</text:p>
          </table:table-cell>
          <table:table-cell office:value-type="string">
            <text:p>Sant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/11/2013</text:date>, <text:time>14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427" meta:object-count="0"/>
    <meta:generator>OpenOffice/4.0.1$Win32 OpenOffice.org_project/401m5$Build-9714</meta:generator>
  </office:meta>
</office:document-meta>
</file>